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479061" officeooo:paragraph-rsid="00623050"/>
    </style:style>
    <style:style style:name="P2" style:family="paragraph" style:parent-style-name="Standard">
      <style:text-properties officeooo:rsid="004ce5f5" officeooo:paragraph-rsid="00623050"/>
    </style:style>
    <style:style style:name="P3" style:family="paragraph" style:parent-style-name="Standard">
      <style:text-properties officeooo:rsid="004ce5f5" officeooo:paragraph-rsid="0119cb83"/>
    </style:style>
    <style:style style:name="P4" style:family="paragraph" style:parent-style-name="Standard">
      <style:text-properties style:font-name="Times New Roman1" fo:font-size="12pt" officeooo:rsid="001eb23e" officeooo:paragraph-rsid="001eb23e" style:font-size-asian="12pt" style:font-size-complex="12pt"/>
    </style:style>
    <style:style style:name="P5" style:family="paragraph" style:parent-style-name="Standard">
      <style:text-properties style:font-name="Times New Roman1" fo:font-size="12pt" officeooo:rsid="001eb23e" officeooo:paragraph-rsid="005b10b2" style:font-size-asian="12pt" style:font-size-complex="12pt"/>
    </style:style>
    <style:style style:name="P6" style:family="paragraph" style:parent-style-name="Standard">
      <style:text-properties style:font-name="Times New Roman1" fo:font-size="12pt" officeooo:rsid="0045b03f" officeooo:paragraph-rsid="00623050" style:font-size-asian="12pt" style:font-size-complex="12pt"/>
    </style:style>
    <style:style style:name="P7" style:family="paragraph" style:parent-style-name="Standard">
      <style:text-properties style:font-name="Times New Roman1" fo:font-size="12pt" officeooo:rsid="00479061" officeooo:paragraph-rsid="00623050" style:font-size-asian="12pt" style:font-size-complex="12pt"/>
    </style:style>
    <style:style style:name="P8" style:family="paragraph" style:parent-style-name="Standard">
      <style:text-properties style:font-name="Times New Roman1" fo:font-size="12pt" officeooo:rsid="00479061" officeooo:paragraph-rsid="0119cb83" style:font-size-asian="12pt" style:font-size-complex="12pt"/>
    </style:style>
    <style:style style:name="P9" style:family="paragraph" style:parent-style-name="Standard">
      <style:text-properties style:font-name="Times New Roman1" fo:font-size="12pt" officeooo:rsid="004bf303" officeooo:paragraph-rsid="00623050" style:font-size-asian="12pt" style:font-size-complex="12pt"/>
    </style:style>
    <style:style style:name="P10" style:family="paragraph" style:parent-style-name="Standard">
      <style:text-properties style:font-name="Times New Roman1" fo:font-size="12pt" officeooo:rsid="004d0860" officeooo:paragraph-rsid="00623050" style:font-size-asian="12pt" style:font-size-complex="12pt"/>
    </style:style>
    <style:style style:name="P11" style:family="paragraph" style:parent-style-name="Standard">
      <style:text-properties style:font-name="Times New Roman1" fo:font-size="12pt" officeooo:rsid="004ef7bc" officeooo:paragraph-rsid="00623050" style:font-size-asian="12pt" style:font-size-complex="12pt"/>
    </style:style>
    <style:style style:name="P12" style:family="paragraph" style:parent-style-name="Standard">
      <style:text-properties style:font-name="Times New Roman1" fo:font-size="12pt" officeooo:rsid="004ffcf2" officeooo:paragraph-rsid="00623050" style:font-size-asian="12pt" style:font-size-complex="12pt"/>
    </style:style>
    <style:style style:name="P13" style:family="paragraph" style:parent-style-name="Standard">
      <style:text-properties style:font-name="Times New Roman1" fo:font-size="12pt" officeooo:rsid="005267fb" officeooo:paragraph-rsid="00623050" style:font-size-asian="12pt" style:font-size-complex="12pt"/>
    </style:style>
    <style:style style:name="P14" style:family="paragraph" style:parent-style-name="Standard">
      <style:text-properties style:font-name="Times New Roman1" fo:font-size="12pt" officeooo:rsid="0053833f" officeooo:paragraph-rsid="00623050" style:font-size-asian="12pt" style:font-size-complex="12pt"/>
    </style:style>
    <style:style style:name="P15" style:family="paragraph" style:parent-style-name="Standard">
      <style:text-properties style:font-name="Times New Roman1" fo:font-size="12pt" officeooo:rsid="005504e0" officeooo:paragraph-rsid="00623050" style:font-size-asian="12pt" style:font-size-complex="12pt"/>
    </style:style>
    <style:style style:name="P16" style:family="paragraph" style:parent-style-name="Standard">
      <style:text-properties style:font-name="Times New Roman1" fo:font-size="12pt" officeooo:rsid="0056a0a8" officeooo:paragraph-rsid="00623050" style:font-size-asian="12pt" style:font-size-complex="12pt"/>
    </style:style>
    <style:style style:name="P17" style:family="paragraph" style:parent-style-name="Standard">
      <style:text-properties style:font-name="Times New Roman1" fo:font-size="12pt" officeooo:rsid="00579db8" officeooo:paragraph-rsid="00623050" style:font-size-asian="12pt" style:font-size-complex="12pt"/>
    </style:style>
    <style:style style:name="P18" style:family="paragraph" style:parent-style-name="Standard">
      <style:text-properties style:font-name="Times New Roman1" fo:font-size="12pt" officeooo:rsid="005aee5a" officeooo:paragraph-rsid="00623050" style:font-size-asian="12pt" style:font-size-complex="12pt"/>
    </style:style>
    <style:style style:name="P19" style:family="paragraph" style:parent-style-name="Standard">
      <style:text-properties style:font-name="Times New Roman1" fo:font-size="12pt" officeooo:rsid="0020566c" officeooo:paragraph-rsid="0020566c" style:font-size-asian="12pt" style:font-size-complex="12pt"/>
    </style:style>
    <style:style style:name="P20" style:family="paragraph" style:parent-style-name="Standard">
      <style:text-properties style:font-name="Times New Roman1" fo:font-size="12pt" officeooo:rsid="00214bae" officeooo:paragraph-rsid="00214bae" style:font-size-asian="12pt" style:font-size-complex="12pt"/>
    </style:style>
    <style:style style:name="P21" style:family="paragraph" style:parent-style-name="Standard">
      <style:text-properties style:font-name="Times New Roman1" fo:font-size="12pt" officeooo:rsid="002640ef" officeooo:paragraph-rsid="002640ef" style:font-size-asian="12pt" style:font-size-complex="12pt"/>
    </style:style>
    <style:style style:name="P22" style:family="paragraph" style:parent-style-name="Standard">
      <style:text-properties style:font-name="Times New Roman1" fo:font-size="12pt" officeooo:rsid="003ca01a" officeooo:paragraph-rsid="003ca01a" style:font-size-asian="12pt" style:font-size-complex="12pt"/>
    </style:style>
    <style:style style:name="P23" style:family="paragraph" style:parent-style-name="Standard">
      <style:text-properties style:font-name="Times New Roman1" fo:font-size="12pt" officeooo:rsid="003d502b" officeooo:paragraph-rsid="003d502b" style:font-size-asian="12pt" style:font-size-complex="12pt"/>
    </style:style>
    <style:style style:name="P24" style:family="paragraph" style:parent-style-name="Standard">
      <style:text-properties style:font-name="Times New Roman1" fo:font-size="12pt" officeooo:rsid="003d5d1c" officeooo:paragraph-rsid="003d5d1c" style:font-size-asian="12pt" style:font-size-complex="12pt"/>
    </style:style>
    <style:style style:name="P25" style:family="paragraph" style:parent-style-name="Standard">
      <style:text-properties style:font-name="Times New Roman1" fo:font-size="12pt" officeooo:paragraph-rsid="00623050" style:font-size-asian="12pt" style:font-size-complex="12pt"/>
    </style:style>
    <style:style style:name="P26" style:family="paragraph" style:parent-style-name="Standard">
      <style:text-properties style:font-name="Times New Roman1" fo:font-size="12pt" officeooo:rsid="0063d4c1" officeooo:paragraph-rsid="0063d4c1" style:font-size-asian="12pt" style:font-size-complex="12pt"/>
    </style:style>
    <style:style style:name="P27" style:family="paragraph" style:parent-style-name="Standard">
      <style:text-properties style:font-name="Times New Roman1" fo:font-size="12pt" officeooo:rsid="0070727c" officeooo:paragraph-rsid="0070727c" style:font-size-asian="12pt" style:font-size-complex="12pt"/>
    </style:style>
    <style:style style:name="P28" style:family="paragraph" style:parent-style-name="Standard">
      <style:text-properties style:font-name="Times New Roman1" fo:font-size="12pt" officeooo:rsid="0091b2e6" officeooo:paragraph-rsid="0091b2e6" style:font-size-asian="12pt" style:font-size-complex="12pt"/>
    </style:style>
    <style:style style:name="P29" style:family="paragraph" style:parent-style-name="Standard">
      <style:text-properties style:font-name="Times New Roman1" fo:font-size="12pt" officeooo:rsid="0092b77b" officeooo:paragraph-rsid="0092b77b" style:font-size-asian="12pt" style:font-size-complex="12pt"/>
    </style:style>
    <style:style style:name="P30" style:family="paragraph" style:parent-style-name="Standard">
      <style:text-properties style:font-name="Times New Roman1" fo:font-size="12pt" officeooo:rsid="0093f692" officeooo:paragraph-rsid="0093f692" style:font-size-asian="12pt" style:font-size-complex="12pt"/>
    </style:style>
    <style:style style:name="P31" style:family="paragraph" style:parent-style-name="Standard">
      <style:text-properties style:font-name="Times New Roman1" fo:font-size="12pt" officeooo:rsid="0093fa0c" officeooo:paragraph-rsid="0093fa0c" style:font-size-asian="12pt" style:font-size-complex="12pt"/>
    </style:style>
    <style:style style:name="P32" style:family="paragraph" style:parent-style-name="Standard">
      <style:text-properties officeooo:paragraph-rsid="00623050"/>
    </style:style>
    <style:style style:name="P33" style:family="paragraph" style:parent-style-name="Standard">
      <style:text-properties fo:font-size="12pt" officeooo:paragraph-rsid="00623050" style:font-size-asian="12pt" style:font-size-complex="12pt"/>
    </style:style>
    <style:style style:name="P34" style:family="paragraph" style:parent-style-name="Standard">
      <style:text-properties fo:font-size="12pt" officeooo:rsid="005cbc4d" officeooo:paragraph-rsid="00623050" style:font-size-asian="12pt" style:font-size-complex="12pt"/>
    </style:style>
    <style:style style:name="P35" style:family="paragraph" style:parent-style-name="Standard">
      <style:text-properties fo:font-size="12pt" officeooo:rsid="005cbc4d" officeooo:paragraph-rsid="0091b2e6" style:font-size-asian="12pt" style:font-size-complex="12pt"/>
    </style:style>
    <style:style style:name="P36" style:family="paragraph" style:parent-style-name="Standard">
      <style:text-properties fo:font-size="12pt" officeooo:rsid="005cbc4d" officeooo:paragraph-rsid="011be509" style:font-size-asian="12pt" style:font-size-complex="12pt"/>
    </style:style>
    <style:style style:name="P37" style:family="paragraph" style:parent-style-name="Standard">
      <style:text-properties fo:font-size="12pt" officeooo:rsid="005ce97b" officeooo:paragraph-rsid="00623050" style:font-size-asian="12pt" style:font-size-complex="12pt"/>
    </style:style>
    <style:style style:name="P38" style:family="paragraph" style:parent-style-name="Standard">
      <style:text-properties fo:font-size="12pt" officeooo:rsid="005ce97b" officeooo:paragraph-rsid="0091b2e6" style:font-size-asian="12pt" style:font-size-complex="12pt"/>
    </style:style>
    <style:style style:name="P39" style:family="paragraph" style:parent-style-name="Standard">
      <style:text-properties fo:font-size="12pt" officeooo:rsid="005e46ce" officeooo:paragraph-rsid="00623050" style:font-size-asian="12pt" style:font-size-complex="12pt"/>
    </style:style>
    <style:style style:name="P40" style:family="paragraph" style:parent-style-name="Standard">
      <style:text-properties fo:font-size="12pt" officeooo:rsid="00603707" officeooo:paragraph-rsid="00623050" style:font-size-asian="12pt" style:font-size-complex="12pt"/>
    </style:style>
    <style:style style:name="P41" style:family="paragraph" style:parent-style-name="Standard">
      <style:text-properties fo:font-size="12pt" officeooo:paragraph-rsid="006ae72b" style:font-size-asian="12pt" style:font-size-complex="12pt"/>
    </style:style>
    <style:style style:name="P42" style:family="paragraph" style:parent-style-name="Standard">
      <style:text-properties fo:font-size="12pt" officeooo:rsid="0076828c" officeooo:paragraph-rsid="0076828c" style:font-size-asian="12pt" style:font-size-complex="12pt"/>
    </style:style>
    <style:style style:name="P43" style:family="paragraph" style:parent-style-name="Standard">
      <style:text-properties fo:font-size="12pt" officeooo:rsid="007a7eba" officeooo:paragraph-rsid="007a7eba" style:font-size-asian="12pt" style:font-size-complex="12pt"/>
    </style:style>
    <style:style style:name="P44" style:family="paragraph" style:parent-style-name="Standard">
      <style:text-properties fo:font-size="12pt" officeooo:rsid="0088b695" officeooo:paragraph-rsid="0088b695" style:font-size-asian="12pt" style:font-size-complex="12pt"/>
    </style:style>
    <style:style style:name="P45" style:family="paragraph" style:parent-style-name="Standard">
      <style:text-properties fo:font-size="12pt" officeooo:rsid="0089ba48" officeooo:paragraph-rsid="0089ba48" style:font-size-asian="12pt" style:font-size-complex="12pt"/>
    </style:style>
    <style:style style:name="P46" style:family="paragraph" style:parent-style-name="Standard">
      <style:text-properties fo:font-size="12pt" officeooo:rsid="008b2cb1" officeooo:paragraph-rsid="008b2cb1" style:font-size-asian="12pt" style:font-size-complex="12pt"/>
    </style:style>
    <style:style style:name="P47" style:family="paragraph" style:parent-style-name="Standard">
      <style:text-properties fo:font-size="12pt" officeooo:rsid="008c101d" officeooo:paragraph-rsid="008c101d" style:font-size-asian="12pt" style:font-size-complex="12pt"/>
    </style:style>
    <style:style style:name="P48" style:family="paragraph" style:parent-style-name="Standard">
      <style:text-properties fo:font-size="12pt" officeooo:rsid="008fb5c3" officeooo:paragraph-rsid="008fb5c3" style:font-size-asian="12pt" style:font-size-complex="12pt"/>
    </style:style>
    <style:style style:name="P49" style:family="paragraph" style:parent-style-name="Standard">
      <style:text-properties fo:font-size="12pt" officeooo:rsid="0091b2e6" officeooo:paragraph-rsid="0091b2e6" style:font-size-asian="12pt" style:font-size-complex="12pt"/>
    </style:style>
    <style:style style:name="P50" style:family="paragraph" style:parent-style-name="Standard">
      <style:text-properties fo:font-size="12pt" officeooo:paragraph-rsid="0091b2e6" style:font-size-asian="12pt" style:font-size-complex="12pt"/>
    </style:style>
    <style:style style:name="P51" style:family="paragraph" style:parent-style-name="Standard">
      <style:text-properties fo:font-size="12pt" officeooo:rsid="009247b8" officeooo:paragraph-rsid="009247b8" style:font-size-asian="12pt" style:font-size-complex="12pt"/>
    </style:style>
    <style:style style:name="P52" style:family="paragraph" style:parent-style-name="Standard">
      <style:text-properties fo:font-size="12pt" officeooo:rsid="00942b39" officeooo:paragraph-rsid="00942b39" style:font-size-asian="12pt" style:font-size-complex="12pt"/>
    </style:style>
    <style:style style:name="P53" style:family="paragraph" style:parent-style-name="Standard">
      <style:text-properties fo:font-size="12pt" officeooo:rsid="009625f5" officeooo:paragraph-rsid="009625f5" style:font-size-asian="12pt" style:font-size-complex="12pt"/>
    </style:style>
    <style:style style:name="P54" style:family="paragraph" style:parent-style-name="Standard">
      <style:text-properties fo:font-size="12pt" officeooo:rsid="00979e51" officeooo:paragraph-rsid="00979e51" style:font-size-asian="12pt" style:font-size-complex="12pt"/>
    </style:style>
    <style:style style:name="P55" style:family="paragraph" style:parent-style-name="Standard">
      <style:text-properties fo:font-size="12pt" officeooo:rsid="00989a20" officeooo:paragraph-rsid="00989a20" style:font-size-asian="12pt" style:font-size-complex="12pt"/>
    </style:style>
    <style:style style:name="P56" style:family="paragraph" style:parent-style-name="Standard">
      <style:text-properties fo:font-size="12pt" officeooo:rsid="00989a20" officeooo:paragraph-rsid="00ba970f" style:font-size-asian="12pt" style:font-size-complex="12pt"/>
    </style:style>
    <style:style style:name="P57" style:family="paragraph" style:parent-style-name="Standard">
      <style:text-properties fo:font-size="12pt" officeooo:rsid="009a88c7" officeooo:paragraph-rsid="009a88c7" style:font-size-asian="12pt" style:font-size-complex="12pt"/>
    </style:style>
    <style:style style:name="P58" style:family="paragraph" style:parent-style-name="Standard">
      <style:text-properties fo:font-size="12pt" officeooo:rsid="009b2a5f" officeooo:paragraph-rsid="009b2a5f" style:font-size-asian="12pt" style:font-size-complex="12pt"/>
    </style:style>
    <style:style style:name="P59" style:family="paragraph" style:parent-style-name="Standard">
      <style:text-properties fo:font-size="12pt" officeooo:paragraph-rsid="009d0cd0" style:font-size-asian="12pt" style:font-size-complex="12pt"/>
    </style:style>
    <style:style style:name="P60" style:family="paragraph" style:parent-style-name="Standard">
      <style:text-properties fo:font-size="12pt" officeooo:rsid="009d5283" officeooo:paragraph-rsid="009d5283" style:font-size-asian="12pt" style:font-size-complex="12pt"/>
    </style:style>
    <style:style style:name="P61" style:family="paragraph" style:parent-style-name="Standard">
      <style:text-properties fo:font-size="12pt" officeooo:rsid="009fe765" officeooo:paragraph-rsid="009fe765" style:font-size-asian="12pt" style:font-size-complex="12pt"/>
    </style:style>
    <style:style style:name="P62" style:family="paragraph" style:parent-style-name="Standard">
      <style:text-properties fo:font-size="12pt" officeooo:rsid="00a14587" officeooo:paragraph-rsid="00a14587" style:font-size-asian="12pt" style:font-size-complex="12pt"/>
    </style:style>
    <style:style style:name="P63" style:family="paragraph" style:parent-style-name="Standard">
      <style:text-properties fo:font-size="12pt" officeooo:rsid="00a5203e" officeooo:paragraph-rsid="00a5203e" style:font-size-asian="12pt" style:font-size-complex="12pt"/>
    </style:style>
    <style:style style:name="P64" style:family="paragraph" style:parent-style-name="Standard">
      <style:text-properties fo:font-size="12pt" officeooo:paragraph-rsid="00a66672" style:font-size-asian="12pt" style:font-size-complex="12pt"/>
    </style:style>
    <style:style style:name="P65" style:family="paragraph" style:parent-style-name="Standard">
      <style:text-properties fo:font-size="12pt" officeooo:rsid="00a6962c" officeooo:paragraph-rsid="00a6962c" style:font-size-asian="12pt" style:font-size-complex="12pt"/>
    </style:style>
    <style:style style:name="P66" style:family="paragraph" style:parent-style-name="Standard">
      <style:text-properties fo:font-size="12pt" officeooo:rsid="00a80b3b" officeooo:paragraph-rsid="00a80b3b" style:font-size-asian="12pt" style:font-size-complex="12pt"/>
    </style:style>
    <style:style style:name="P67" style:family="paragraph" style:parent-style-name="Standard">
      <style:text-properties fo:font-size="12pt" officeooo:rsid="00a93d60" officeooo:paragraph-rsid="00a93d60" style:font-size-asian="12pt" style:font-size-complex="12pt"/>
    </style:style>
    <style:style style:name="P68" style:family="paragraph" style:parent-style-name="Standard">
      <style:text-properties fo:font-size="12pt" officeooo:rsid="00a97aee" officeooo:paragraph-rsid="00a97aee" style:font-size-asian="12pt" style:font-size-complex="12pt"/>
    </style:style>
    <style:style style:name="P69" style:family="paragraph" style:parent-style-name="Standard">
      <style:text-properties fo:font-size="12pt" officeooo:rsid="00ab1654" officeooo:paragraph-rsid="00ab1654" style:font-size-asian="12pt" style:font-size-complex="12pt"/>
    </style:style>
    <style:style style:name="P70" style:family="paragraph" style:parent-style-name="Standard">
      <style:text-properties fo:font-size="12pt" officeooo:rsid="00aca99e" officeooo:paragraph-rsid="00aca99e" style:font-size-asian="12pt" style:font-size-complex="12pt"/>
    </style:style>
    <style:style style:name="P71" style:family="paragraph" style:parent-style-name="Standard">
      <style:text-properties fo:font-size="12pt" officeooo:rsid="00ae951f" officeooo:paragraph-rsid="00ae951f" style:font-size-asian="12pt" style:font-size-complex="12pt"/>
    </style:style>
    <style:style style:name="P72" style:family="paragraph" style:parent-style-name="Standard">
      <style:text-properties fo:font-size="12pt" officeooo:rsid="00af278c" officeooo:paragraph-rsid="00af278c" style:font-size-asian="12pt" style:font-size-complex="12pt"/>
    </style:style>
    <style:style style:name="P73" style:family="paragraph" style:parent-style-name="Standard">
      <style:text-properties fo:font-size="12pt" officeooo:rsid="00b1023c" officeooo:paragraph-rsid="00b1023c" style:font-size-asian="12pt" style:font-size-complex="12pt"/>
    </style:style>
    <style:style style:name="P74" style:family="paragraph" style:parent-style-name="Standard">
      <style:text-properties fo:font-size="12pt" officeooo:rsid="00ba970f" officeooo:paragraph-rsid="00ba970f" style:font-size-asian="12pt" style:font-size-complex="12pt"/>
    </style:style>
    <style:style style:name="P75" style:family="paragraph" style:parent-style-name="Standard">
      <style:text-properties fo:font-size="12pt" officeooo:rsid="00ba9e4e" officeooo:paragraph-rsid="00ba9e4e" style:font-size-asian="12pt" style:font-size-complex="12pt"/>
    </style:style>
    <style:style style:name="P76" style:family="paragraph" style:parent-style-name="Standard">
      <style:text-properties fo:font-size="12pt" officeooo:rsid="00be42b8" officeooo:paragraph-rsid="00be42b8" style:font-size-asian="12pt" style:font-size-complex="12pt"/>
    </style:style>
    <style:style style:name="P77" style:family="paragraph" style:parent-style-name="Standard">
      <style:text-properties fo:font-size="12pt" officeooo:rsid="00fa08c5" officeooo:paragraph-rsid="00fa08c5" style:font-size-asian="12pt" style:font-size-complex="12pt"/>
    </style:style>
    <style:style style:name="P78" style:family="paragraph" style:parent-style-name="Standard">
      <style:text-properties fo:font-size="12pt" officeooo:rsid="00fc6684" officeooo:paragraph-rsid="00fc6684" style:font-size-asian="12pt" style:font-size-complex="12pt"/>
    </style:style>
    <style:style style:name="P79" style:family="paragraph" style:parent-style-name="Standard">
      <style:text-properties fo:font-size="12pt" officeooo:rsid="00fd6922" officeooo:paragraph-rsid="00fd6922" style:font-size-asian="12pt" style:font-size-complex="12pt"/>
    </style:style>
    <style:style style:name="P80" style:family="paragraph" style:parent-style-name="Standard">
      <style:text-properties fo:font-size="12pt" officeooo:rsid="00fdff42" officeooo:paragraph-rsid="00fdff42" style:font-size-asian="12pt" style:font-size-complex="12pt"/>
    </style:style>
    <style:style style:name="P81" style:family="paragraph" style:parent-style-name="Standard">
      <style:text-properties fo:font-size="12pt" officeooo:rsid="00ff8171" officeooo:paragraph-rsid="00ff8171" style:font-size-asian="12pt" style:font-size-complex="12pt"/>
    </style:style>
    <style:style style:name="P82" style:family="paragraph" style:parent-style-name="Standard">
      <style:text-properties fo:font-size="12pt" officeooo:rsid="01013c37" officeooo:paragraph-rsid="01013c37" style:font-size-asian="12pt" style:font-size-complex="12pt"/>
    </style:style>
    <style:style style:name="P83" style:family="paragraph" style:parent-style-name="Standard">
      <style:text-properties fo:font-size="12pt" officeooo:rsid="01014ccf" officeooo:paragraph-rsid="01014ccf" style:font-size-asian="12pt" style:font-size-complex="12pt"/>
    </style:style>
    <style:style style:name="P84" style:family="paragraph" style:parent-style-name="Standard">
      <style:text-properties fo:font-size="12pt" officeooo:rsid="01018388" officeooo:paragraph-rsid="01018388" style:font-size-asian="12pt" style:font-size-complex="12pt"/>
    </style:style>
    <style:style style:name="P85" style:family="paragraph" style:parent-style-name="Standard">
      <style:text-properties fo:font-size="12pt" officeooo:rsid="0101d78b" officeooo:paragraph-rsid="0101d78b" style:font-size-asian="12pt" style:font-size-complex="12pt"/>
    </style:style>
    <style:style style:name="P86" style:family="paragraph" style:parent-style-name="Standard">
      <style:text-properties fo:font-size="12pt" officeooo:rsid="0102bed7" officeooo:paragraph-rsid="0102bed7" style:font-size-asian="12pt" style:font-size-complex="12pt"/>
    </style:style>
    <style:style style:name="P87" style:family="paragraph" style:parent-style-name="Standard">
      <style:text-properties fo:font-size="12pt" officeooo:rsid="0102bed7" officeooo:paragraph-rsid="011be509" style:font-size-asian="12pt" style:font-size-complex="12pt"/>
    </style:style>
    <style:style style:name="P88" style:family="paragraph" style:parent-style-name="Standard">
      <style:text-properties fo:font-size="12pt" officeooo:rsid="01084e53" officeooo:paragraph-rsid="01084e53" style:font-size-asian="12pt" style:font-size-complex="12pt"/>
    </style:style>
    <style:style style:name="P89" style:family="paragraph" style:parent-style-name="Standard">
      <style:text-properties fo:font-size="12pt" officeooo:rsid="0104c15f" officeooo:paragraph-rsid="0104c15f" style:font-size-asian="12pt" style:font-size-complex="12pt"/>
    </style:style>
    <style:style style:name="P90" style:family="paragraph" style:parent-style-name="Standard">
      <style:text-properties fo:font-size="12pt" officeooo:rsid="0108b692" officeooo:paragraph-rsid="0108b692" style:font-size-asian="12pt" style:font-size-complex="12pt"/>
    </style:style>
    <style:style style:name="P91" style:family="paragraph" style:parent-style-name="Standard">
      <style:text-properties fo:font-size="12pt" officeooo:rsid="010a6e4c" officeooo:paragraph-rsid="010a6e4c" style:font-size-asian="12pt" style:font-size-complex="12pt"/>
    </style:style>
    <style:style style:name="P92" style:family="paragraph" style:parent-style-name="Standard">
      <style:text-properties fo:font-size="12pt" officeooo:rsid="010c2917" officeooo:paragraph-rsid="010c2917" style:font-size-asian="12pt" style:font-size-complex="12pt"/>
    </style:style>
    <style:style style:name="P93" style:family="paragraph" style:parent-style-name="Standard">
      <style:text-properties fo:font-size="12pt" officeooo:rsid="010e040c" officeooo:paragraph-rsid="010e040c" style:font-size-asian="12pt" style:font-size-complex="12pt"/>
    </style:style>
    <style:style style:name="P94" style:family="paragraph" style:parent-style-name="Standard">
      <style:text-properties fo:font-size="12pt" officeooo:rsid="010f2693" officeooo:paragraph-rsid="010f2693" style:font-size-asian="12pt" style:font-size-complex="12pt"/>
    </style:style>
    <style:style style:name="P95" style:family="paragraph" style:parent-style-name="Standard">
      <style:text-properties fo:font-size="12pt" officeooo:rsid="0119cb83" officeooo:paragraph-rsid="0119cb83" style:font-size-asian="12pt" style:font-size-complex="12pt"/>
    </style:style>
    <style:style style:name="P96" style:family="paragraph" style:parent-style-name="Standard">
      <style:text-properties fo:font-size="12pt" officeooo:rsid="0119e67a" officeooo:paragraph-rsid="0119e67a" style:font-size-asian="12pt" style:font-size-complex="12pt"/>
    </style:style>
    <style:style style:name="P97" style:family="paragraph" style:parent-style-name="Standard">
      <style:text-properties fo:font-size="12pt" officeooo:rsid="011be509" officeooo:paragraph-rsid="011be509" style:font-size-asian="12pt" style:font-size-complex="12pt"/>
    </style:style>
    <style:style style:name="P98" style:family="paragraph" style:parent-style-name="Standard">
      <style:text-properties fo:font-size="12pt" officeooo:rsid="011d5cf0" officeooo:paragraph-rsid="011d5cf0" style:font-size-asian="12pt" style:font-size-complex="12pt"/>
    </style:style>
    <style:style style:name="P99" style:family="paragraph" style:parent-style-name="Standard">
      <style:text-properties fo:font-size="12pt" officeooo:rsid="011f43fa" officeooo:paragraph-rsid="011f43fa" style:font-size-asian="12pt" style:font-size-complex="12pt"/>
    </style:style>
    <style:style style:name="P100" style:family="paragraph" style:parent-style-name="Standard">
      <style:text-properties fo:font-size="12pt" officeooo:rsid="012b1192" officeooo:paragraph-rsid="012b1192" style:font-size-asian="12pt" style:font-size-complex="12pt"/>
    </style:style>
    <style:style style:name="P101" style:family="paragraph" style:parent-style-name="Standard">
      <style:text-properties fo:font-size="12pt" style:text-underline-style="none" officeooo:rsid="00af278c" officeooo:paragraph-rsid="00af278c" style:font-size-asian="12pt" style:font-size-complex="12pt"/>
    </style:style>
    <style:style style:name="P102" style:family="paragraph" style:parent-style-name="Standard">
      <style:text-properties fo:font-size="12pt" style:text-underline-style="none" officeooo:rsid="00b009f5" officeooo:paragraph-rsid="00b009f5" style:font-size-asian="12pt" style:font-size-complex="12pt"/>
    </style:style>
    <style:style style:name="P103" style:family="paragraph" style:parent-style-name="Standard">
      <style:text-properties fo:font-size="12pt" style:text-underline-style="none" officeooo:rsid="00b876f3" officeooo:paragraph-rsid="00b876f3" style:font-size-asian="12pt" style:font-size-complex="12pt"/>
    </style:style>
    <style:style style:name="P104" style:family="paragraph" style:parent-style-name="Standard">
      <style:text-properties fo:font-size="12pt" style:text-underline-style="none" officeooo:rsid="00b9f991" officeooo:paragraph-rsid="00b9f991" style:font-size-asian="12pt" style:font-size-complex="12pt"/>
    </style:style>
    <style:style style:name="P105" style:family="paragraph" style:parent-style-name="Standard">
      <style:text-properties fo:font-size="12pt" style:text-underline-style="none" officeooo:rsid="00ba970f" officeooo:paragraph-rsid="00ba970f" style:font-size-asian="12pt" style:font-size-complex="12pt"/>
    </style:style>
    <style:style style:name="P106" style:family="paragraph" style:parent-style-name="Standard">
      <style:text-properties fo:font-size="12pt" officeooo:paragraph-rsid="010e040c"/>
    </style:style>
    <style:style style:name="P107" style:family="paragraph" style:parent-style-name="Standard">
      <style:text-properties officeooo:paragraph-rsid="0091b2e6"/>
    </style:style>
    <style:style style:name="P108" style:family="paragraph" style:parent-style-name="Standard">
      <style:text-properties officeooo:rsid="009625f5" officeooo:paragraph-rsid="009625f5"/>
    </style:style>
    <style:style style:name="P109" style:family="paragraph" style:parent-style-name="Standard">
      <style:text-properties officeooo:paragraph-rsid="009d0cd0"/>
    </style:style>
    <style:style style:name="P110" style:family="paragraph" style:parent-style-name="Standard">
      <style:text-properties officeooo:paragraph-rsid="00a66672"/>
    </style:style>
    <style:style style:name="P111" style:family="paragraph" style:parent-style-name="Standard">
      <style:text-properties officeooo:paragraph-rsid="00ab1654"/>
    </style:style>
    <style:style style:name="P112" style:family="paragraph" style:parent-style-name="Standard">
      <style:text-properties officeooo:paragraph-rsid="00ae951f"/>
    </style:style>
    <style:style style:name="P113" style:family="paragraph" style:parent-style-name="Standard">
      <style:text-properties officeooo:paragraph-rsid="00ba9e4e"/>
    </style:style>
    <style:style style:name="P114" style:family="paragraph" style:parent-style-name="Standard">
      <style:text-properties officeooo:paragraph-rsid="00be8275"/>
    </style:style>
    <style:style style:name="P115" style:family="paragraph" style:parent-style-name="Standard">
      <style:text-properties officeooo:rsid="00c067aa" officeooo:paragraph-rsid="00c067aa"/>
    </style:style>
    <style:style style:name="P116" style:family="paragraph" style:parent-style-name="Standard">
      <style:text-properties officeooo:rsid="00c0926c" officeooo:paragraph-rsid="00c0926c"/>
    </style:style>
    <style:style style:name="P117" style:family="paragraph" style:parent-style-name="Standard">
      <style:text-properties officeooo:rsid="00c0c444" officeooo:paragraph-rsid="00c0c444"/>
    </style:style>
    <style:style style:name="P118" style:family="paragraph" style:parent-style-name="Standard">
      <style:text-properties officeooo:rsid="00c263d1" officeooo:paragraph-rsid="00c263d1"/>
    </style:style>
    <style:style style:name="P119" style:family="paragraph" style:parent-style-name="Standard">
      <style:text-properties officeooo:rsid="00c45ba6" officeooo:paragraph-rsid="00c45ba6"/>
    </style:style>
    <style:style style:name="P120" style:family="paragraph" style:parent-style-name="Standard">
      <style:text-properties officeooo:paragraph-rsid="00c62ffa"/>
    </style:style>
    <style:style style:name="P121" style:family="paragraph" style:parent-style-name="Standard">
      <style:text-properties officeooo:paragraph-rsid="00c76bc2"/>
    </style:style>
    <style:style style:name="P122" style:family="paragraph" style:parent-style-name="Standard">
      <style:text-properties officeooo:paragraph-rsid="00c96b0f"/>
    </style:style>
    <style:style style:name="P123" style:family="paragraph" style:parent-style-name="Standard">
      <style:text-properties officeooo:rsid="00c990fa" officeooo:paragraph-rsid="00c990fa"/>
    </style:style>
    <style:style style:name="P124" style:family="paragraph" style:parent-style-name="Standard">
      <style:text-properties officeooo:paragraph-rsid="00c990fa"/>
    </style:style>
    <style:style style:name="P125" style:family="paragraph" style:parent-style-name="Standard">
      <style:text-properties officeooo:paragraph-rsid="00cbb99d"/>
    </style:style>
    <style:style style:name="P126" style:family="paragraph" style:parent-style-name="Standard">
      <style:text-properties officeooo:rsid="00cd6c2c" officeooo:paragraph-rsid="00cd6c2c"/>
    </style:style>
    <style:style style:name="P127" style:family="paragraph" style:parent-style-name="Standard">
      <style:text-properties officeooo:rsid="00d02c1e" officeooo:paragraph-rsid="00d02c1e"/>
    </style:style>
    <style:style style:name="P128" style:family="paragraph" style:parent-style-name="Standard">
      <style:text-properties officeooo:rsid="00c96b0f" officeooo:paragraph-rsid="00c96b0f"/>
    </style:style>
    <style:style style:name="P129" style:family="paragraph" style:parent-style-name="Standard">
      <style:text-properties officeooo:rsid="00cbb99d" officeooo:paragraph-rsid="00cbb99d"/>
    </style:style>
    <style:style style:name="P130" style:family="paragraph" style:parent-style-name="Standard">
      <style:text-properties officeooo:rsid="00d0f747" officeooo:paragraph-rsid="00d0f747"/>
    </style:style>
    <style:style style:name="P131" style:family="paragraph" style:parent-style-name="Standard">
      <style:text-properties officeooo:rsid="00d2b33a" officeooo:paragraph-rsid="00d2b33a"/>
    </style:style>
    <style:style style:name="P132" style:family="paragraph" style:parent-style-name="Standard">
      <style:text-properties officeooo:rsid="00d30850" officeooo:paragraph-rsid="00d30850"/>
    </style:style>
    <style:style style:name="P133" style:family="paragraph" style:parent-style-name="Standard">
      <style:text-properties officeooo:rsid="00d387ed" officeooo:paragraph-rsid="00d387ed"/>
    </style:style>
    <style:style style:name="P134" style:family="paragraph" style:parent-style-name="Standard">
      <style:text-properties officeooo:rsid="00d555fc" officeooo:paragraph-rsid="00d555fc"/>
    </style:style>
    <style:style style:name="P135" style:family="paragraph" style:parent-style-name="Standard">
      <style:text-properties officeooo:paragraph-rsid="00d555fc"/>
    </style:style>
    <style:style style:name="P136" style:family="paragraph" style:parent-style-name="Standard">
      <style:text-properties officeooo:rsid="00d6ff3b" officeooo:paragraph-rsid="00d6ff3b"/>
    </style:style>
    <style:style style:name="P137" style:family="paragraph" style:parent-style-name="Standard">
      <style:text-properties officeooo:rsid="00d7685f" officeooo:paragraph-rsid="00d7685f"/>
    </style:style>
    <style:style style:name="P138" style:family="paragraph" style:parent-style-name="Standard">
      <style:text-properties officeooo:rsid="00d95983" officeooo:paragraph-rsid="00d95983"/>
    </style:style>
    <style:style style:name="P139" style:family="paragraph" style:parent-style-name="Standard">
      <style:text-properties officeooo:rsid="00da58eb" officeooo:paragraph-rsid="00da58eb"/>
    </style:style>
    <style:style style:name="P140" style:family="paragraph" style:parent-style-name="Standard">
      <style:text-properties officeooo:rsid="00da7115" officeooo:paragraph-rsid="00da7115"/>
    </style:style>
    <style:style style:name="P141" style:family="paragraph" style:parent-style-name="Standard">
      <style:text-properties officeooo:rsid="00dc6d50" officeooo:paragraph-rsid="00dc6d50"/>
    </style:style>
    <style:style style:name="P142" style:family="paragraph" style:parent-style-name="Standard">
      <style:text-properties officeooo:rsid="00dc7d24" officeooo:paragraph-rsid="00dc7d24"/>
    </style:style>
    <style:style style:name="P143" style:family="paragraph" style:parent-style-name="Standard">
      <style:text-properties officeooo:rsid="00dca694" officeooo:paragraph-rsid="00dca694"/>
    </style:style>
    <style:style style:name="P144" style:family="paragraph" style:parent-style-name="Standard">
      <style:text-properties officeooo:rsid="00df2a87" officeooo:paragraph-rsid="00df2a87"/>
    </style:style>
    <style:style style:name="P145" style:family="paragraph" style:parent-style-name="Standard">
      <style:text-properties officeooo:rsid="00e10dfd" officeooo:paragraph-rsid="00e10dfd"/>
    </style:style>
    <style:style style:name="P146" style:family="paragraph" style:parent-style-name="Standard">
      <style:text-properties officeooo:rsid="00e14be2" officeooo:paragraph-rsid="00e14be2"/>
    </style:style>
    <style:style style:name="P147" style:family="paragraph" style:parent-style-name="Standard">
      <style:text-properties officeooo:paragraph-rsid="00e3a7b5"/>
    </style:style>
    <style:style style:name="P148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/>
    </style:style>
    <style:style style:name="P149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09b44" officeooo:paragraph-rsid="00f09b44" style:font-weight-asian="normal" style:font-weight-complex="normal"/>
    </style:style>
    <style:style style:name="P150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59b0" officeooo:paragraph-rsid="00f359b0" style:font-weight-asian="normal" style:font-weight-complex="normal"/>
    </style:style>
    <style:style style:name="P151" style:family="paragraph" style:parent-style-name="Standard">
      <style:text-properties fo:font-variant="normal" fo:text-transform="none" fo:color="#000000" style:font-name="Helvetica" fo:font-size="11.8000001907349pt" fo:letter-spacing="normal" fo:font-style="normal" fo:font-weight="normal" officeooo:rsid="00f3fef3" officeooo:paragraph-rsid="00f3fef3" style:font-weight-asian="normal" style:font-weight-complex="normal"/>
    </style:style>
    <style:style style:name="P1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1756a" style:font-size-asian="12pt" style:font-size-complex="12pt"/>
    </style:style>
    <style:style style:name="P1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7cec6" style:font-size-asian="12pt" style:font-size-complex="12pt"/>
    </style:style>
    <style:style style:name="P1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de12e" style:font-size-asian="12pt" style:font-size-complex="12pt"/>
    </style:style>
    <style:style style:name="P1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756a" officeooo:paragraph-rsid="012e6425" style:font-size-asian="12pt" style:font-size-complex="12pt"/>
    </style:style>
    <style:style style:name="P1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18582" officeooo:paragraph-rsid="01218582" style:font-size-asian="12pt" style:font-size-complex="12pt"/>
    </style:style>
    <style:style style:name="P1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a294d" officeooo:paragraph-rsid="012a294d" style:font-size-asian="12pt" style:font-size-complex="12pt"/>
    </style:style>
    <style:style style:name="P1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b0b39" officeooo:paragraph-rsid="012b0b39" style:font-size-asian="12pt" style:font-size-complex="12pt"/>
    </style:style>
    <style:style style:name="P1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44e4c" officeooo:paragraph-rsid="01344e4c" style:font-size-asian="12pt" style:font-size-complex="12pt"/>
    </style:style>
    <style:style style:name="P1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0171" officeooo:paragraph-rsid="01350171" style:font-size-asian="12pt" style:font-size-complex="12pt"/>
    </style:style>
    <style:style style:name="P16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57adf" officeooo:paragraph-rsid="01357adf" style:font-size-asian="12pt" style:font-size-complex="12pt"/>
    </style:style>
    <style:style style:name="P16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5526" officeooo:paragraph-rsid="01375526" style:font-size-asian="12pt" style:font-size-complex="12pt"/>
    </style:style>
    <style:style style:name="P16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772be" officeooo:paragraph-rsid="013772be" style:font-size-asian="12pt" style:font-size-complex="12pt"/>
    </style:style>
    <style:style style:name="P16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772be" style:font-size-asian="12pt" style:font-size-complex="12pt"/>
    </style:style>
    <style:style style:name="P16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84692" officeooo:paragraph-rsid="01384692" style:font-size-asian="12pt" style:font-size-complex="12pt"/>
    </style:style>
    <style:style style:name="P16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a2884" officeooo:paragraph-rsid="013a2884" style:font-size-asian="12pt" style:font-size-complex="12pt"/>
    </style:style>
    <style:style style:name="P16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b9eba" officeooo:paragraph-rsid="013b9eba" style:font-size-asian="12pt" style:font-size-complex="12pt"/>
    </style:style>
    <style:style style:name="P16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cefbf" officeooo:paragraph-rsid="013cefbf" style:font-size-asian="12pt" style:font-size-complex="12pt"/>
    </style:style>
    <style:style style:name="P16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e70c3" officeooo:paragraph-rsid="013e70c3" style:font-size-asian="12pt" style:font-size-complex="12pt"/>
    </style:style>
    <style:style style:name="P17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3ff608" officeooo:paragraph-rsid="013ff608" style:font-size-asian="12pt" style:font-size-complex="12pt"/>
    </style:style>
    <style:style style:name="P17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0b162" officeooo:paragraph-rsid="0140b162" style:font-size-asian="12pt" style:font-size-complex="12pt"/>
    </style:style>
    <style:style style:name="P17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199dd" officeooo:paragraph-rsid="014199dd" style:font-size-asian="12pt" style:font-size-complex="12pt"/>
    </style:style>
    <style:style style:name="P17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235e0" officeooo:paragraph-rsid="014235e0" style:font-size-asian="12pt" style:font-size-complex="12pt"/>
    </style:style>
    <style:style style:name="P17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3b181" officeooo:paragraph-rsid="0143b181" style:font-size-asian="12pt" style:font-size-complex="12pt"/>
    </style:style>
    <style:style style:name="P17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403be" officeooo:paragraph-rsid="014403be" style:font-size-asian="12pt" style:font-size-complex="12pt"/>
    </style:style>
    <style:style style:name="P17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537f5" officeooo:paragraph-rsid="014537f5" style:font-size-asian="12pt" style:font-size-complex="12pt"/>
    </style:style>
    <style:style style:name="P17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606d7" officeooo:paragraph-rsid="014606d7" style:font-size-asian="12pt" style:font-size-complex="12pt"/>
    </style:style>
    <style:style style:name="P17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74ed0" officeooo:paragraph-rsid="01474ed0" style:font-size-asian="12pt" style:font-size-complex="12pt"/>
    </style:style>
    <style:style style:name="P17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89faf" officeooo:paragraph-rsid="01489faf" style:font-size-asian="12pt" style:font-size-complex="12pt"/>
    </style:style>
    <style:style style:name="P18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9b2f4" officeooo:paragraph-rsid="0149b2f4" style:font-size-asian="12pt" style:font-size-complex="12pt"/>
    </style:style>
    <style:style style:name="P18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aed22" officeooo:paragraph-rsid="014aed22" style:font-size-asian="12pt" style:font-size-complex="12pt"/>
    </style:style>
    <style:style style:name="P18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dd110" officeooo:paragraph-rsid="014ea6a0" style:font-size-asian="12pt" style:font-size-complex="12pt"/>
    </style:style>
    <style:style style:name="P18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4f4c5b" officeooo:paragraph-rsid="014f4c5b" style:font-size-asian="12pt" style:font-size-complex="12pt"/>
    </style:style>
    <style:style style:name="P18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18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18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44cbe" officeooo:paragraph-rsid="01544cbe" style:font-size-asian="12pt" style:font-size-complex="12pt"/>
    </style:style>
    <style:style style:name="P18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be2b" officeooo:paragraph-rsid="0155be2b" style:font-size-asian="12pt" style:font-size-complex="12pt"/>
    </style:style>
    <style:style style:name="P18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55fff2" style:font-size-asian="12pt" style:font-size-complex="12pt"/>
    </style:style>
    <style:style style:name="P18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5fff2" officeooo:paragraph-rsid="01489faf" style:font-size-asian="12pt" style:font-size-complex="12pt"/>
    </style:style>
    <style:style style:name="P19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765ae" officeooo:paragraph-rsid="015765ae" style:font-size-asian="12pt" style:font-size-complex="12pt"/>
    </style:style>
    <style:style style:name="P19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94251" officeooo:paragraph-rsid="01594251" style:font-size-asian="12pt" style:font-size-complex="12pt"/>
    </style:style>
    <style:style style:name="P19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a19de" officeooo:paragraph-rsid="015a19de" style:font-size-asian="12pt" style:font-size-complex="12pt"/>
    </style:style>
    <style:style style:name="P19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b37fe" officeooo:paragraph-rsid="015b37fe" style:font-size-asian="12pt" style:font-size-complex="12pt"/>
    </style:style>
    <style:style style:name="P19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3038" officeooo:paragraph-rsid="015d3038" style:font-size-asian="12pt" style:font-size-complex="12pt"/>
    </style:style>
    <style:style style:name="P19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de813" officeooo:paragraph-rsid="015de813" style:font-size-asian="12pt" style:font-size-complex="12pt"/>
    </style:style>
    <style:style style:name="P19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27cec6" officeooo:paragraph-rsid="0127cec6" style:font-size-asian="12pt" style:font-size-complex="12pt"/>
    </style:style>
    <style:style style:name="P19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19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2cbce" officeooo:paragraph-rsid="0162cbce" style:font-size-asian="12pt" style:font-size-complex="12pt"/>
    </style:style>
    <style:style style:name="P19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381f1" officeooo:paragraph-rsid="016381f1" style:font-size-asian="12pt" style:font-size-complex="12pt"/>
    </style:style>
    <style:style style:name="P20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20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5a494" officeooo:paragraph-rsid="0165a494" style:font-size-asian="12pt" style:font-size-complex="12pt"/>
    </style:style>
    <style:style style:name="P20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63091" officeooo:paragraph-rsid="01663091" style:font-size-asian="12pt" style:font-size-complex="12pt"/>
    </style:style>
    <style:style style:name="P20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20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720c4c" style:font-size-asian="12pt" style:font-size-complex="12pt"/>
    </style:style>
    <style:style style:name="P20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ac28" officeooo:paragraph-rsid="016cac28" style:font-size-asian="12pt" style:font-size-complex="12pt"/>
    </style:style>
    <style:style style:name="P20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6cb839" officeooo:paragraph-rsid="016cb839" style:font-size-asian="12pt" style:font-size-complex="12pt"/>
    </style:style>
    <style:style style:name="P20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20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724a98" officeooo:paragraph-rsid="01724a98" style:font-size-asian="12pt" style:font-size-complex="12pt"/>
    </style:style>
    <style:style style:name="P20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c30e2" style:font-size-asian="12pt" style:font-size-complex="12pt"/>
    </style:style>
    <style:style style:name="P21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8c30e2" officeooo:paragraph-rsid="018eac6f" style:font-size-asian="12pt" style:font-size-complex="12pt"/>
    </style:style>
    <style:style style:name="P21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04a75" officeooo:paragraph-rsid="01904a75" style:font-size-asian="12pt" style:font-size-complex="12pt"/>
    </style:style>
    <style:style style:name="P21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1adb" officeooo:paragraph-rsid="01921adb" style:font-size-asian="12pt" style:font-size-complex="12pt"/>
    </style:style>
    <style:style style:name="P21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2d28e" officeooo:paragraph-rsid="0192d28e" style:font-size-asian="12pt" style:font-size-complex="12pt"/>
    </style:style>
    <style:style style:name="P21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2d28e" style:font-size-asian="12pt" style:font-size-complex="12pt"/>
    </style:style>
    <style:style style:name="P21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5e76c" officeooo:paragraph-rsid="0195e76c" style:font-size-asian="12pt" style:font-size-complex="12pt"/>
    </style:style>
    <style:style style:name="P21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95afb" officeooo:paragraph-rsid="01995afb" style:font-size-asian="12pt" style:font-size-complex="12pt"/>
    </style:style>
    <style:style style:name="P21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b48ce" officeooo:paragraph-rsid="019b48ce" style:font-size-asian="12pt" style:font-size-complex="12pt"/>
    </style:style>
    <style:style style:name="P21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1cec" officeooo:paragraph-rsid="019d1cec" style:font-size-asian="12pt" style:font-size-complex="12pt"/>
    </style:style>
    <style:style style:name="P21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5215" officeooo:paragraph-rsid="019d5215" style:font-size-asian="12pt" style:font-size-complex="12pt"/>
    </style:style>
    <style:style style:name="P22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d747d" officeooo:paragraph-rsid="019d747d" style:font-size-asian="12pt" style:font-size-complex="12pt"/>
    </style:style>
    <style:style style:name="P22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0790" officeooo:paragraph-rsid="019e0790" style:font-size-asian="12pt" style:font-size-complex="12pt"/>
    </style:style>
    <style:style style:name="P22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94b2" officeooo:paragraph-rsid="019e94b2" style:font-size-asian="12pt" style:font-size-complex="12pt"/>
    </style:style>
    <style:style style:name="P22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ed0b4" officeooo:paragraph-rsid="019ed0b4" style:font-size-asian="12pt" style:font-size-complex="12pt"/>
    </style:style>
    <style:style style:name="P22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6ccb" officeooo:paragraph-rsid="019f6ccb" style:font-size-asian="12pt" style:font-size-complex="12pt"/>
    </style:style>
    <style:style style:name="P22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9f78ec" officeooo:paragraph-rsid="019f78ec" style:font-size-asian="12pt" style:font-size-complex="12pt"/>
    </style:style>
    <style:style style:name="P22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0ccda" officeooo:paragraph-rsid="01a0ccda" style:font-size-asian="12pt" style:font-size-complex="12pt"/>
    </style:style>
    <style:style style:name="P22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1b825" officeooo:paragraph-rsid="01a1b825" style:font-size-asian="12pt" style:font-size-complex="12pt"/>
    </style:style>
    <style:style style:name="P22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269c0" officeooo:paragraph-rsid="01a269c0" style:font-size-asian="12pt" style:font-size-complex="12pt"/>
    </style:style>
    <style:style style:name="P22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3ca1a" officeooo:paragraph-rsid="01a3ca1a" style:font-size-asian="12pt" style:font-size-complex="12pt"/>
    </style:style>
    <style:style style:name="P23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4357" officeooo:paragraph-rsid="01a44357" style:font-size-asian="12pt" style:font-size-complex="12pt"/>
    </style:style>
    <style:style style:name="P23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4bddc" officeooo:paragraph-rsid="01a4bddc" style:font-size-asian="12pt" style:font-size-complex="12pt"/>
    </style:style>
    <style:style style:name="P23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724eb" officeooo:paragraph-rsid="01a724eb" style:font-size-asian="12pt" style:font-size-complex="12pt"/>
    </style:style>
    <style:style style:name="P23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82d50" officeooo:paragraph-rsid="01a82d50" style:font-size-asian="12pt" style:font-size-complex="12pt"/>
    </style:style>
    <style:style style:name="P23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a7d7d" officeooo:paragraph-rsid="01aa7d7d" style:font-size-asian="12pt" style:font-size-complex="12pt"/>
    </style:style>
    <style:style style:name="P23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b84d9" officeooo:paragraph-rsid="01ab84d9" style:font-size-asian="12pt" style:font-size-complex="12pt"/>
    </style:style>
    <style:style style:name="P23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9a6b" officeooo:paragraph-rsid="01ac9a6b" style:font-size-asian="12pt" style:font-size-complex="12pt"/>
    </style:style>
    <style:style style:name="P23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cb163" officeooo:paragraph-rsid="01acb163" style:font-size-asian="12pt" style:font-size-complex="12pt"/>
    </style:style>
    <style:style style:name="P23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da5d3" officeooo:paragraph-rsid="01ada5d3" style:font-size-asian="12pt" style:font-size-complex="12pt"/>
    </style:style>
    <style:style style:name="P23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e6945" officeooo:paragraph-rsid="01ae6945" style:font-size-asian="12pt" style:font-size-complex="12pt"/>
    </style:style>
    <style:style style:name="P24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af87eb" officeooo:paragraph-rsid="01af87eb" style:font-size-asian="12pt" style:font-size-complex="12pt"/>
    </style:style>
    <style:style style:name="P24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06bcd" officeooo:paragraph-rsid="01b06bcd" style:font-size-asian="12pt" style:font-size-complex="12pt"/>
    </style:style>
    <style:style style:name="P24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24d19" officeooo:paragraph-rsid="01b24d19" style:font-size-asian="12pt" style:font-size-complex="12pt"/>
    </style:style>
    <style:style style:name="P24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cfd8" officeooo:paragraph-rsid="01b3cfd8" style:font-size-asian="12pt" style:font-size-complex="12pt"/>
    </style:style>
    <style:style style:name="P24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3f539" officeooo:paragraph-rsid="01b3f539" style:font-size-asian="12pt" style:font-size-complex="12pt"/>
    </style:style>
    <style:style style:name="P24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5982e" style:font-size-asian="12pt" style:font-size-complex="12pt"/>
    </style:style>
    <style:style style:name="P24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6a91f" officeooo:paragraph-rsid="01b6a91f" style:font-size-asian="12pt" style:font-size-complex="12pt"/>
    </style:style>
    <style:style style:name="P24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885f3" officeooo:paragraph-rsid="01b885f3" style:font-size-asian="12pt" style:font-size-complex="12pt"/>
    </style:style>
    <style:style style:name="P24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9e1d0" officeooo:paragraph-rsid="01b9e1d0" style:font-size-asian="12pt" style:font-size-complex="12pt"/>
    </style:style>
    <style:style style:name="P24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60cc" officeooo:paragraph-rsid="01ba60cc" style:font-size-asian="12pt" style:font-size-complex="12pt"/>
    </style:style>
    <style:style style:name="P25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af549" officeooo:paragraph-rsid="01baf549" style:font-size-asian="12pt" style:font-size-complex="12pt"/>
    </style:style>
    <style:style style:name="P251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cc92a" officeooo:paragraph-rsid="01bcc92a" style:font-size-asian="12pt" style:font-size-complex="12pt"/>
    </style:style>
    <style:style style:name="P252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074b" officeooo:paragraph-rsid="01be074b" style:font-size-asian="12pt" style:font-size-complex="12pt"/>
    </style:style>
    <style:style style:name="P253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e4481" officeooo:paragraph-rsid="01be4481" style:font-size-asian="12pt" style:font-size-complex="12pt"/>
    </style:style>
    <style:style style:name="P254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bfb104" officeooo:paragraph-rsid="01bfb104" style:font-size-asian="12pt" style:font-size-complex="12pt"/>
    </style:style>
    <style:style style:name="P255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16128" officeooo:paragraph-rsid="01c16128" style:font-size-asian="12pt" style:font-size-complex="12pt"/>
    </style:style>
    <style:style style:name="P256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24f13" officeooo:paragraph-rsid="01c24f13" style:font-size-asian="12pt" style:font-size-complex="12pt"/>
    </style:style>
    <style:style style:name="P257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3b5db" officeooo:paragraph-rsid="01c3b5db" style:font-size-asian="12pt" style:font-size-complex="12pt"/>
    </style:style>
    <style:style style:name="P258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259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5e76c" officeooo:paragraph-rsid="0195e76c" style:font-size-asian="12pt" style:font-weight-asian="bold" style:font-size-complex="12pt" style:font-weight-complex="bold"/>
    </style:style>
    <style:style style:name="P260" style:family="paragraph" style:parent-style-name="Standard">
      <style:text-properties fo:font-variant="normal" fo:text-transform="none" style:use-window-font-color="true" style:font-name="Times New Roman1" fo:font-size="12pt" fo:letter-spacing="normal" fo:font-style="normal" fo:font-weight="bold" officeooo:rsid="01904a75" officeooo:paragraph-rsid="01904a75" style:font-size-asian="12pt" style:font-weight-asian="bold" style:font-size-complex="12pt" style:font-weight-complex="bold"/>
    </style:style>
    <style:style style:name="P261" style:family="paragraph" style:parent-style-name="Standard">
      <style:text-properties fo:font-variant="normal" fo:text-transform="none" fo:color="#373737" style:font-name="Monaco1" fo:font-size="8.5pt" fo:letter-spacing="normal" fo:font-style="normal" fo:font-weight="normal" officeooo:rsid="012b0b39" officeooo:paragraph-rsid="012b0b39" style:font-size-asian="12pt" style:font-size-complex="12pt"/>
    </style:style>
    <style:style style:name="P262" style:family="paragraph" style:parent-style-name="Standard">
      <style:text-properties officeooo:rsid="00e40b6c" officeooo:paragraph-rsid="00e40b6c"/>
    </style:style>
    <style:style style:name="P263" style:family="paragraph" style:parent-style-name="Standard">
      <style:text-properties officeooo:paragraph-rsid="00e44fd0"/>
    </style:style>
    <style:style style:name="P264" style:family="paragraph" style:parent-style-name="Standard">
      <style:text-properties officeooo:rsid="00ec0aed" officeooo:paragraph-rsid="00ec0aed"/>
    </style:style>
    <style:style style:name="P265" style:family="paragraph" style:parent-style-name="Standard">
      <style:text-properties officeooo:rsid="00ed061d" officeooo:paragraph-rsid="00ed061d"/>
    </style:style>
    <style:style style:name="P266" style:family="paragraph" style:parent-style-name="Standard">
      <style:text-properties officeooo:paragraph-rsid="00edf19b"/>
    </style:style>
    <style:style style:name="P267" style:family="paragraph" style:parent-style-name="Standard">
      <style:text-properties officeooo:rsid="00ef40e5" officeooo:paragraph-rsid="00ef40e5"/>
    </style:style>
    <style:style style:name="P268" style:family="paragraph" style:parent-style-name="Standard">
      <style:text-properties officeooo:paragraph-rsid="00f28ed0"/>
    </style:style>
    <style:style style:name="P269" style:family="paragraph" style:parent-style-name="Standard">
      <style:text-properties officeooo:paragraph-rsid="00f359b0"/>
    </style:style>
    <style:style style:name="P270" style:family="paragraph" style:parent-style-name="Standard">
      <style:text-properties officeooo:rsid="00f3fef3" officeooo:paragraph-rsid="00f3fef3"/>
    </style:style>
    <style:style style:name="P271" style:family="paragraph" style:parent-style-name="Standard">
      <style:text-properties officeooo:paragraph-rsid="00f3fef3"/>
    </style:style>
    <style:style style:name="P272" style:family="paragraph" style:parent-style-name="Standard">
      <style:text-properties officeooo:rsid="00f69415" officeooo:paragraph-rsid="00f69415"/>
    </style:style>
    <style:style style:name="P273" style:family="paragraph" style:parent-style-name="Standard">
      <style:text-properties officeooo:rsid="00f7bec1" officeooo:paragraph-rsid="00f7bec1"/>
    </style:style>
    <style:style style:name="P274" style:family="paragraph" style:parent-style-name="Standard">
      <style:text-properties officeooo:rsid="00f80fc0" officeooo:paragraph-rsid="00f80fc0"/>
    </style:style>
    <style:style style:name="P275" style:family="paragraph" style:parent-style-name="Standard">
      <style:text-properties officeooo:rsid="00f81ff6" officeooo:paragraph-rsid="00f81ff6"/>
    </style:style>
    <style:style style:name="P276" style:family="paragraph" style:parent-style-name="Standard">
      <style:text-properties officeooo:paragraph-rsid="01013c37"/>
    </style:style>
    <style:style style:name="P277" style:family="paragraph" style:parent-style-name="Standard">
      <style:text-properties officeooo:rsid="01013c37" officeooo:paragraph-rsid="01013c37"/>
    </style:style>
    <style:style style:name="P278" style:family="paragraph" style:parent-style-name="Standard">
      <style:text-properties fo:font-weight="normal" officeooo:rsid="00ef40e5" officeooo:paragraph-rsid="00ef40e5" style:font-weight-asian="normal" style:font-weight-complex="normal"/>
    </style:style>
    <style:style style:name="P279" style:family="paragraph" style:parent-style-name="Standard">
      <style:text-properties fo:font-weight="normal" officeooo:rsid="00f28ed0" officeooo:paragraph-rsid="00f28ed0" style:font-weight-asian="normal" style:font-weight-complex="normal"/>
    </style:style>
    <style:style style:name="P280" style:family="paragraph" style:parent-style-name="Standard">
      <style:text-properties fo:font-weight="normal" officeooo:rsid="00f09b44" officeooo:paragraph-rsid="00f09b44" style:font-weight-asian="normal" style:font-weight-complex="normal"/>
    </style:style>
    <style:style style:name="P281" style:family="paragraph" style:parent-style-name="Standard">
      <style:text-properties fo:font-weight="normal" officeooo:rsid="00f44081" officeooo:paragraph-rsid="00f44081" style:font-weight-asian="normal" style:font-weight-complex="normal"/>
    </style:style>
    <style:style style:name="P282" style:family="paragraph" style:parent-style-name="Standard">
      <style:text-properties officeooo:paragraph-rsid="010f2693"/>
    </style:style>
    <style:style style:name="P283" style:family="paragraph" style:parent-style-name="Standard">
      <style:text-properties officeooo:rsid="010f2693" officeooo:paragraph-rsid="010f2693"/>
    </style:style>
    <style:style style:name="P284" style:family="paragraph" style:parent-style-name="Standard">
      <style:text-properties officeooo:rsid="0110aa65" officeooo:paragraph-rsid="0110aa65"/>
    </style:style>
    <style:style style:name="P285" style:family="paragraph" style:parent-style-name="Standard">
      <style:text-properties officeooo:rsid="0112d01b" officeooo:paragraph-rsid="0112d01b"/>
    </style:style>
    <style:style style:name="P286" style:family="paragraph" style:parent-style-name="Standard">
      <style:text-properties officeooo:rsid="0112dac2" officeooo:paragraph-rsid="0112dac2"/>
    </style:style>
    <style:style style:name="P287" style:family="paragraph" style:parent-style-name="Standard">
      <style:text-properties officeooo:rsid="0114c53c" officeooo:paragraph-rsid="0114c53c"/>
    </style:style>
    <style:style style:name="P288" style:family="paragraph" style:parent-style-name="Standard">
      <style:text-properties officeooo:rsid="0116c508" officeooo:paragraph-rsid="0116c508"/>
    </style:style>
    <style:style style:name="P289" style:family="paragraph" style:parent-style-name="Standard">
      <style:text-properties officeooo:paragraph-rsid="0116c508"/>
    </style:style>
    <style:style style:name="P290" style:family="paragraph" style:parent-style-name="Standard">
      <style:text-properties officeooo:paragraph-rsid="01172a77"/>
    </style:style>
    <style:style style:name="P291" style:family="paragraph" style:parent-style-name="Standard">
      <style:text-properties officeooo:paragraph-rsid="011be509"/>
    </style:style>
    <style:style style:name="P292" style:family="paragraph" style:parent-style-name="Standard">
      <style:text-properties officeooo:paragraph-rsid="011f43fa"/>
    </style:style>
    <style:style style:name="P293" style:family="paragraph" style:parent-style-name="Standard">
      <style:text-properties style:font-name="Monaco" fo:font-size="9pt" style:font-size-asian="9pt" style:font-size-complex="9pt"/>
    </style:style>
    <style:style style:name="P294" style:family="paragraph" style:parent-style-name="Standard">
      <style:text-properties officeooo:paragraph-rsid="01474ed0"/>
    </style:style>
    <style:style style:name="P295" style:family="paragraph" style:parent-style-name="Standard">
      <style:text-properties officeooo:paragraph-rsid="0161d5f0"/>
    </style:style>
    <style:style style:name="P296" style:family="paragraph" style:parent-style-name="Standard">
      <style:text-properties officeooo:paragraph-rsid="016381f1"/>
    </style:style>
    <style:style style:name="P297" style:family="paragraph" style:parent-style-name="Standard">
      <style:text-properties officeooo:paragraph-rsid="016e716a"/>
    </style:style>
    <style:style style:name="P298" style:family="paragraph" style:parent-style-name="Standard">
      <style:text-properties officeooo:rsid="016f003b" officeooo:paragraph-rsid="016f003b"/>
    </style:style>
    <style:style style:name="P299" style:family="paragraph" style:parent-style-name="Standard">
      <style:text-properties officeooo:rsid="016f84d2" officeooo:paragraph-rsid="016f84d2"/>
    </style:style>
    <style:style style:name="P300" style:family="paragraph" style:parent-style-name="Standard">
      <style:text-properties officeooo:rsid="016f8bb2" officeooo:paragraph-rsid="016f8bb2"/>
    </style:style>
    <style:style style:name="P301" style:family="paragraph" style:parent-style-name="Standard">
      <style:text-properties officeooo:rsid="0170247a" officeooo:paragraph-rsid="0170247a"/>
    </style:style>
    <style:style style:name="P302" style:family="paragraph" style:parent-style-name="Standard">
      <style:text-properties officeooo:rsid="01720c4c" officeooo:paragraph-rsid="01720c4c"/>
    </style:style>
    <style:style style:name="P303" style:family="paragraph" style:parent-style-name="Standard">
      <style:text-properties officeooo:paragraph-rsid="01724a98"/>
    </style:style>
    <style:style style:name="P304" style:family="paragraph" style:parent-style-name="Standard">
      <style:text-properties officeooo:rsid="01724a98" officeooo:paragraph-rsid="01724a98"/>
    </style:style>
    <style:style style:name="P305" style:family="paragraph" style:parent-style-name="Standard">
      <style:text-properties officeooo:paragraph-rsid="01740c88"/>
    </style:style>
    <style:style style:name="P306" style:family="paragraph" style:parent-style-name="Standard">
      <style:text-properties officeooo:rsid="017434f4" officeooo:paragraph-rsid="017434f4"/>
    </style:style>
    <style:style style:name="P307" style:family="paragraph" style:parent-style-name="Standard">
      <style:text-properties officeooo:paragraph-rsid="017434f4"/>
    </style:style>
    <style:style style:name="P308" style:family="paragraph" style:parent-style-name="Standard">
      <style:text-properties officeooo:rsid="0177c833" officeooo:paragraph-rsid="0177c833"/>
    </style:style>
    <style:style style:name="P309" style:family="paragraph" style:parent-style-name="Standard">
      <style:text-properties officeooo:rsid="01796ffa" officeooo:paragraph-rsid="01796ffa"/>
    </style:style>
    <style:style style:name="P310" style:family="paragraph" style:parent-style-name="Standard">
      <style:text-properties officeooo:rsid="017a2393" officeooo:paragraph-rsid="017a2393"/>
    </style:style>
    <style:style style:name="P311" style:family="paragraph" style:parent-style-name="Standard">
      <style:text-properties officeooo:rsid="017b077f" officeooo:paragraph-rsid="017b077f"/>
    </style:style>
    <style:style style:name="P312" style:family="paragraph" style:parent-style-name="Standard">
      <style:text-properties officeooo:rsid="017cbeea" officeooo:paragraph-rsid="017cbeea"/>
    </style:style>
    <style:style style:name="P313" style:family="paragraph" style:parent-style-name="Standard">
      <style:text-properties officeooo:rsid="017e9fa2" officeooo:paragraph-rsid="017e9fa2"/>
    </style:style>
    <style:style style:name="P314" style:family="paragraph" style:parent-style-name="Standard">
      <style:text-properties officeooo:paragraph-rsid="017e9fa2"/>
    </style:style>
    <style:style style:name="P315" style:family="paragraph" style:parent-style-name="Standard">
      <style:text-properties officeooo:rsid="017fbe93" officeooo:paragraph-rsid="017fbe93"/>
    </style:style>
    <style:style style:name="P316" style:family="paragraph" style:parent-style-name="Standard">
      <style:text-properties officeooo:rsid="01801e32" officeooo:paragraph-rsid="01801e32"/>
    </style:style>
    <style:style style:name="P317" style:family="paragraph" style:parent-style-name="Standard">
      <style:text-properties officeooo:rsid="018157d4" officeooo:paragraph-rsid="018157d4"/>
    </style:style>
    <style:style style:name="P318" style:family="paragraph" style:parent-style-name="Standard">
      <style:text-properties officeooo:rsid="0182781a" officeooo:paragraph-rsid="0182781a"/>
    </style:style>
    <style:style style:name="P319" style:family="paragraph" style:parent-style-name="Standard">
      <style:text-properties officeooo:rsid="01831147" officeooo:paragraph-rsid="01831147"/>
    </style:style>
    <style:style style:name="P320" style:family="paragraph" style:parent-style-name="Standard">
      <style:text-properties officeooo:rsid="0183b45d" officeooo:paragraph-rsid="0183b45d"/>
    </style:style>
    <style:style style:name="P321" style:family="paragraph" style:parent-style-name="Standard">
      <style:text-properties officeooo:rsid="01856bda" officeooo:paragraph-rsid="01856bda"/>
    </style:style>
    <style:style style:name="P322" style:family="paragraph" style:parent-style-name="Standard">
      <style:text-properties officeooo:rsid="01c65ab6" officeooo:paragraph-rsid="01c65ab6"/>
    </style:style>
    <style:style style:name="P323" style:family="paragraph" style:parent-style-name="Standard">
      <style:text-properties officeooo:rsid="01c7efcb" officeooo:paragraph-rsid="01c7efcb"/>
    </style:style>
    <style:style style:name="P324" style:family="paragraph" style:parent-style-name="Standard">
      <style:text-properties officeooo:rsid="01c89359" officeooo:paragraph-rsid="01c89359"/>
    </style:style>
    <style:style style:name="P325" style:family="paragraph" style:parent-style-name="Standard">
      <style:text-properties officeooo:rsid="01c90fac" officeooo:paragraph-rsid="01c90fac"/>
    </style:style>
    <style:style style:name="P326" style:family="paragraph" style:parent-style-name="Standard">
      <style:text-properties officeooo:rsid="01ca27f2" officeooo:paragraph-rsid="01ca27f2"/>
    </style:style>
    <style:style style:name="P327" style:family="paragraph" style:parent-style-name="Standard">
      <style:text-properties officeooo:rsid="01cadc5a" officeooo:paragraph-rsid="01cadc5a"/>
    </style:style>
    <style:style style:name="P328" style:family="paragraph" style:parent-style-name="Standard">
      <style:text-properties officeooo:rsid="01cc54cc" officeooo:paragraph-rsid="01cc54cc"/>
    </style:style>
    <style:style style:name="P329" style:family="paragraph" style:parent-style-name="Standard">
      <style:text-properties officeooo:rsid="01cd01ce" officeooo:paragraph-rsid="01cd01ce"/>
    </style:style>
    <style:style style:name="P330" style:family="paragraph" style:parent-style-name="Standard">
      <style:text-properties officeooo:rsid="01cd0501" officeooo:paragraph-rsid="01cd0501"/>
    </style:style>
    <style:style style:name="P331" style:family="paragraph" style:parent-style-name="Standard">
      <style:text-properties officeooo:rsid="01ce4f6c" officeooo:paragraph-rsid="01ce4f6c"/>
    </style:style>
    <style:style style:name="P332" style:family="paragraph" style:parent-style-name="Standard">
      <style:text-properties officeooo:rsid="01d1633d" officeooo:paragraph-rsid="01d1633d"/>
    </style:style>
    <style:style style:name="P333" style:family="paragraph" style:parent-style-name="Standard">
      <style:text-properties officeooo:rsid="01d24f97" officeooo:paragraph-rsid="01d24f97"/>
    </style:style>
    <style:style style:name="P334" style:family="paragraph" style:parent-style-name="Standard">
      <style:text-properties officeooo:rsid="01d2cb58" officeooo:paragraph-rsid="01d24f97"/>
    </style:style>
    <style:style style:name="P335" style:family="paragraph" style:parent-style-name="Standard">
      <style:text-properties officeooo:rsid="01d2cb58" officeooo:paragraph-rsid="01d2cb58"/>
    </style:style>
    <style:style style:name="P336" style:family="paragraph" style:parent-style-name="Standard">
      <style:text-properties officeooo:rsid="01d6d3c3" officeooo:paragraph-rsid="01d6d3c3"/>
    </style:style>
    <style:style style:name="P3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45b03f" officeooo:paragraph-rsid="00623050" style:font-size-asian="12pt" style:font-size-complex="12pt"/>
    </style:style>
    <style:style style:name="P33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8c101d" officeooo:paragraph-rsid="008c101d" style:font-size-asian="12pt" style:font-size-complex="12pt"/>
    </style:style>
    <style:style style:name="P33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2pt" officeooo:rsid="00979e51" officeooo:paragraph-rsid="00ba9e4e" style:font-size-asian="12pt" style:font-size-complex="12pt"/>
    </style:style>
    <style:style style:name="P3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cbb99d"/>
    </style:style>
    <style:style style:name="P3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f69415" officeooo:paragraph-rsid="00f69415"/>
    </style:style>
    <style:style style:name="P3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ef40e5" officeooo:paragraph-rsid="00ef40e5" style:font-weight-asian="normal" style:font-weight-complex="normal"/>
    </style:style>
    <style:style style:name="P3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style:use-window-font-color="true" style:font-name="Times New Roman1" fo:font-size="12pt" fo:letter-spacing="normal" fo:font-style="normal" fo:font-weight="normal" officeooo:rsid="01b5982e" officeooo:paragraph-rsid="01b3f539" style:font-size-asian="12pt" style:font-size-complex="12pt"/>
    </style:style>
    <style:style style:name="P3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1cc54cc" officeooo:paragraph-rsid="01cc54cc"/>
    </style:style>
    <style:style style:name="P345" style:family="paragraph" style:parent-style-name="Preformatted_20_Text">
      <style:text-properties officeooo:rsid="00603707" officeooo:paragraph-rsid="00623050"/>
    </style:style>
    <style:style style:name="P346" style:family="paragraph" style:parent-style-name="Preformatted_20_Text">
      <style:text-properties fo:font-variant="normal" fo:text-transform="none" style:use-window-font-color="true" style:font-name="Times New Roman1" fo:font-size="12pt" fo:letter-spacing="normal" fo:font-style="normal" fo:font-weight="normal" officeooo:rsid="01c47c71" officeooo:paragraph-rsid="01c47c71" style:font-size-asian="12pt" style:font-size-complex="12pt"/>
    </style:style>
    <style:style style:name="P347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.1043in" loext:contextual-spacing="false" fo:line-height="160%" fo:text-align="start" style:justify-single-word="false" fo:orphans="2" fo:widows="2" fo:text-indent="0in" style:auto-text-indent="false" fo:background-color="#f4f4f4" fo:padding="0.0193in" fo:border-left="2.24pt solid #e03331" fo:border-right="0.74pt solid #dddddd" fo:border-top="0.74pt solid #dddddd" fo:border-bottom="0.74pt solid #dddddd"/>
    </style:style>
    <style:style style:name="P348" style:family="paragraph" style:parent-style-name="Standard" style:list-style-name="L1">
      <style:text-properties style:font-name="Times New Roman1" fo:font-size="12pt" officeooo:rsid="00249877" officeooo:paragraph-rsid="0020566c" style:font-size-asian="12pt" style:font-size-complex="12pt"/>
    </style:style>
    <style:style style:name="P349" style:family="paragraph" style:parent-style-name="Standard" style:list-style-name="L1">
      <style:text-properties style:font-name="Times New Roman1" fo:font-size="12pt" officeooo:rsid="00249877" officeooo:paragraph-rsid="00249877" style:font-size-asian="12pt" style:font-size-complex="12pt"/>
    </style:style>
    <style:style style:name="P350" style:family="paragraph" style:parent-style-name="Standard" style:list-style-name="L2">
      <style:text-properties style:font-name="Times New Roman1" fo:font-size="12pt" officeooo:rsid="00214bae" officeooo:paragraph-rsid="0020566c" style:font-size-asian="12pt" style:font-size-complex="12pt"/>
    </style:style>
    <style:style style:name="P351" style:family="paragraph" style:parent-style-name="Standard" style:list-style-name="L2">
      <style:text-properties style:font-name="Times New Roman1" fo:font-size="12pt" officeooo:rsid="00214bae" officeooo:paragraph-rsid="00214bae" style:font-size-asian="12pt" style:font-size-complex="12pt"/>
    </style:style>
    <style:style style:name="P352" style:family="paragraph" style:parent-style-name="Standard" style:list-style-name="L3">
      <style:text-properties style:font-name="Times New Roman1" fo:font-size="12pt" officeooo:rsid="00214bae" officeooo:paragraph-rsid="00214bae" style:font-size-asian="12pt" style:font-size-complex="12pt"/>
    </style:style>
    <style:style style:name="P353" style:family="paragraph" style:parent-style-name="Standard" style:list-style-name="L3">
      <style:text-properties style:font-name="Times New Roman1" fo:font-size="12pt" officeooo:rsid="003226fd" officeooo:paragraph-rsid="003226fd" style:font-size-asian="12pt" style:font-size-complex="12pt"/>
    </style:style>
    <style:style style:name="P354" style:family="paragraph" style:parent-style-name="Standard" style:list-style-name="L3">
      <style:text-properties style:font-name="Times New Roman1" fo:font-size="12pt" officeooo:rsid="0031c8bc" officeooo:paragraph-rsid="003226fd" style:font-size-asian="12pt" style:font-size-complex="12pt"/>
    </style:style>
    <style:style style:name="P355" style:family="paragraph" style:parent-style-name="Standard" style:list-style-name="L3">
      <style:text-properties style:font-name="Times New Roman1" fo:font-size="12pt" officeooo:rsid="003298c6" officeooo:paragraph-rsid="003298c6" style:font-size-asian="12pt" style:font-size-complex="12pt"/>
    </style:style>
    <style:style style:name="P356" style:family="paragraph" style:parent-style-name="Standard" style:list-style-name="L3">
      <style:text-properties style:font-name="Times New Roman1" fo:font-size="12pt" officeooo:rsid="00346f43" officeooo:paragraph-rsid="00346f43" style:font-size-asian="12pt" style:font-size-complex="12pt"/>
    </style:style>
    <style:style style:name="P357" style:family="paragraph" style:parent-style-name="Standard" style:list-style-name="L3">
      <style:text-properties style:font-name="Times New Roman1" fo:font-size="12pt" officeooo:rsid="003582ff" officeooo:paragraph-rsid="003582ff" style:font-size-asian="12pt" style:font-size-complex="12pt"/>
    </style:style>
    <style:style style:name="P358" style:family="paragraph" style:parent-style-name="Standard" style:list-style-name="L3">
      <style:text-properties style:font-name="Times New Roman1" fo:font-size="12pt" officeooo:rsid="00223d55" officeooo:paragraph-rsid="00223d55" style:font-size-asian="12pt" style:font-size-complex="12pt"/>
    </style:style>
    <style:style style:name="P359" style:family="paragraph" style:parent-style-name="Standard" style:list-style-name="L3">
      <style:text-properties style:font-name="Times New Roman1" fo:font-size="12pt" officeooo:rsid="00223d55" officeooo:paragraph-rsid="002bfae9" style:font-size-asian="12pt" style:font-size-complex="12pt"/>
    </style:style>
    <style:style style:name="P360" style:family="paragraph" style:parent-style-name="Standard" style:list-style-name="L3">
      <style:text-properties style:font-name="Times New Roman1" fo:font-size="12pt" officeooo:rsid="003a655c" officeooo:paragraph-rsid="003a655c" style:font-size-asian="12pt" style:font-size-complex="12pt"/>
    </style:style>
    <style:style style:name="P361" style:family="paragraph" style:parent-style-name="Standard" style:list-style-name="L3">
      <style:text-properties style:font-name="Times New Roman1" fo:font-size="12pt" officeooo:rsid="003c5f96" officeooo:paragraph-rsid="003c5f96" style:font-size-asian="12pt" style:font-size-complex="12pt"/>
    </style:style>
    <style:style style:name="P362" style:family="paragraph" style:parent-style-name="Standard" style:list-style-name="L3">
      <style:text-properties style:font-name="Times New Roman1" fo:font-size="12pt" officeooo:rsid="002bfae9" officeooo:paragraph-rsid="002bfae9" style:font-size-asian="12pt" style:font-size-complex="12pt"/>
    </style:style>
    <style:style style:name="P363" style:family="paragraph" style:parent-style-name="Standard" style:list-style-name="L3">
      <style:text-properties style:font-name="Times New Roman1" fo:font-size="12pt" officeooo:rsid="002db845" officeooo:paragraph-rsid="002db845" style:font-size-asian="12pt" style:font-size-complex="12pt"/>
    </style:style>
    <style:style style:name="P364" style:family="paragraph" style:parent-style-name="Standard" style:list-style-name="L3">
      <style:text-properties style:font-name="Times New Roman1" fo:font-size="12pt" officeooo:rsid="0023fcbc" officeooo:paragraph-rsid="0023fcbc" style:font-size-asian="12pt" style:font-size-complex="12pt"/>
    </style:style>
    <style:style style:name="P365" style:family="paragraph" style:parent-style-name="Standard" style:list-style-name="L3">
      <style:text-properties style:font-name="Times New Roman1" fo:font-size="12pt" officeooo:rsid="00438738" officeooo:paragraph-rsid="00438738" style:font-size-asian="12pt" style:font-size-complex="12pt"/>
    </style:style>
    <style:style style:name="P366" style:family="paragraph" style:parent-style-name="Standard" style:list-style-name="L3">
      <style:text-properties style:font-name="Times New Roman1" fo:font-size="12pt" officeooo:rsid="002e9bbe" officeooo:paragraph-rsid="002e9bbe" style:font-size-asian="12pt" style:font-size-complex="12pt"/>
    </style:style>
    <style:style style:name="P367" style:family="paragraph" style:parent-style-name="Standard" style:list-style-name="L3">
      <style:text-properties style:font-name="Times New Roman1" fo:font-size="12pt" officeooo:rsid="00308ccf" officeooo:paragraph-rsid="00308ccf" style:font-size-asian="12pt" style:font-size-complex="12pt"/>
    </style:style>
    <style:style style:name="P368" style:family="paragraph" style:parent-style-name="Standard" style:list-style-name="L3">
      <style:text-properties style:font-name="Times New Roman1" fo:font-size="12pt" officeooo:rsid="0026e611" officeooo:paragraph-rsid="0026e611" style:font-size-asian="12pt" style:font-size-complex="12pt"/>
    </style:style>
    <style:style style:name="P369" style:family="paragraph" style:parent-style-name="Standard" style:list-style-name="L3">
      <style:text-properties style:font-name="Times New Roman1" fo:font-size="12pt" officeooo:rsid="00286af7" officeooo:paragraph-rsid="00286af7" style:font-size-asian="12pt" style:font-size-complex="12pt"/>
    </style:style>
    <style:style style:name="P370" style:family="paragraph" style:parent-style-name="Standard" style:list-style-name="L3">
      <style:text-properties style:font-name="Times New Roman1" fo:font-size="12pt" officeooo:rsid="002a2bed" officeooo:paragraph-rsid="002a2bed" style:font-size-asian="12pt" style:font-size-complex="12pt"/>
    </style:style>
    <style:style style:name="P371" style:family="paragraph" style:parent-style-name="Standard" style:list-style-name="L4">
      <style:text-properties style:font-name="Times New Roman1" fo:font-size="12pt" officeooo:rsid="003d502b" officeooo:paragraph-rsid="00401aca" style:font-size-asian="12pt" style:font-size-complex="12pt"/>
    </style:style>
    <style:style style:name="P372" style:family="paragraph" style:parent-style-name="Standard" style:list-style-name="L5">
      <style:text-properties style:font-name="Times New Roman1" fo:font-size="12pt" officeooo:rsid="0063d4c1" officeooo:paragraph-rsid="0063d4c1" style:font-size-asian="12pt" style:font-size-complex="12pt"/>
    </style:style>
    <style:style style:name="P373" style:family="paragraph" style:parent-style-name="Standard" style:list-style-name="L5">
      <style:text-properties style:font-name="Times New Roman1" fo:font-size="12pt" officeooo:rsid="0073e96e" officeooo:paragraph-rsid="0081dcf4" style:font-size-asian="12pt" style:font-size-complex="12pt"/>
    </style:style>
    <style:style style:name="P374" style:family="paragraph" style:parent-style-name="Standard">
      <style:text-properties style:font-name="Times New Roman1" fo:font-size="12pt" officeooo:rsid="01d9fafc" officeooo:paragraph-rsid="01d9fafc" style:font-size-asian="12pt" style:font-size-complex="12pt"/>
    </style:style>
    <style:style style:name="P375" style:family="paragraph" style:parent-style-name="Standard" style:list-style-name="L5">
      <style:text-properties officeooo:paragraph-rsid="00662e8c"/>
    </style:style>
    <style:style style:name="P376" style:family="paragraph" style:parent-style-name="Standard" style:list-style-name="L5">
      <style:text-properties officeooo:paragraph-rsid="0068318e"/>
    </style:style>
    <style:style style:name="P377" style:family="paragraph" style:parent-style-name="Standard" style:list-style-name="L5">
      <style:text-properties officeooo:paragraph-rsid="006d8485"/>
    </style:style>
    <style:style style:name="P378" style:family="paragraph" style:parent-style-name="Standard" style:list-style-name="L5">
      <style:text-properties officeooo:paragraph-rsid="006dee00"/>
    </style:style>
    <style:style style:name="P379" style:family="paragraph" style:parent-style-name="Standard" style:list-style-name="L5">
      <style:text-properties officeooo:paragraph-rsid="0074ceda"/>
    </style:style>
    <style:style style:name="P380" style:family="paragraph" style:parent-style-name="Standard" style:list-style-name="L5">
      <style:text-properties officeooo:paragraph-rsid="00b13e47"/>
    </style:style>
    <style:style style:name="P381" style:family="paragraph" style:parent-style-name="Standard" style:list-style-name="L5">
      <style:text-properties officeooo:paragraph-rsid="00697179"/>
    </style:style>
    <style:style style:name="P382" style:family="paragraph" style:parent-style-name="Standard" style:list-style-name="L5">
      <style:text-properties fo:font-size="12pt" officeooo:paragraph-rsid="00662e8c" style:font-size-asian="12pt" style:font-size-complex="12pt"/>
    </style:style>
    <style:style style:name="P383" style:family="paragraph" style:parent-style-name="Standard" style:list-style-name="L5">
      <style:text-properties fo:font-size="12pt" officeooo:paragraph-rsid="00b13e47" style:font-size-asian="12pt" style:font-size-complex="12pt"/>
    </style:style>
    <style:style style:name="P384" style:family="paragraph" style:parent-style-name="Standard" style:list-style-name="L5">
      <style:text-properties fo:font-size="12pt" officeooo:paragraph-rsid="006dee00" style:font-size-asian="12pt" style:font-size-complex="12pt"/>
    </style:style>
    <style:style style:name="P385" style:family="paragraph" style:parent-style-name="Standard" style:list-style-name="L5">
      <style:text-properties fo:font-size="12pt" officeooo:paragraph-rsid="006a4197" style:font-size-asian="12pt" style:font-size-complex="12pt"/>
    </style:style>
    <style:style style:name="P386" style:family="paragraph" style:parent-style-name="Standard" style:list-style-name="L5">
      <style:text-properties fo:font-size="12pt" officeooo:rsid="0068318e" officeooo:paragraph-rsid="0068318e" style:font-size-asian="12pt" style:font-size-complex="12pt"/>
    </style:style>
    <style:style style:name="P387" style:family="paragraph" style:parent-style-name="Standard" style:list-style-name="L5">
      <style:text-properties fo:font-size="12pt" officeooo:rsid="006dee00" officeooo:paragraph-rsid="006dee00" style:font-size-asian="12pt" style:font-size-complex="12pt"/>
    </style:style>
    <style:style style:name="P388" style:family="paragraph" style:parent-style-name="Standard" style:list-style-name="L5">
      <style:text-properties fo:font-size="12pt" officeooo:rsid="006fbc12" officeooo:paragraph-rsid="006fbc12" style:font-size-asian="12pt" style:font-size-complex="12pt"/>
    </style:style>
    <style:style style:name="P389" style:family="paragraph" style:parent-style-name="Standard" style:list-style-name="L5">
      <style:text-properties fo:font-size="12pt" officeooo:rsid="006a4197" officeooo:paragraph-rsid="006d8485" style:font-size-asian="12pt" style:font-size-complex="12pt"/>
    </style:style>
    <style:style style:name="P390" style:family="paragraph" style:parent-style-name="Standard" style:list-style-name="L5">
      <style:text-properties fo:font-size="12pt" officeooo:rsid="007230c6" officeooo:paragraph-rsid="007230c6" style:font-size-asian="12pt" style:font-size-complex="12pt"/>
    </style:style>
    <style:style style:name="P391" style:family="paragraph" style:parent-style-name="Standard" style:list-style-name="L5">
      <style:text-properties fo:font-size="12pt" officeooo:rsid="0074ceda" officeooo:paragraph-rsid="0074ceda" style:font-size-asian="12pt" style:font-size-complex="12pt"/>
    </style:style>
    <style:style style:name="P392" style:family="paragraph" style:parent-style-name="Standard" style:list-style-name="L5">
      <style:text-properties fo:font-size="12pt" officeooo:rsid="00b13e47" officeooo:paragraph-rsid="00b13e47" style:font-size-asian="12pt" style:font-size-complex="12pt"/>
    </style:style>
    <style:style style:name="P393" style:family="paragraph" style:parent-style-name="Standard" style:list-style-name="L5">
      <style:text-properties fo:font-size="12pt" officeooo:rsid="00685361" officeooo:paragraph-rsid="006dee00" style:font-size-asian="12pt" style:font-size-complex="12pt"/>
    </style:style>
    <style:style style:name="P394" style:family="paragraph" style:parent-style-name="Standard" style:list-style-name="L5">
      <style:text-properties fo:font-size="12pt" officeooo:rsid="006bf278" officeooo:paragraph-rsid="006bf278" style:font-size-asian="12pt" style:font-size-complex="12pt"/>
    </style:style>
    <style:style style:name="P395" style:family="paragraph" style:parent-style-name="Standard" style:list-style-name="L6">
      <style:text-properties fo:font-size="12pt" officeooo:rsid="0076828c" officeooo:paragraph-rsid="0076828c" style:font-size-asian="12pt" style:font-size-complex="12pt"/>
    </style:style>
    <style:style style:name="P396" style:family="paragraph" style:parent-style-name="Standard" style:list-style-name="L6">
      <style:text-properties fo:font-size="12pt" officeooo:rsid="0076828c" officeooo:paragraph-rsid="0088625d" style:font-size-asian="12pt" style:font-size-complex="12pt"/>
    </style:style>
    <style:style style:name="P397" style:family="paragraph" style:parent-style-name="Standard" style:list-style-name="L6">
      <style:text-properties fo:font-size="12pt" officeooo:rsid="0076828c" officeooo:paragraph-rsid="007909ba" style:font-size-asian="12pt" style:font-size-complex="12pt"/>
    </style:style>
    <style:style style:name="P398" style:family="paragraph" style:parent-style-name="Standard" style:list-style-name="L6">
      <style:text-properties fo:font-size="12pt" officeooo:rsid="007a7eba" officeooo:paragraph-rsid="0076828c" style:font-size-asian="12pt" style:font-size-complex="12pt"/>
    </style:style>
    <style:style style:name="P399" style:family="paragraph" style:parent-style-name="Standard" style:list-style-name="L6">
      <style:text-properties fo:font-size="12pt" officeooo:rsid="007a7eba" officeooo:paragraph-rsid="007a7eba" style:font-size-asian="12pt" style:font-size-complex="12pt"/>
    </style:style>
    <style:style style:name="P400" style:family="paragraph" style:parent-style-name="Standard" style:list-style-name="L6">
      <style:text-properties fo:font-size="12pt" officeooo:rsid="007bc164" officeooo:paragraph-rsid="007bc164" style:font-size-asian="12pt" style:font-size-complex="12pt"/>
    </style:style>
    <style:style style:name="P401" style:family="paragraph" style:parent-style-name="Standard" style:list-style-name="L7">
      <style:text-properties fo:font-size="12pt" officeooo:rsid="007ef569" officeooo:paragraph-rsid="007ef569" style:font-size-asian="12pt" style:font-size-complex="12pt"/>
    </style:style>
    <style:style style:name="P402" style:family="paragraph" style:parent-style-name="Standard" style:list-style-name="L7">
      <style:text-properties fo:font-size="12pt" officeooo:rsid="009d17d4" officeooo:paragraph-rsid="009d17d4" style:font-size-asian="12pt" style:font-size-complex="12pt"/>
    </style:style>
    <style:style style:name="P403" style:family="paragraph" style:parent-style-name="Standard" style:list-style-name="L7">
      <style:text-properties fo:font-size="12pt" officeooo:rsid="00a369ea" officeooo:paragraph-rsid="00a369ea" style:font-size-asian="12pt" style:font-size-complex="12pt"/>
    </style:style>
    <style:style style:name="P404" style:family="paragraph" style:parent-style-name="Standard" style:list-style-name="L6">
      <style:text-properties fo:font-size="12pt" officeooo:rsid="008d2f03" officeooo:paragraph-rsid="008d2f03" style:font-size-asian="12pt" style:font-size-complex="12pt"/>
    </style:style>
    <style:style style:name="P405" style:family="paragraph" style:parent-style-name="Standard" style:list-style-name="L6">
      <style:text-properties fo:font-size="12pt" officeooo:rsid="007909ba" officeooo:paragraph-rsid="007909ba" style:font-size-asian="12pt" style:font-size-complex="12pt"/>
    </style:style>
    <style:style style:name="P406" style:family="paragraph" style:parent-style-name="Standard" style:list-style-name="L6">
      <style:text-properties fo:font-size="12pt" officeooo:rsid="00775013" officeooo:paragraph-rsid="00775013" style:font-size-asian="12pt" style:font-size-complex="12pt"/>
    </style:style>
    <style:style style:name="P407" style:family="paragraph" style:parent-style-name="Standard" style:list-style-name="L6">
      <style:text-properties fo:font-size="12pt" officeooo:rsid="0088b599" officeooo:paragraph-rsid="0088b599" style:font-size-asian="12pt" style:font-size-complex="12pt"/>
    </style:style>
    <style:style style:name="P408" style:family="paragraph" style:parent-style-name="Standard" style:list-style-name="L6">
      <style:text-properties fo:font-size="12pt" officeooo:rsid="0078961c" officeooo:paragraph-rsid="0078961c" style:font-size-asian="12pt" style:font-size-complex="12pt"/>
    </style:style>
    <style:style style:name="P409" style:family="paragraph" style:parent-style-name="Standard" style:list-style-name="L11">
      <style:text-properties fo:font-size="12pt" officeooo:rsid="0102bed7" officeooo:paragraph-rsid="0102bed7" style:font-size-asian="12pt" style:font-size-complex="12pt"/>
    </style:style>
    <style:style style:name="P410" style:family="paragraph" style:parent-style-name="Standard" style:list-style-name="L11">
      <style:text-properties fo:font-size="12pt" officeooo:rsid="010303d1" officeooo:paragraph-rsid="010303d1" style:font-size-asian="12pt" style:font-size-complex="12pt"/>
    </style:style>
    <style:style style:name="P411" style:family="paragraph" style:parent-style-name="Standard" style:list-style-name="L11">
      <style:text-properties fo:font-size="12pt" officeooo:rsid="01040e16" officeooo:paragraph-rsid="01040e16" style:font-size-asian="12pt" style:font-size-complex="12pt"/>
    </style:style>
    <style:style style:name="P412" style:family="paragraph" style:parent-style-name="Standard" style:list-style-name="L11">
      <style:text-properties fo:font-size="12pt" officeooo:rsid="0104c15f" officeooo:paragraph-rsid="0104c15f" style:font-size-asian="12pt" style:font-size-complex="12pt"/>
    </style:style>
    <style:style style:name="P413" style:family="paragraph" style:parent-style-name="Standard" style:list-style-name="L5">
      <style:text-properties officeooo:rsid="007230c6" officeooo:paragraph-rsid="007230c6"/>
    </style:style>
    <style:style style:name="P414" style:family="paragraph" style:parent-style-name="Standard" style:list-style-name="L5">
      <style:text-properties fo:font-variant="normal" fo:text-transform="none" fo:color="#333333" style:font-name="monospace" fo:font-size="12pt" fo:letter-spacing="normal" fo:font-style="normal" fo:font-weight="normal" officeooo:paragraph-rsid="0074ceda" style:font-size-asian="12pt" style:font-size-complex="12pt"/>
    </style:style>
    <style:style style:name="P415" style:family="paragraph" style:parent-style-name="Standard" style:list-style-name="L5">
      <style:text-properties fo:font-variant="normal" fo:text-transform="none" fo:color="#555555" style:font-name="Roboto" fo:font-size="9.14999961853027pt" fo:letter-spacing="normal" fo:font-style="normal" fo:font-weight="normal" officeooo:rsid="00b13e47" officeooo:paragraph-rsid="00b13e47"/>
    </style:style>
    <style:style style:name="P416" style:family="paragraph" style:parent-style-name="Standard" style:list-style-name="L5">
      <style:text-properties fo:font-variant="normal" fo:text-transform="none" fo:color="#555555" style:font-name="Roboto" fo:font-size="12pt" fo:letter-spacing="normal" fo:font-style="normal" fo:font-weight="normal" officeooo:rsid="00b13e47" officeooo:paragraph-rsid="00b13e47" style:font-size-asian="12pt" style:font-size-complex="12pt"/>
    </style:style>
    <style:style style:name="P417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08653" officeooo:paragraph-rsid="01508653" style:font-size-asian="12pt" style:font-size-complex="12pt"/>
    </style:style>
    <style:style style:name="P418" style:family="paragraph" style:parent-style-name="Standard" style:list-style-name="L12">
      <style:text-properties fo:font-variant="normal" fo:text-transform="none" style:use-window-font-color="true" style:font-name="Times New Roman1" fo:font-size="12pt" fo:letter-spacing="normal" fo:font-style="normal" fo:font-weight="normal" officeooo:rsid="01526432" officeooo:paragraph-rsid="01526432" style:font-size-asian="12pt" style:font-size-complex="12pt"/>
    </style:style>
    <style:style style:name="P419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0f37" officeooo:paragraph-rsid="015e0f37" style:font-size-asian="12pt" style:font-size-complex="12pt"/>
    </style:style>
    <style:style style:name="P420" style:family="paragraph" style:parent-style-name="Standard" style:list-style-name="L13">
      <style:text-properties fo:font-variant="normal" fo:text-transform="none" style:use-window-font-color="true" style:font-name="Times New Roman1" fo:font-size="12pt" fo:letter-spacing="normal" fo:font-style="normal" fo:font-weight="normal" officeooo:rsid="015e8014" officeooo:paragraph-rsid="015e8014" style:font-size-asian="12pt" style:font-size-complex="12pt"/>
    </style:style>
    <style:style style:name="P421" style:family="paragraph" style:parent-style-name="Standard" style:list-style-name="L14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22" style:family="paragraph" style:parent-style-name="Standard" style:list-style-name="L15">
      <style:text-properties fo:font-variant="normal" fo:text-transform="none" style:use-window-font-color="true" style:font-name="Times New Roman1" fo:font-size="12pt" fo:letter-spacing="normal" fo:font-style="normal" fo:font-weight="normal" officeooo:rsid="01657c47" officeooo:paragraph-rsid="01657c47" style:font-size-asian="12pt" style:font-size-complex="12pt"/>
    </style:style>
    <style:style style:name="P423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7b172" officeooo:paragraph-rsid="0167b172" style:font-size-asian="12pt" style:font-size-complex="12pt"/>
    </style:style>
    <style:style style:name="P424" style:family="paragraph" style:parent-style-name="Standard" style:list-style-name="L16">
      <style:text-properties fo:font-variant="normal" fo:text-transform="none" style:use-window-font-color="true" style:font-name="Times New Roman1" fo:font-size="12pt" fo:letter-spacing="normal" fo:font-style="normal" fo:font-weight="normal" officeooo:rsid="016b44ad" officeooo:paragraph-rsid="016b44ad" style:font-size-asian="12pt" style:font-size-complex="12pt"/>
    </style:style>
    <style:style style:name="P425" style:family="paragraph" style:parent-style-name="Standard" style:list-style-name="L17">
      <style:text-properties fo:font-variant="normal" fo:text-transform="none" style:use-window-font-color="true" style:font-name="Times New Roman1" fo:font-size="12pt" fo:letter-spacing="normal" fo:font-style="normal" fo:font-weight="normal" officeooo:rsid="01720c4c" officeooo:paragraph-rsid="01720c4c" style:font-size-asian="12pt" style:font-size-complex="12pt"/>
    </style:style>
    <style:style style:name="P426" style:family="paragraph" style:parent-style-name="Standard" style:list-style-name="L5">
      <style:text-properties officeooo:rsid="00b13e47" officeooo:paragraph-rsid="00b13e47"/>
    </style:style>
    <style:style style:name="P427" style:family="paragraph" style:parent-style-name="Standard" style:list-style-name="L6">
      <style:text-properties officeooo:paragraph-rsid="0076828c"/>
    </style:style>
    <style:style style:name="P428" style:family="paragraph" style:parent-style-name="Standard" style:list-style-name="L6">
      <style:text-properties officeooo:paragraph-rsid="008d2f03"/>
    </style:style>
    <style:style style:name="P429" style:family="paragraph" style:parent-style-name="Standard" style:list-style-name="L6">
      <style:text-properties officeooo:paragraph-rsid="00775013"/>
    </style:style>
    <style:style style:name="P430" style:family="paragraph" style:parent-style-name="Standard" style:list-style-name="L8">
      <style:text-properties officeooo:paragraph-rsid="0076828c"/>
    </style:style>
    <style:style style:name="P431" style:family="paragraph" style:parent-style-name="Standard" style:list-style-name="L6">
      <style:text-properties officeooo:rsid="008d2f03" officeooo:paragraph-rsid="008d2f03"/>
    </style:style>
    <style:style style:name="P432" style:family="paragraph" style:parent-style-name="Standard" style:list-style-name="L9">
      <style:text-properties officeooo:paragraph-rsid="00775013"/>
    </style:style>
    <style:style style:name="P433" style:family="paragraph" style:parent-style-name="Standard" style:list-style-name="L6">
      <style:text-properties officeooo:rsid="00775013" officeooo:paragraph-rsid="00775013"/>
    </style:style>
    <style:style style:name="P434" style:family="paragraph" style:parent-style-name="Standard" style:list-style-name="L10">
      <style:text-properties officeooo:rsid="00e835a1" officeooo:paragraph-rsid="00e835a1"/>
    </style:style>
    <style:style style:name="P435" style:family="paragraph" style:parent-style-name="Standard" style:list-style-name="L10">
      <style:text-properties officeooo:rsid="00e835a1" officeooo:paragraph-rsid="00e44fd0"/>
    </style:style>
    <style:style style:name="P436" style:family="paragraph" style:parent-style-name="Standard" style:list-style-name="L17">
      <style:text-properties officeooo:paragraph-rsid="01720c4c"/>
    </style:style>
    <style:style style:name="P437" style:family="paragraph" style:parent-style-name="Standard" style:list-style-name="L17">
      <style:text-properties officeooo:rsid="01720c4c" officeooo:paragraph-rsid="01720c4c"/>
    </style:style>
    <style:style style:name="P438" style:family="paragraph" style:parent-style-name="Standard" style:list-style-name="L18">
      <style:text-properties officeooo:rsid="017a2393" officeooo:paragraph-rsid="017a2393"/>
    </style:style>
    <style:style style:name="P439" style:family="paragraph" style:parent-style-name="Standard" style:list-style-name="L18">
      <style:text-properties officeooo:rsid="01796ffa" officeooo:paragraph-rsid="017a2393"/>
    </style:style>
    <style:style style:name="P440" style:family="paragraph" style:parent-style-name="Standard" style:list-style-name="L18">
      <style:text-properties officeooo:rsid="01796ffa" officeooo:paragraph-rsid="01796ffa"/>
    </style:style>
    <style:style style:name="P441" style:family="paragraph" style:parent-style-name="Standard" style:list-style-name="L19">
      <style:text-properties officeooo:rsid="01831147" officeooo:paragraph-rsid="01831147"/>
    </style:style>
    <style:style style:name="P442" style:family="paragraph" style:parent-style-name="Standard" style:list-style-name="L20">
      <style:text-properties officeooo:rsid="01831147" officeooo:paragraph-rsid="01831147"/>
    </style:style>
    <style:style style:name="P443" style:family="paragraph" style:parent-style-name="Standard" style:list-style-name="L19">
      <style:text-properties officeooo:rsid="0185820e" officeooo:paragraph-rsid="0185820e"/>
    </style:style>
    <style:style style:name="P444" style:family="paragraph" style:parent-style-name="Standard" style:list-style-name="L19">
      <style:text-properties officeooo:rsid="01875bac" officeooo:paragraph-rsid="0187f5c6"/>
    </style:style>
    <style:style style:name="P445" style:family="paragraph" style:parent-style-name="Standard" style:list-style-name="L19">
      <style:text-properties officeooo:rsid="01875bac" officeooo:paragraph-rsid="01889b52"/>
    </style:style>
    <style:style style:name="P446" style:family="paragraph" style:parent-style-name="Standard" style:list-style-name="L19">
      <style:text-properties officeooo:rsid="01875bac" officeooo:paragraph-rsid="01875bac"/>
    </style:style>
    <style:style style:name="P447" style:family="paragraph" style:parent-style-name="Standard" style:list-style-name="L21">
      <style:text-properties officeooo:rsid="0183b45d" officeooo:paragraph-rsid="0183b45d"/>
    </style:style>
    <style:style style:name="P448" style:family="paragraph" style:parent-style-name="Standard" style:list-style-name="L21">
      <style:text-properties officeooo:rsid="01856bda" officeooo:paragraph-rsid="01856bda"/>
    </style:style>
    <style:style style:name="P449" style:family="paragraph" style:parent-style-name="Standard" style:list-style-name="L22">
      <style:text-properties officeooo:rsid="01856bda" officeooo:paragraph-rsid="01856bda"/>
    </style:style>
    <style:style style:name="P450" style:family="paragraph" style:parent-style-name="Standard" style:list-style-name="L22">
      <style:text-properties officeooo:rsid="01856bda" officeooo:paragraph-rsid="018a5975"/>
    </style:style>
    <style:style style:name="P451" style:family="paragraph" style:parent-style-name="Standard" style:list-style-name="L22">
      <style:text-properties officeooo:rsid="018a5975" officeooo:paragraph-rsid="018a5975"/>
    </style:style>
    <style:style style:name="P452" style:family="paragraph" style:parent-style-name="Standard" style:list-style-name="L23">
      <style:text-properties officeooo:rsid="01d3e5b5" officeooo:paragraph-rsid="01d3e5b5"/>
    </style:style>
    <style:style style:name="P453" style:family="paragraph" style:parent-style-name="Standard" style:list-style-name="L23">
      <style:text-properties officeooo:rsid="01d2cb58" officeooo:paragraph-rsid="01d2cb58"/>
    </style:style>
    <style:style style:name="P454" style:family="paragraph" style:parent-style-name="Standard" style:list-style-name="L23">
      <style:text-properties officeooo:rsid="01d55c35" officeooo:paragraph-rsid="01d55c35"/>
    </style:style>
    <style:style style:name="P455" style:family="paragraph" style:parent-style-name="Standard" style:list-style-name="L23">
      <style:text-properties officeooo:rsid="01d6d3c3" officeooo:paragraph-rsid="01d6d3c3"/>
    </style:style>
    <style:style style:name="P456" style:family="paragraph" style:parent-style-name="Standard" style:list-style-name="L4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 New Roman1" fo:font-size="12pt" officeooo:rsid="003d502b" officeooo:paragraph-rsid="00401aca" style:font-size-asian="12pt" style:font-size-complex="12pt"/>
    </style:style>
    <style:style style:name="P457" style:family="paragraph" style:parent-style-name="Preformatted_20_Text" style:list-style-name="L17">
      <style:text-properties officeooo:paragraph-rsid="01720c4c"/>
    </style:style>
    <style:style style:name="T1" style:family="text">
      <style:text-properties officeooo:rsid="002a6bf9"/>
    </style:style>
    <style:style style:name="T2" style:family="text">
      <style:text-properties officeooo:rsid="0031c8bc"/>
    </style:style>
    <style:style style:name="T3" style:family="text">
      <style:text-properties officeooo:rsid="003226fd"/>
    </style:style>
    <style:style style:name="T4" style:family="text">
      <style:text-properties officeooo:rsid="00377db8"/>
    </style:style>
    <style:style style:name="T5" style:family="text">
      <style:text-properties officeooo:rsid="003977cf"/>
    </style:style>
    <style:style style:name="T6" style:family="text">
      <style:text-properties officeooo:rsid="003d502b"/>
    </style:style>
    <style:style style:name="T7" style:family="text">
      <style:text-properties officeooo:rsid="00411bcb"/>
    </style:style>
    <style:style style:name="T8" style:family="text">
      <style:text-properties officeooo:rsid="0042168b"/>
    </style:style>
    <style:style style:name="T9" style:family="text">
      <style:text-properties fo:font-variant="normal" fo:text-transform="none" fo:color="#222222" style:font-name="Times New Roman1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222222" style:font-name="Times New Roman1" fo:font-size="12pt" fo:letter-spacing="normal" fo:font-style="normal" fo:font-weight="normal" officeooo:rsid="00479061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222222" style:font-name="Times New Roman1" fo:font-size="12pt" fo:letter-spacing="normal" fo:font-style="normal" fo:font-weight="normal" officeooo:rsid="004d0860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222222" style:font-name="Times New Roman1" fo:font-size="12pt" fo:letter-spacing="normal" fo:font-style="normal" fo:font-weight="normal" officeooo:rsid="005b10b2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404040" style:font-name="Consolas" fo:letter-spacing="normal" fo:font-style="normal" fo:font-weight="normal"/>
    </style:style>
    <style:style style:name="T14" style:family="text">
      <style:text-properties fo:font-variant="normal" fo:text-transform="none" fo:color="#404040" style:font-name="Consolas" fo:letter-spacing="normal" fo:font-style="normal" fo:font-weight="normal" officeooo:rsid="0070727c"/>
    </style:style>
    <style:style style:name="T15" style:family="text">
      <style:text-properties fo:font-variant="normal" fo:text-transform="none" fo:color="#404040" style:font-name="SFMono-Regular" fo:font-size="7.84999990463257pt" fo:letter-spacing="normal" fo:font-style="normal" fo:font-weight="normal"/>
    </style:style>
    <style:style style:name="T16" style:family="text">
      <style:text-properties fo:font-variant="normal" fo:text-transform="none" fo:color="#000000" style:font-name="Helvetica" fo:font-size="11.8000001907349pt" fo:letter-spacing="normal" fo:font-style="normal" fo:font-weight="normal" officeooo:rsid="00f359b0" style:font-weight-asian="normal" style:font-weight-complex="normal"/>
    </style:style>
    <style:style style:name="T17" style:family="text">
      <style:text-properties fo:font-variant="normal" fo:text-transform="none" fo:color="#000000" style:font-name="monospace" fo:font-size="8.5pt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474ed0" style:font-size-asian="12pt" style:font-size-complex="12pt"/>
    </style:style>
    <style:style style:name="T19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1d5f0" style:font-size-asian="12pt" style:font-size-complex="12pt"/>
    </style:style>
    <style:style style:name="T20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381f1" style:font-size-asian="12pt" style:font-size-complex="12pt"/>
    </style:style>
    <style:style style:name="T21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6e716a" style:font-size-asian="12pt" style:font-size-complex="12pt"/>
    </style:style>
    <style:style style:name="T22" style:family="text">
      <style:text-properties fo:font-variant="normal" fo:text-transform="none" style:use-window-font-color="true" style:font-name="Times New Roman1" fo:font-size="12pt" fo:letter-spacing="normal" fo:font-style="normal" fo:font-weight="normal" officeooo:rsid="01724a98" style:font-size-asian="12pt" style:font-size-complex="12pt"/>
    </style:style>
    <style:style style:name="T23" style:family="text">
      <style:text-properties fo:font-variant="normal" fo:text-transform="none" fo:color="#666666" style:font-name="SFMono-Regular" fo:font-size="7.84999990463257pt" fo:letter-spacing="normal" fo:font-style="normal" fo:font-weight="normal"/>
    </style:style>
    <style:style style:name="T24" style:family="text">
      <style:text-properties fo:font-variant="normal" fo:text-transform="none" fo:color="#666666" style:font-name="Courier New" fo:font-size="11.2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303336" style:font-name="inherit" fo:font-size="8.5pt" fo:letter-spacing="normal" fo:font-style="normal" fo:font-weight="normal" fo:background-color="#eff0f1" loext:char-shading-value="0" loext:padding="0in" loext:border="none"/>
    </style:style>
    <style:style style:name="T26" style:family="text">
      <style:text-properties fo:font-variant="normal" fo:text-transform="none" fo:color="#303336" style:font-name="inherit" fo:font-size="8.5pt" fo:letter-spacing="normal" fo:font-style="normal" fo:font-weight="normal" officeooo:rsid="01720c4c" fo:background-color="#eff0f1" loext:char-shading-value="0" loext:padding="0in" loext:border="none"/>
    </style:style>
    <style:style style:name="T27" style:family="text">
      <style:text-properties fo:font-variant="normal" fo:text-transform="none" fo:color="#303336" style:font-name="Consolas1" fo:font-size="8.5pt" fo:letter-spacing="normal" fo:font-style="normal" fo:font-weight="normal" fo:background-color="#eff0f1" loext:char-shading-value="0" loext:padding="0in" loext:border="none"/>
    </style:style>
    <style:style style:name="T28" style:family="text">
      <style:text-properties fo:font-variant="normal" fo:text-transform="none" fo:color="#7d2727" style:font-name="inherit" fo:font-size="8.5pt" fo:letter-spacing="normal" fo:font-style="normal" fo:font-weight="normal" fo:background-color="#eff0f1" loext:char-shading-value="0" loext:padding="0in" loext:border="none"/>
    </style:style>
    <style:style style:name="T29" style:family="text">
      <style:text-properties officeooo:rsid="004ffcf2"/>
    </style:style>
    <style:style style:name="T30" style:family="text">
      <style:text-properties officeooo:rsid="00591b22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officeooo:rsid="004ffcf2"/>
    </style:style>
    <style:style style:name="T33" style:family="text">
      <style:text-properties style:font-name="Times New Roman1" fo:font-size="12pt" style:font-size-asian="12pt" style:font-size-complex="12pt"/>
    </style:style>
    <style:style style:name="T34" style:family="text">
      <style:text-properties style:font-name="Times New Roman1" fo:font-size="12pt" officeooo:rsid="00479061" style:font-size-asian="12pt" style:font-size-complex="12pt"/>
    </style:style>
    <style:style style:name="T35" style:family="text">
      <style:text-properties style:font-name="Times New Roman1" fo:font-size="12pt" officeooo:rsid="004934af" style:font-size-asian="12pt" style:font-size-complex="12pt"/>
    </style:style>
    <style:style style:name="T36" style:family="text">
      <style:text-properties style:font-name="Times New Roman1" fo:font-size="12pt" officeooo:rsid="004bf303" style:font-size-asian="12pt" style:font-size-complex="12pt"/>
    </style:style>
    <style:style style:name="T37" style:family="text">
      <style:text-properties style:font-name="Times New Roman1" fo:font-size="12pt" officeooo:rsid="004ffcf2" style:font-size-asian="12pt" style:font-size-complex="12pt"/>
    </style:style>
    <style:style style:name="T38" style:family="text">
      <style:text-properties style:font-name="Times New Roman1" fo:font-size="12pt" officeooo:rsid="005504e0" style:font-size-asian="12pt" style:font-size-complex="12pt"/>
    </style:style>
    <style:style style:name="T39" style:family="text">
      <style:text-properties style:font-name="Times New Roman1" fo:font-size="12pt" officeooo:rsid="005aee5a" style:font-size-asian="12pt" style:font-size-complex="12pt"/>
    </style:style>
    <style:style style:name="T40" style:family="text">
      <style:text-properties style:font-name="Times New Roman1" fo:font-size="12pt" officeooo:rsid="00662e8c" style:font-size-asian="12pt" style:font-size-complex="12pt"/>
    </style:style>
    <style:style style:name="T41" style:family="text">
      <style:text-properties style:font-name="Times New Roman1" officeooo:rsid="005e46ce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603707" style:font-size-asian="12pt" style:font-size-complex="12pt"/>
    </style:style>
    <style:style style:name="T44" style:family="text">
      <style:text-properties fo:font-size="12pt" officeooo:rsid="006a4197" style:font-size-asian="12pt" style:font-size-complex="12pt"/>
    </style:style>
    <style:style style:name="T45" style:family="text">
      <style:text-properties fo:font-size="12pt" officeooo:rsid="006dee00" style:font-size-asian="12pt" style:font-size-complex="12pt"/>
    </style:style>
    <style:style style:name="T46" style:family="text">
      <style:text-properties fo:font-size="12pt" officeooo:rsid="00697179" style:font-size-asian="12pt" style:font-size-complex="12pt"/>
    </style:style>
    <style:style style:name="T47" style:family="text">
      <style:text-properties fo:font-size="12pt" officeooo:rsid="0076828c" style:font-size-asian="12pt" style:font-size-complex="12pt"/>
    </style:style>
    <style:style style:name="T48" style:family="text">
      <style:text-properties fo:font-size="12pt" officeooo:rsid="007d6844" style:font-size-asian="12pt" style:font-size-complex="12pt"/>
    </style:style>
    <style:style style:name="T49" style:family="text">
      <style:text-properties fo:font-size="12pt" officeooo:rsid="008d2f03" style:font-size-asian="12pt" style:font-size-complex="12pt"/>
    </style:style>
    <style:style style:name="T50" style:family="text">
      <style:text-properties fo:font-size="12pt" officeooo:rsid="00775013" style:font-size-asian="12pt" style:font-size-complex="12pt"/>
    </style:style>
    <style:style style:name="T51" style:family="text">
      <style:text-properties fo:font-size="12pt" officeooo:rsid="009d0cd0" style:font-size-asian="12pt" style:font-size-complex="12pt"/>
    </style:style>
    <style:style style:name="T52" style:family="text">
      <style:text-properties fo:font-size="12pt" officeooo:rsid="00a66672" style:font-size-asian="12pt" style:font-size-complex="12pt"/>
    </style:style>
    <style:style style:name="T53" style:family="text">
      <style:text-properties fo:font-size="12pt" officeooo:rsid="00ab1654" style:font-size-asian="12pt" style:font-size-complex="12pt"/>
    </style:style>
    <style:style style:name="T54" style:family="text">
      <style:text-properties fo:font-size="12pt" officeooo:rsid="00ae951f" style:font-size-asian="12pt" style:font-size-complex="12pt"/>
    </style:style>
    <style:style style:name="T55" style:family="text">
      <style:text-properties fo:font-size="12pt" officeooo:rsid="00af278c" style:font-size-asian="12pt" style:font-size-complex="12pt"/>
    </style:style>
    <style:style style:name="T56" style:family="text">
      <style:text-properties fo:font-size="12pt" officeooo:rsid="00ba9e4e" style:font-size-asian="12pt" style:font-size-complex="12pt"/>
    </style:style>
    <style:style style:name="T57" style:family="text">
      <style:text-properties fo:font-size="12pt" officeooo:rsid="00be8275" style:font-size-asian="12pt" style:font-size-complex="12pt"/>
    </style:style>
    <style:style style:name="T58" style:family="text">
      <style:text-properties fo:font-size="12pt" officeooo:rsid="01013c37" style:font-size-asian="12pt" style:font-size-complex="12pt"/>
    </style:style>
    <style:style style:name="T59" style:family="text">
      <style:text-properties fo:font-size="12pt" officeooo:rsid="01014ccf" style:font-size-asian="12pt" style:font-size-complex="12pt"/>
    </style:style>
    <style:style style:name="T60" style:family="text">
      <style:text-properties fo:font-size="12pt" officeooo:rsid="010f2693" style:font-size-asian="12pt" style:font-size-complex="12pt"/>
    </style:style>
    <style:style style:name="T61" style:family="text">
      <style:text-properties fo:font-size="12pt" officeooo:rsid="011f43fa" style:font-size-asian="12pt" style:font-size-complex="12pt"/>
    </style:style>
    <style:style style:name="T62" style:family="text">
      <style:text-properties officeooo:rsid="005cbc4d"/>
    </style:style>
    <style:style style:name="T63" style:family="text">
      <style:text-properties officeooo:rsid="005e46ce"/>
    </style:style>
    <style:style style:name="T64" style:family="text">
      <style:text-properties style:font-name="Consolas1" fo:font-size="12pt" fo:background-color="#eff0f1" loext:char-shading-value="0" style:font-size-asian="12pt" style:font-size-complex="12pt" loext:padding="0in" loext:border="none"/>
    </style:style>
    <style:style style:name="T65" style:family="text">
      <style:text-properties officeooo:rsid="00640a58"/>
    </style:style>
    <style:style style:name="T66" style:family="text">
      <style:text-properties officeooo:rsid="0065fcea"/>
    </style:style>
    <style:style style:name="T67" style:family="text">
      <style:text-properties officeooo:rsid="0080f4fb"/>
    </style:style>
    <style:style style:name="T68" style:family="text">
      <style:text-properties officeooo:rsid="0081dcf4"/>
    </style:style>
    <style:style style:name="T69" style:family="text">
      <style:text-properties officeooo:rsid="00864ea2"/>
    </style:style>
    <style:style style:name="T70" style:family="text">
      <style:text-properties officeooo:rsid="0097014d"/>
    </style:style>
    <style:style style:name="T71" style:family="text">
      <style:text-properties officeooo:rsid="0099356c"/>
    </style:style>
    <style:style style:name="T72" style:family="text">
      <style:text-properties officeooo:rsid="009b2a5f"/>
    </style:style>
    <style:style style:name="T73" style:family="text">
      <style:text-properties officeooo:rsid="00a5d21d"/>
    </style:style>
    <style:style style:name="T74" style:family="text">
      <style:text-properties officeooo:rsid="00a97aee"/>
    </style:style>
    <style:style style:name="T75" style:family="text">
      <style:text-properties officeooo:rsid="00b13e47"/>
    </style:style>
    <style:style style:name="T76" style:family="text">
      <style:text-properties officeooo:rsid="00b27e38"/>
    </style:style>
    <style:style style:name="T77" style:family="text">
      <style:text-properties officeooo:rsid="009a88c7"/>
    </style:style>
    <style:style style:name="T78" style:family="text">
      <style:text-properties officeooo:rsid="00bc7658"/>
    </style:style>
    <style:style style:name="T79" style:family="text">
      <style:text-properties officeooo:rsid="00be8275"/>
    </style:style>
    <style:style style:name="T80" style:family="text">
      <style:text-properties officeooo:rsid="00c62ffa"/>
    </style:style>
    <style:style style:name="T81" style:family="text">
      <style:text-properties officeooo:rsid="00c990fa"/>
    </style:style>
    <style:style style:name="T82" style:family="text">
      <style:text-properties officeooo:rsid="00c9cc81"/>
    </style:style>
    <style:style style:name="T83" style:family="text">
      <style:text-properties officeooo:rsid="00d555fc"/>
    </style:style>
    <style:style style:name="T84" style:family="text">
      <style:text-properties officeooo:rsid="00d95983"/>
    </style:style>
    <style:style style:name="T85" style:family="text">
      <style:text-properties officeooo:rsid="00da7115"/>
    </style:style>
    <style:style style:name="T86" style:family="text">
      <style:text-properties officeooo:rsid="00e2dfac"/>
    </style:style>
    <style:style style:name="T87" style:family="text">
      <style:text-properties officeooo:rsid="00e3a7b5"/>
    </style:style>
    <style:style style:name="T88" style:family="text">
      <style:text-properties officeooo:rsid="00e44fd0"/>
    </style:style>
    <style:style style:name="T89" style:family="text">
      <style:text-properties officeooo:rsid="00e70123"/>
    </style:style>
    <style:style style:name="T90" style:family="text">
      <style:text-properties officeooo:rsid="00ea9fd4"/>
    </style:style>
    <style:style style:name="T91" style:family="text">
      <style:text-properties officeooo:rsid="00eb251f"/>
    </style:style>
    <style:style style:name="T92" style:family="text">
      <style:text-properties officeooo:rsid="00ec0aed"/>
    </style:style>
    <style:style style:name="T93" style:family="text">
      <style:text-properties officeooo:rsid="00edf19b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f28ed0" style:font-weight-asian="normal" style:font-weight-complex="normal"/>
    </style:style>
    <style:style style:name="T97" style:family="text">
      <style:text-properties style:font-weight-asian="normal" style:font-weight-complex="normal"/>
    </style:style>
    <style:style style:name="T98" style:family="text">
      <style:text-properties officeooo:rsid="00f5d39e" style:font-weight-asian="normal" style:font-weight-complex="normal"/>
    </style:style>
    <style:style style:name="T99" style:family="text">
      <style:text-properties officeooo:rsid="00f3fef3"/>
    </style:style>
    <style:style style:name="T100" style:family="text">
      <style:text-properties officeooo:rsid="00c067aa"/>
    </style:style>
    <style:style style:name="T101" style:family="text">
      <style:text-properties officeooo:rsid="00faedd2"/>
    </style:style>
    <style:style style:name="T102" style:family="text">
      <style:text-properties officeooo:rsid="00fd6922"/>
    </style:style>
    <style:style style:name="T103" style:family="text">
      <style:text-properties officeooo:rsid="00fda2d8"/>
    </style:style>
    <style:style style:name="T104" style:family="text">
      <style:text-properties officeooo:rsid="0102bed7"/>
    </style:style>
    <style:style style:name="T105" style:family="text">
      <style:text-properties officeooo:rsid="010562fb"/>
    </style:style>
    <style:style style:name="T106" style:family="text">
      <style:text-properties officeooo:rsid="0106917b"/>
    </style:style>
    <style:style style:name="T107" style:family="text">
      <style:text-properties officeooo:rsid="010e040c"/>
    </style:style>
    <style:style style:name="T108" style:family="text">
      <style:text-properties officeooo:rsid="010e040c" style:font-size-asian="12pt" style:font-size-complex="12pt"/>
    </style:style>
    <style:style style:name="T109" style:family="text">
      <style:text-properties officeooo:rsid="011125c5"/>
    </style:style>
    <style:style style:name="T110" style:family="text">
      <style:text-properties officeooo:rsid="0116c508"/>
    </style:style>
    <style:style style:name="T111" style:family="text">
      <style:text-properties officeooo:rsid="01172a77"/>
    </style:style>
    <style:style style:name="T112" style:family="text">
      <style:text-properties officeooo:rsid="0117e8b7"/>
    </style:style>
    <style:style style:name="T113" style:family="text">
      <style:text-properties officeooo:rsid="011be509"/>
    </style:style>
    <style:style style:name="T114" style:family="text">
      <style:text-properties officeooo:rsid="011f43fa"/>
    </style:style>
    <style:style style:name="T115" style:family="text">
      <style:text-properties style:font-name="Monaco" fo:font-size="9pt" style:font-size-asian="9pt" style:font-size-complex="9pt"/>
    </style:style>
    <style:style style:name="T116" style:family="text">
      <style:text-properties officeooo:rsid="0123c49d"/>
    </style:style>
    <style:style style:name="T117" style:family="text">
      <style:text-properties fo:color="#373737" style:font-name="Monaco1" fo:font-size="8.5pt"/>
    </style:style>
    <style:style style:name="T118" style:family="text">
      <style:text-properties fo:color="#373737" style:font-name="Monaco1" fo:font-size="8.5pt" fo:font-style="italic" style:font-style-asian="italic" style:font-style-complex="italic"/>
    </style:style>
    <style:style style:name="T119" style:family="text">
      <style:text-properties officeooo:rsid="012b1192"/>
    </style:style>
    <style:style style:name="T120" style:family="text">
      <style:text-properties officeooo:rsid="012b7eb8"/>
    </style:style>
    <style:style style:name="T121" style:family="text">
      <style:text-properties officeooo:rsid="012de12e"/>
    </style:style>
    <style:style style:name="T122" style:family="text">
      <style:text-properties officeooo:rsid="013011db"/>
    </style:style>
    <style:style style:name="T123" style:family="text">
      <style:text-properties officeooo:rsid="01331086"/>
    </style:style>
    <style:style style:name="T124" style:family="text">
      <style:text-properties style:text-position="super 58%"/>
    </style:style>
    <style:style style:name="T125" style:family="text">
      <style:text-properties officeooo:rsid="014403be"/>
    </style:style>
    <style:style style:name="T126" style:family="text">
      <style:text-properties officeooo:rsid="014aed22"/>
    </style:style>
    <style:style style:name="T127" style:family="text">
      <style:text-properties officeooo:rsid="014dd110"/>
    </style:style>
    <style:style style:name="T128" style:family="text">
      <style:text-properties officeooo:rsid="014ea6a0"/>
    </style:style>
    <style:style style:name="T129" style:family="text">
      <style:text-properties officeooo:rsid="015f8e5a"/>
    </style:style>
    <style:style style:name="T130" style:family="text">
      <style:text-properties officeooo:rsid="016381f1"/>
    </style:style>
    <style:style style:name="T131" style:family="text">
      <style:text-properties fo:color="#404040" style:font-name="SFMono-Regular" fo:font-size="7.84999990463257pt"/>
    </style:style>
    <style:style style:name="T132" style:family="text">
      <style:text-properties officeooo:rsid="01657ce3"/>
    </style:style>
    <style:style style:name="T133" style:family="text">
      <style:text-properties officeooo:rsid="01740c88"/>
    </style:style>
    <style:style style:name="T134" style:family="text">
      <style:text-properties officeooo:rsid="017434f4"/>
    </style:style>
    <style:style style:name="T135" style:family="text">
      <style:text-properties officeooo:rsid="017a2393"/>
    </style:style>
    <style:style style:name="T136" style:family="text">
      <style:text-properties officeooo:rsid="017e9fa2"/>
    </style:style>
    <style:style style:name="T137" style:family="text">
      <style:text-properties officeooo:rsid="0182781a"/>
    </style:style>
    <style:style style:name="T138" style:family="text">
      <style:text-properties officeooo:rsid="0183b45d"/>
    </style:style>
    <style:style style:name="T139" style:family="text">
      <style:text-properties officeooo:rsid="0187f5c6"/>
    </style:style>
    <style:style style:name="T140" style:family="text">
      <style:text-properties officeooo:rsid="018a5975"/>
    </style:style>
    <style:style style:name="T141" style:family="text">
      <style:text-properties officeooo:rsid="018ddf2d"/>
    </style:style>
    <style:style style:name="T142" style:family="text">
      <style:text-properties officeooo:rsid="018eac6f"/>
    </style:style>
    <style:style style:name="T143" style:family="text">
      <style:text-properties officeooo:rsid="01a269c0"/>
    </style:style>
    <style:style style:name="T144" style:family="text">
      <style:text-properties officeooo:rsid="01a5930c"/>
    </style:style>
    <style:style style:name="T145" style:family="text">
      <style:text-properties officeooo:rsid="01acb163"/>
    </style:style>
    <style:style style:name="T146" style:family="text">
      <style:text-properties officeooo:rsid="01bcc92a"/>
    </style:style>
    <style:style style:name="T147" style:family="text">
      <style:text-properties officeooo:rsid="01c1bc61"/>
    </style:style>
    <style:style style:name="T148" style:family="text">
      <style:text-properties officeooo:rsid="01c47c71"/>
    </style:style>
    <style:style style:name="T149" style:family="text">
      <style:text-properties fo:color="#666666" style:font-name="Courier New" fo:font-size="11.25pt" loext:padding="0in" loext:border="none"/>
    </style:style>
    <style:style style:name="T150" style:family="text">
      <style:text-properties officeooo:rsid="01c6332e"/>
    </style:style>
    <style:style style:name="T151" style:family="text">
      <style:text-properties officeooo:rsid="01cadc5a"/>
    </style:style>
    <style:style style:name="T152" style:family="text">
      <style:text-properties officeooo:rsid="01cda315"/>
    </style:style>
    <style:style style:name="T153" style:family="text">
      <style:text-properties officeooo:rsid="01cf7bbe"/>
    </style:style>
    <style:style style:name="T154" style:family="text">
      <style:text-properties officeooo:rsid="01d3e5b5"/>
    </style:style>
    <style:style style:name="T155" style:family="text">
      <style:text-properties officeooo:rsid="01d532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AC Build Notes</text:p>
      <text:p text:style-name="P4">Jerry Isdale, MIOAT May 2019</text:p>
      <text:p text:style-name="P374">( thru 8 Aug) <text:s/>see MODAC Notes3 for continuation</text:p>
      <text:p text:style-name="P5">---------</text:p>
      <text:p text:style-name="P19">Parts ordered per “Kiln Control Parts Rev 3.ods”, but check email to insure that is what was sent</text:p>
      <text:p text:style-name="P19">Monday 20 May I will pick up parts from Joe Ritter at IfA and project will START</text:p>
      <text:list xml:id="list765147485" text:style-name="L1">
        <text:list-item>
          <text:p text:style-name="P348">checklist of parts</text:p>
        </text:list-item>
        <text:list-item>
          <text:p text:style-name="P349">go over first week plans</text:p>
        </text:list-item>
      </text:list>
      <text:p text:style-name="P19"/>
      <text:p text:style-name="P19">doing prelim digging on 17May</text:p>
      <text:list xml:id="list980661535" text:style-name="L2">
        <text:list-item>
          <text:p text:style-name="P350">configuring Pi: <text:s/>point out to some basic tutorials for setting up Pi</text:p>
        </text:list-item>
        <text:list-item>
          <text:p text:style-name="P351">multi-threading on Pi</text:p>
        </text:list-item>
        <text:list-item>
          <text:p text:style-name="P351">libraries to use for I2C and other GPIO</text:p>
        </text:list-item>
        <text:list-item>
          <text:p text:style-name="P351">python graphics tools</text:p>
        </text:list-item>
      </text:list>
      <text:p text:style-name="P20"/>
      <text:p text:style-name="P21">I need to setup work area. EShop would be best but no power and full of storage.</text:p>
      <text:p text:style-name="P20"/>
      <text:p text:style-name="P20">Bookmark and download tutorials on Particular Components</text:p>
      <text:p text:style-name="P20">Plan Unit Tests -</text:p>
      <text:list xml:id="list1036197853" text:style-name="L3">
        <text:list-item>
          <text:p text:style-name="P352">Pi w/monitor, keyboard, mouse (then pi setup task<text:span text:style-name="T3">)</text:span></text:p>
          <text:list>
            <text:list-item>
              <text:p text:style-name="P353">Which Distro? <text:s/>Debian? <text:s/><text:span text:style-name="T65">=&gt; raspian desktop w/ apps</text:span></text:p>
            </text:list-item>
          </text:list>
        </text:list-item>
        <text:list-item>
          <text:p text:style-name="P352">Pi w/touch screen <text:span text:style-name="T2">(w-audio)</text:span>, keyboard</text:p>
          <text:list>
            <text:list-item>
              <text:p text:style-name="P353">adafruit page has walkthru</text:p>
            </text:list-item>
            <text:list-item>
              <text:p text:style-name="P354">calibrate on windows</text:p>
            </text:list-item>
            <text:list-item>
              <text:p text:style-name="P355">touch =&gt; mouse</text:p>
            </text:list-item>
            <text:list-item>
              <text:p text:style-name="P356">audio output test ? <text:span text:style-name="T5">No speakers bought</text:span></text:p>
            </text:list-item>
            <text:list-item>
              <text:p text:style-name="P357">adafruit hdmi uberguide – <text:span text:style-name="T4">driver board setup</text:span></text:p>
            </text:list-item>
          </text:list>
        </text:list-item>
        <text:list-item>
          <text:p text:style-name="P358">Pi w/wifi and bluetooth</text:p>
          <text:list>
            <text:list-item>
              <text:p text:style-name="P360">wifi only for dev <text:span text:style-name="T66">=&gt; wifi works</text:span></text:p>
            </text:list-item>
            <text:list-item>
              <text:p text:style-name="P360">bluetooth – Leica <text:span text:style-name="T66">=&gt; dont have Leica</text:span></text:p>
            </text:list-item>
          </text:list>
        </text:list-item>
        <text:list-item>
          <text:p text:style-name="P358">I2C Ambient Environment Sensor (Temp, Humidity, Pressure)</text:p>
          <text:list>
            <text:list-item>
              <text:p text:style-name="P361">adafruit page for arduino/circuitPython, <text:span text:style-name="T7">smbus?</text:span></text:p>
            </text:list-item>
          </text:list>
        </text:list-item>
        <text:list-item>
          <text:p text:style-name="P358">I2C 24 bit AD Converter Board</text:p>
          <text:list>
            <text:list-item>
              <text:p text:style-name="P362">read what?</text:p>
              <text:list>
                <text:list-item>
                  <text:p text:style-name="P359">resistor voltage divider?</text:p>
                </text:list-item>
                <text:list-item>
                  <text:p text:style-name="P358">Thermocouple Amp Board w/thermocouples</text:p>
                </text:list-item>
              </text:list>
            </text:list-item>
            <text:list-item>
              <text:p text:style-name="P362">python read and report to console window</text:p>
            </text:list-item>
            <text:list-item>
              <text:p text:style-name="P363">python read and report in GUI</text:p>
            </text:list-item>
          </text:list>
        </text:list-item>
        <text:list-item>
          <text:p text:style-name="P364">8 GPIO Relay Module</text:p>
          <text:list>
            <text:list-item>
              <text:p text:style-name="P365">simple python found, bookmarked</text:p>
            </text:list-item>
          </text:list>
        </text:list-item>
        <text:list-item>
          <text:p text:style-name="P364">1 GPIO Power Relay w/outlets</text:p>
        </text:list-item>
        <text:list-item>
          <text:p text:style-name="P366"><text:span text:style-name="T8">I2C </text:span>OLED Screen</text:p>
          <text:list>
            <text:list-item>
              <text:p text:style-name="P367">adafruit page only gives Arduino example</text:p>
            </text:list-item>
          </text:list>
        </text:list-item>
        <text:list-item>
          <text:p text:style-name="P368">USB/TTL Serial Console Cable</text:p>
          <text:list>
            <text:list-item>
              <text:p text:style-name="P369">adafruit page windows setup</text:p>
            </text:list-item>
            <text:list-item>
              <text:p text:style-name="P370">python write Hello World</text:p>
            </text:list-item>
            <text:list-item>
              <text:p text:style-name="P370">python send all i2c AD values</text:p>
            </text:list-item>
            <text:list-item>
              <text:p text:style-name="P370">python send Ambient <text:span text:style-name="T1">values</text:span></text:p>
            </text:list-item>
          </text:list>
        </text:list-item>
      </text:list>
      <text:p text:style-name="P22"/>
      <text:p text:style-name="P22">GPIO vs I2C</text:p>
      <text:p text:style-name="P22">low level GPIO Zero reported good for <text:span text:style-name="T6">basic io, thread mangement, servos, etc</text:span></text:p>
      <text:p text:style-name="P23">perhaps use it for Relays?</text:p>
      <text:p text:style-name="P23">Adafruit says use their CircuitPython API (adafruit_blinka) for I2C</text:p>
      <text:p text:style-name="P24">SMBus/SMBus2 or PigPi or ?? for Python I2C and GPIO?</text:p>
      <text:p text:style-name="P23"/>
      <text:p text:style-name="P23">Define Pin Usage:</text:p>
      <text:list xml:id="list1092966154" text:style-name="L4">
        <text:list-item>
          <text:p text:style-name="P371">which I2C or both?</text:p>
        </text:list-item>
        <text:list-item>
          <text:p text:style-name="P456">Where are relays (9 gpio)?</text:p>
        </text:list-item>
      </text:list>
      <text:p text:style-name="P6">21May2019</text:p>
      <text:p text:style-name="P6">picked up parts from Joe yesterday. <text:s/>They ordered several extra of some things. I kept to the list, see spreadsheet. <text:s/>No power or hdmi cable provided so borrowed a D-plug power cable from other parts (one of the ac/dc control relay boxes I think). <text:s/>Using a MIOAT provided keyboard and hdmi cable.</text:p>
      <text:p text:style-name="P6"/>
      <text:p text:style-name="P2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7">Start by downloading Raspbian Stretch with desktop and recommended software from </text:p>
      <text:p text:style-name="P1"><text:span text:style-name="T33"><text:tab/></text:span><text:a xlink:type="simple" xlink:href="https://www.raspberrypi.org/downloads/raspbian/" text:style-name="Internet_20_link" text:visited-style-name="Visited_20_Internet_20_Link"><text:span text:style-name="T33">https://www.raspberrypi.org/downloads/raspbian/</text:span></text:a></text:p>
      <text:p text:style-name="P7"><text:tab/>2019-04-08-raspbian-stretch-full <text:s/><text:span text:style-name="T112">(in Mac’s project RPi3BPlus)</text:span></text:p>
      <text:p text:style-name="P7">SD Card is 32GB formatted FAT-32, is read only on mac initially</text:p>
      <text:p text:style-name="P32"><text:span text:style-name="T34"><text:tab/></text:span><text:a xlink:type="simple" xlink:href="https://www.youtube.com/watch?v=nehn7mh81vs" text:style-name="Internet_20_link" text:visited-style-name="Visited_20_Internet_20_Link"><text:span text:style-name="T33">https://www.youtube.com/watch?v=nehn7mh81vs</text:span></text:a><text:span text:style-name="T33"> </text:span><text:span text:style-name="T35">part way tween open/locked</text:span></text:p>
      <text:p text:style-name="P9">move into IFA Kiln Controller/RPi3BPlus and unzip</text:p>
      <text:p text:style-name="P10">Unmount using diskUtil</text:p>
      <text:p text:style-name="P9">then run dd copy to install</text:p>
      <text:p text:style-name="P32"><text:span text:style-name="T36"><text:tab/></text:span><text:span text:style-name="Source_20_Text"><text:span text:style-name="T9">sudo dd bs=1m if=</text:span></text:span><text:span text:style-name="Source_20_Text"><text:span text:style-name="T10">2019-04-08-raspbian-stretch-full</text:span></text:span><text:span text:style-name="Source_20_Text"><text:span text:style-name="T9">.img of=/dev/rdisk</text:span></text:span><text:span text:style-name="Source_20_Text"><text:span text:style-name="T11">2</text:span></text:span><text:span text:style-name="Source_20_Text"><text:span text:style-name="T9"> conv=syn</text:span></text:span></text:p>
      <text:p text:style-name="P11">hmm took several tries and had to use disk2s<text:span text:style-name="T29">1 and </text:span></text:p>
      <text:p text:style-name="P12">it doesent boot… wtf. <text:s/>Old pi w/card works on other monitor.</text:p>
      <text:p text:style-name="P32"><text:span text:style-name="T37">Try BalenaEtcher </text:span><text:a xlink:type="simple" xlink:href="https://www.balena.io/etcher/" text:style-name="Internet_20_link" text:visited-style-name="Visited_20_Internet_20_Link"><text:span text:style-name="T33">https://www.balena.io/etcher/</text:span></text:a></text:p>
      <text:p text:style-name="P13">Ok that worked, with IfA monitor, moca mouse and my keyboard</text:p>
      <text:p text:style-name="P14">boots to desktop, setup location,</text:p>
      <text:p text:style-name="P14">pi user change pwd: modac</text:p>
      <text:p text:style-name="P14">screen size (black box not visible)</text:p>
      <text:p text:style-name="P14">setup wifi access - </text:p>
      <text:p text:style-name="P14">update software – hmm an error about hashes</text:p>
      <text:p text:style-name="P14">reboot</text:p>
      <text:p text:style-name="P15"/>
      <text:p text:style-name="P15">Unit Test 1 COMPLETE – pi boots with monitor/mouse/keyboard</text:p>
      <text:p text:style-name="P15"/>
      <text:p text:style-name="P15">open console</text:p>
      <text:p text:style-name="P32"><text:span text:style-name="T38">try PyQT5 tutorial </text:span><text:a xlink:type="simple" xlink:href="https://build-system.fman.io/pyqt5-tutorial" text:style-name="Internet_20_link" text:visited-style-name="Visited_20_Internet_20_Link"><text:span text:style-name="T33">https://build-system.fman.io/pyqt5-tutorial</text:span></text:a></text:p>
      <text:p text:style-name="P15">python3 -m venv venv</text:p>
      <text:p text:style-name="P15">source venv/bin/activate</text:p>
      <text:p text:style-name="P16">pip install PyQt5 --- could not find a version that satisfies the requirement PyQt5</text:p>
      <text:p text:style-name="P16"/>
      <text:p text:style-name="P17">do we have net? Try speedof.me … <text:span text:style-name="T30">8.36Mbps down,</text:span> <text:span text:style-name="T30">6.97Mbps up, </text:span></text:p>
      <text:p text:style-name="P18">Back on mac, try pyqt tutorial, <text:s/>needs py3 first </text:p>
      <text:p text:style-name="P32"><text:span text:style-name="T39"><text:s/></text:span><text:a xlink:type="simple" xlink:href="https://docs.python-guide.org/starting/install3/osx/" text:style-name="Internet_20_link" text:visited-style-name="Visited_20_Internet_20_Link"><text:span text:style-name="T33">https://docs.python-guide.org/starting/install3/osx/</text:span></text:a></text:p>
      <text:p text:style-name="P32"><text:span text:style-name="Source_20_Text"><text:span text:style-name="T12"/></text:span></text:p>
      <text:p text:style-name="P32"><text:span text:style-name="Source_20_Text"><text:span text:style-name="T12">back on Linux, run the apt-get updates…</text:span></text:span></text:p>
      <text:p text:style-name="P32"><text:span text:style-name="Source_20_Text"><text:span text:style-name="T12">1. `sudo apt-get update`</text:span></text:span></text:p>
      <text:p text:style-name="P32"><text:span text:style-name="Source_20_Text"><text:span text:style-name="T12">2. `sudo apt-get upgrade` (Choose `Y` when prompted)</text:span></text:span></text:p>
      <text:p text:style-name="P32"><text:span text:style-name="Source_20_Text"><text:span text:style-name="T12">3. `sudo shutdown -r now`</text:span></text:span></text:p>
      <text:p text:style-name="P34">after reboot</text:p>
      <text:p text:style-name="P33"><text:span text:style-name="T62">4 </text:span>`sudo raspi-config`</text:p>
      <text:p text:style-name="P37">enable I2C, <text:span text:style-name="T63">expand filesystem</text:span></text:p>
      <text:p text:style-name="P39">and done… so far.</text:p>
      <text:p text:style-name="P40">Back again and try install PyQt5</text:p>
      <text:p text:style-name="P32"><text:span text:style-name="T43">from </text:span><text:a xlink:type="simple" xlink:href="https://raspberrypi.stackexchange.com/questions/87125/installing-pyqt5-on-raspberry-unable-to-imoprt-pyqt5-sip/87129" text:style-name="Internet_20_link" text:visited-style-name="Visited_20_Internet_20_Link"><text:span text:style-name="T42">https://raspberrypi.stackexchange.com/questions/87125/installing-pyqt5-on-raspberry-unable-to-imoprt-pyqt5-sip/87129</text:span></text:a></text:p>
      <text:p text:style-name="P345"><text:span text:style-name="Source_20_Text"><text:span text:style-name="T64"><text:tab/>rpi ~$ sudo apt install python3-pyqt5</text:span></text:span></text:p>
      <text:p text:style-name="P25"/>
      <text:p text:style-name="P25">$ pip install --user pipenv</text:p>
      <text:p text:style-name="P337"/>
      <text:p text:style-name="P6"/>
      <text:p text:style-name="P26">22 May</text:p>
      <text:p text:style-name="P26"/>
      <text:p text:style-name="P26">NOTE: will need to do proper py3+pyqt5 install on windows machine, perhaps an Installer per gui tutorial?</text:p>
      <text:p text:style-name="P27">NOTE: use pip3 for python3</text:p>
      <text:p text:style-name="P27"/>
      <text:p text:style-name="P26">plan out what needs installing for unit tests</text:p>
      <text:list xml:id="list4093847937" text:style-name="L5">
        <text:list-item>
          <text:p text:style-name="P372">Py3</text:p>
        </text:list-item>
        <text:list-item>
          <text:p text:style-name="P373">PiEnv ? <text:span text:style-name="T67">Allows multiple py environments</text:span></text:p>
        </text:list-item>
        <text:list-item>
          <text:p text:style-name="P373"><text:span text:style-name="T68">GUI</text:span> </text:p>
          <text:list>
            <text:list-item>
              <text:p text:style-name="P372">PyQT5</text:p>
            </text:list-item>
            <text:list-item>
              <text:p text:style-name="P375"><text:span text:style-name="T40">QT Creator </text:span><text:a xlink:type="simple" xlink:href="https://www.qt.io/download" text:style-name="Internet_20_link" text:visited-style-name="Visited_20_Internet_20_Link"><text:span text:style-name="T42">https://www.qt.io/download</text:span></text:a></text:p>
            </text:list-item>
            <text:list-item>
              <text:p text:style-name="P382">pyqtgraph <text:span text:style-name="T13">pip</text:span><text:span text:style-name="T14">3</text:span><text:span text:style-name="T13"> install pyqtgraph</text:span></text:p>
            </text:list-item>
          </text:list>
        </text:list-item>
        <text:list-item>
          <text:p text:style-name="P386">TouchDisplay </text:p>
          <text:list>
            <text:list-item>
              <text:p text:style-name="P376"><text:a xlink:type="simple" xlink:href="https://www.adafruit.com/product/2397" text:style-name="Internet_20_link" text:visited-style-name="Visited_20_Internet_20_Link"><text:span text:style-name="T42">https://www.adafruit.com/product/2397</text:span></text:a><text:span text:style-name="T42"> </text:span></text:p>
            </text:list-item>
            <text:list-item>
              <text:p text:style-name="P376"><text:a xlink:type="simple" xlink:href="https://learn.adafruit.com/hdmi-uberguide/2397-7-touch-display-1024x600-w-slash-audio" text:style-name="Internet_20_link" text:visited-style-name="Visited_20_Internet_20_Link"><text:span text:style-name="T42">https://learn.adafruit.com/hdmi-uberguide/2397-7-touch-display-1024x600-w-slash-audio</text:span></text:a></text:p>
            </text:list-item>
            <text:list-item>
              <text:p text:style-name="P376"><text:a xlink:type="simple" xlink:href="https://learn.adafruit.com/hdmi-uberguide/rtd2668-hdmi-vga-ntsc-pal-driver-board-audio" text:style-name="Internet_20_link" text:visited-style-name="Visited_20_Internet_20_Link"><text:span text:style-name="T42">https://learn.adafruit.com/hdmi-uberguide/rtd2668-hdmi-vga-ntsc-pal-driver-board-audio</text:span></text:a></text:p>
            </text:list-item>
          </text:list>
        </text:list-item>
        <text:list-item>
          <text:p text:style-name="P377"><text:span text:style-name="T44">gpioZero? </text:span><text:a xlink:type="simple" xlink:href="https://gpiozero.readthedocs.io/en/stable/" text:style-name="Internet_20_link" text:visited-style-name="Visited_20_Internet_20_Link"><text:span text:style-name="T44">https://gpiozero.readthedocs.io/en/stable/</text:span></text:a></text:p>
          <text:list>
            <text:list-item>
              <text:p text:style-name="P387">relay – generic DigitalOutputDevice</text:p>
              <text:list>
                <text:list-item>
                  <text:p text:style-name="P378"><text:span text:style-name="T45"><text:s/></text:span><text:a xlink:type="simple" xlink:href="https://gpiozero.readthedocs.io/en/stable/api_output.html" text:style-name="Internet_20_link" text:visited-style-name="Visited_20_Internet_20_Link"><text:span text:style-name="T42">https://gpiozero.readthedocs.io/en/stable/api_output.html</text:span></text:a></text:p>
                </text:list-item>
                <text:list-item>
                  <text:p text:style-name="P378"><text:a xlink:type="simple" xlink:href="https://tutorials-raspberrypi.com/raspberry-pi-control-relay-switch-via-gpio/" text:style-name="Internet_20_link" text:visited-style-name="Visited_20_Internet_20_Link"><text:span text:style-name="T42">https://tutorials-raspberrypi.com/raspberry-pi-control-relay-switch-via-gpio/</text:span></text:a></text:p>
                </text:list-item>
                <text:list-item>
                  <text:p text:style-name="P388">GPIO vs gpioZero – former is low level, latter has nice event methods</text:p>
                </text:list-item>
              </text:list>
            </text:list-item>
          </text:list>
        </text:list-item>
        <text:list-item>
          <text:p text:style-name="P389">I2C <text:s/></text:p>
          <text:list>
            <text:list-item>
              <text:p text:style-name="P390">CircuitPython vs SMBus2 vs ?</text:p>
              <text:list>
                <text:list-item>
                  <text:p text:style-name="P391">Use SMBus2</text:p>
                </text:list-item>
                <text:list-item>
                  <text:p text:style-name="P413"><text:a xlink:type="simple" xlink:href="https://www.pololu.com/docs/0J73/15.9" text:style-name="Internet_20_link" text:visited-style-name="Visited_20_Internet_20_Link"><text:span text:style-name="T42">https://www.pololu.com/docs/0J73/15.9</text:span></text:a></text:p>
                </text:list-item>
                <text:list-item>
                  <text:p text:style-name="P379"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    </text:list-item>
                <text:list-item>
                  <text:p text:style-name="P414">pip3 install smbus2</text:p>
                </text:list-item>
              </text:list>
            </text:list-item>
            <text:list-item>
              <text:p text:style-name="P383"><text:span text:style-name="T75">Rpi.org “</text:span>Programming an i2C interface in Python” </text:p>
              <text:list>
                <text:list-item>
                  <text:p text:style-name="P392">mentions PiGPIO C++ lib/daemon w/Python interface</text:p>
                  <text:list>
                    <text:list-item>
                      <text:p text:style-name="P426"><text:a xlink:type="simple" xlink:href="http://abyz.me.uk/rpi/pigpio/" text:style-name="Internet_20_link" text:visited-style-name="Visited_20_Internet_20_Link"><text:span text:style-name="T42">http://abyz.me.uk/rpi/pigpio/</text:span></text:a></text:p>
                    </text:list-item>
                    <text:list-item>
                      <text:p text:style-name="P415"><text:a xlink:type="simple" xlink:href="https://github.com/joan2937/pigpio" text:style-name="Internet_20_link" text:visited-style-name="Visited_20_Internet_20_Link"><text:span text:style-name="T42">https://github.com/joan2937/pigpio</text:span></text:a></text:p>
                    </text:list-item>
                    <text:list-item>
                      <text:p text:style-name="P416">looks very interesting for our use. <text:s/><text:span text:style-name="T76">A daemon (w/security) can be controlled over socket/pipe from PC or local Python interface</text:span></text:p>
                    </text:list-item>
                  </text:list>
                </text:list-item>
                <text:list-item>
                  <text:p text:style-name="P380"><text:a xlink:type="simple" xlink:href="https://www.raspberrypi.org/forums/viewtopic.php?t=173781" text:style-name="Internet_20_link" text:visited-style-name="Visited_20_Internet_20_Link"><text:span text:style-name="T42">https://www.raspberrypi.org/forums/viewtopic.php?t=173781</text:span></text:a></text:p>
                </text:list-item>
              </text:list>
            </text:list-item>
            <text:list-item>
              <text:p text:style-name="P393">BME Environ Sensor : </text:p>
              <text:list>
                <text:list-item>
                  <text:p text:style-name="P378"><text:a xlink:type="simple" xlink:href="https://pypi.org/project/RPi.bme280/" text:style-name="Internet_20_link" text:visited-style-name="Visited_20_Internet_20_Link"><text:span text:style-name="T42">https://pypi.org/project/RPi.bme280/</text:span></text:a></text:p>
                </text:list-item>
                <text:list-item>
                  <text:p text:style-name="P391">use RMHull BME280 over smbus2</text:p>
                  <text:list>
                    <text:list-item>
                      <text:p text:style-name="P384">https://github.com/rm-hull/bme280</text:p>
                    </text:list-item>
                  </text:list>
                </text:list-item>
              </text:list>
            </text:list-item>
            <text:list-item>
              <text:p text:style-name="P394">A/D converter</text:p>
            </text:list-item>
          </text:list>
        </text:list-item>
        <text:list-item>
          <text:p text:style-name="P381"><text:span text:style-name="T46">Console Cable: </text:span><text:a xlink:type="simple" xlink:href="https://learn.adafruit.com/adafruits-raspberry-pi-lesson-5-using-a-console-cable/software-installation-windows" text:style-name="Internet_20_link" text:visited-style-name="Visited_20_Internet_20_Link"><text:span text:style-name="T42">https://learn.adafruit.com/adafruits-raspberry-pi-lesson-5-using-a-console-cable/software-installation-windows</text:span></text:a></text:p>
        </text:list-item>
        <text:list-item>
          <text:p text:style-name="P385"/>
        </text:list-item>
      </text:list>
      <text:p text:style-name="P41"/>
      <text:p text:style-name="P41"/>
      <text:p text:style-name="P42">Software Components</text:p>
      <text:p text:style-name="P42">Trade offs and selection of methods for unit test and integrated MODAC</text:p>
      <text:list xml:id="list5736486" text:style-name="L6">
        <text:list-item>
          <text:p text:style-name="P395">GUI: python, linux/windows, graphing + buttons, menus</text:p>
          <text:list>
            <text:list-item>
              <text:p text:style-name="P395">QT, w pyqtgraph</text:p>
            </text:list-item>
            <text:list-item>
              <text:p text:style-name="P427"><text:span text:style-name="T47">matplotlib <text:s/></text:span><text:a xlink:type="simple" xlink:href="https://matplotlib.org/" text:style-name="Internet_20_link" text:visited-style-name="Visited_20_Internet_20_Link"><text:span text:style-name="T42">https://matplotlib.org/</text:span></text:a><text:span text:style-name="T42"> </text:span><text:span text:style-name="T48">(Qt, GTK+, TKinter)</text:span></text:p>
            </text:list-item>
            <text:list-item>
              <text:p text:style-name="P398">guizero </text:p>
            </text:list-item>
            <text:list-item>
              <text:p text:style-name="P400">gtk/PyGObject </text:p>
            </text:list-item>
          </text:list>
        </text:list-item>
      </text:list>
      <text:list xml:id="list2558197003" text:style-name="L7">
        <text:list-item>
          <text:list>
            <text:list-item>
              <text:p text:style-name="P401">pyqtgraph is faster. Stick w it</text:p>
            </text:list-item>
            <text:list-item>
              <text:p text:style-name="P402">but commercial license VERY expensive ($500.mo)</text:p>
            </text:list-item>
            <text:list-item>
              <text:p text:style-name="P403">matplotlib works</text:p>
            </text:list-item>
          </text:list>
        </text:list-item>
      </text:list>
      <text:list xml:id="list233223729744970" text:continue-list="list5736486" text:style-name="L6">
        <text:list-item>
          <text:p text:style-name="P395">I2C control</text:p>
        </text:list-item>
      </text:list>
      <text:list xml:id="list129585021" text:style-name="L8">
        <text:list-item>
          <text:list>
            <text:list-item>
              <text:p text:style-name="P430"><text:span text:style-name="T47">smbus2 </text:span><text:a xlink:type="simple" xlink:href="https://github.com/kplindegaard/smbus2" text:style-name="Internet_20_link" text:visited-style-name="Visited_20_Internet_20_Link"><text:span text:style-name="T42">https://github.com/kplindegaard/smbus2</text:span></text:a></text:p>
            </text:list-item>
          </text:list>
        </text:list-item>
      </text:list>
      <text:list xml:id="list233223900437870" text:continue-list="list233223729744970" text:style-name="L6">
        <text:list-item>
          <text:list>
            <text:list-item>
              <text:p text:style-name="P395">circuitPython <text:span text:style-name="T120">(prefer not)</text:span></text:p>
            </text:list-item>
            <text:list-item>
              <text:p text:style-name="P428"><text:span text:style-name="T49">Pigpio - </text:span><text:a xlink:type="simple" xlink:href="https://github.com/joan2937/pigpio" text:style-name="Internet_20_link" text:visited-style-name="Visited_20_Internet_20_Link"><text:span text:style-name="T42">https://github.com/joan2937/pigpio</text:span></text:a><text:span text:style-name="T42"> <text:s/></text:span><text:a xlink:type="simple" xlink:href="http://abyz.me.uk/rpi/pigpio/" text:style-name="Internet_20_link" text:visited-style-name="Visited_20_Internet_20_Link"><text:span text:style-name="T42">http://abyz.me.uk/rpi/pigpio/</text:span></text:a></text:p>
              <text:list>
                <text:list-item>
                  <text:p text:style-name="P404">runs as daemon, might be easier for network connection </text:p>
                </text:list-item>
                <text:list-item>
                  <text:p text:style-name="P431"><text:a xlink:type="simple" xlink:href="http://abyz.me.uk/rpi/pigpio/python.html" text:style-name="Internet_20_link" text:visited-style-name="Visited_20_Internet_20_Link"><text:span text:style-name="T42">http://abyz.me.uk/rpi/pigpio/python.html</text:span></text:a></text:p>
                </text:list-item>
              </text:list>
            </text:list-item>
            <text:list-item>
              <text:p text:style-name="P405">Devices</text:p>
              <text:list>
                <text:list-item>
                  <text:p text:style-name="P396">BME sensor, </text:p>
                </text:list-item>
                <text:list-item>
                  <text:p text:style-name="P397">OLED screen</text:p>
                </text:list-item>
                <text:list-item>
                  <text:p text:style-name="P396">A/D converter, </text:p>
                </text:list-item>
              </text:list>
            </text:list-item>
          </text:list>
        </text:list-item>
        <text:list-item>
          <text:p text:style-name="P406">Relay Control<text:tab/></text:p>
          <text:list>
            <text:list-item>
              <text:p text:style-name="P406">gpio</text:p>
            </text:list-item>
            <text:list-item>
              <text:p text:style-name="P429"><text:span text:style-name="T50">gpioZero <text:s/></text:span><text:a xlink:type="simple" xlink:href="https://gpiozero.readthedocs.io/en/stable/installing.html" text:style-name="Internet_20_link" text:visited-style-name="Visited_20_Internet_20_Link"><text:span text:style-name="T42">https://gpiozero.readthedocs.io/en/stable/installing.html</text:span></text:a></text:p>
            </text:list-item>
            <text:list-item>
              <text:p text:style-name="P406">circuitPython <text:s/><text:span text:style-name="T69">No.</text:span></text:p>
            </text:list-item>
          </text:list>
        </text:list-item>
      </text:list>
      <text:list xml:id="list42208293" text:style-name="L9">
        <text:list-item>
          <text:list>
            <text:list-item>
              <text:p text:style-name="P432"><text:a xlink:type="simple" xlink:href="https://www.makeuseof.com/tag/gpio-zero-raspberry-pi/" text:style-name="Internet_20_link" text:visited-style-name="Visited_20_Internet_20_Link"><text:span text:style-name="T50">https://www.makeuseof.com/tag/gpio-zero-raspberry-pi/</text:span></text:a><text:span text:style-name="T50"> =&gt; gpioZero </text:span></text:p>
            </text:list-item>
          </text:list>
        </text:list-item>
      </text:list>
      <text:list xml:id="list233223106416416" text:continue-list="list233223900437870" text:style-name="L6">
        <text:list-item>
          <text:list>
            <text:list-item>
              <text:list>
                <text:list-item>
                  <text:p text:style-name="P433"><text:a xlink:type="simple" xlink:href="https://www.raspberrypi.org/forums/viewtopic.php?t=204466" text:style-name="Internet_20_link" text:visited-style-name="Visited_20_Internet_20_Link"><text:span text:style-name="T42">https://www.raspberrypi.org/forums/viewtopic.php?t=204466</text:span></text:a></text:p>
                </text:list-item>
                <text:list-item>
                  <text:p text:style-name="P407">use LED class to run relays?</text:p>
                </text:list-item>
              </text:list>
            </text:list-item>
          </text:list>
        </text:list-item>
        <text:list-item>
          <text:p text:style-name="P395">Comm/Network – message passing?</text:p>
          <text:list>
            <text:list-item>
              <text:p text:style-name="P408">Serial comm over USB</text:p>
            </text:list-item>
            <text:list-item>
              <text:p text:style-name="P408">Ethernet</text:p>
            </text:list-item>
          </text:list>
        </text:list-item>
        <text:list-item>
          <text:p text:style-name="P406">Timed Events (PID control)</text:p>
        </text:list-item>
        <text:list-item>
          <text:p text:style-name="P399">PID calculations – multiple sensors/heaters</text:p>
        </text:list-item>
      </text:list>
      <text:p text:style-name="P43"/>
      <text:p text:style-name="P43"/>
      <text:p text:style-name="P44">Order of tests…</text:p>
      <text:p text:style-name="P44">Basic setup w/keyboard-mouse-monitor (DONE)</text:p>
      <text:p text:style-name="P44">Proper Python environment incl editor/IDE</text:p>
      <text:p text:style-name="P45">simple GUI apps? (QT and pyqtgraph tutorials) </text:p>
      <text:p text:style-name="P46">I2C on BME sensor</text:p>
      <text:p text:style-name="P47">Relays</text:p>
      <text:p text:style-name="P47">AD Converter w test loads</text:p>
      <text:p text:style-name="P47">OLED Screen</text:p>
      <text:p text:style-name="P47">touch display </text:p>
      <text:p text:style-name="P47">comm/network &amp; PC setup</text:p>
      <text:p text:style-name="P338"/>
      <text:p text:style-name="P48">25May</text:p>
      <text:p text:style-name="P48">think I mucked up the system trying to install Ninja-IDE… it may be included with distribution</text:p>
      <text:p text:style-name="P48">so go back to Initialize SDCard with <text:s/><text:span text:style-name="T32">BalenaEtcher</text:span></text:p>
      <text:p text:style-name="P49"><text:span text:style-name="T32">(</text:span><text:span text:style-name="T31">keep img zip around but toss the img file when not using it)</text:span></text:p>
      <text:p text:style-name="P28">GUI Boots</text:p>
      <text:p text:style-name="P28">&gt; Setup Location.</text:p>
      <text:p text:style-name="P28">&gt; Setup WiFi </text:p>
      <text:p text:style-name="P29">&gt;Update Software</text:p>
      <text:p text:style-name="P30">(screen saver kicks in, move mouse)</text:p>
      <text:p text:style-name="P31">&gt; restart after update</text:p>
      <text:p text:style-name="P30"/>
      <text:p text:style-name="P107"><text:span text:style-name="Source_20_Text"><text:span text:style-name="T12">back on Linux, run the apt-get updates…</text:span></text:span></text:p>
      <text:p text:style-name="P107"><text:span text:style-name="Source_20_Text"><text:span text:style-name="T12">1. `sudo apt-get update`</text:span></text:span></text:p>
      <text:p text:style-name="P107"><text:span text:style-name="Source_20_Text"><text:span text:style-name="T12">2. `sudo apt-get upgrade` (Choose `Y` when prompted)</text:span></text:span></text:p>
      <text:p text:style-name="P107"><text:span text:style-name="Source_20_Text"><text:span text:style-name="T12">3. `sudo shutdown -r now`</text:span></text:span></text:p>
      <text:p text:style-name="P35">after reboot</text:p>
      <text:p text:style-name="P50"><text:span text:style-name="T62">4 </text:span>`sudo raspi-config`</text:p>
      <text:p text:style-name="P38"><text:span text:style-name="T31">enable I2C, </text:span><text:span text:style-name="T41">expand filesystem</text:span></text:p>
      <text:p text:style-name="P48"/>
      <text:p text:style-name="P51">now test out Python3 and IDEs</text:p>
      <text:p text:style-name="P52">Ninja-IDE isnt showing up, so go with other for now</text:p>
      <text:p text:style-name="P53">work thru BaldEngineer tutorials-raspberrypi.com</text:p>
      <text:p text:style-name="P108"><text:a xlink:type="simple" xlink:href="https://www.baldengineer.com/raspberry-pi-gui-tutorial.html" text:style-name="Internet_20_link" text:visited-style-name="Visited_20_Internet_20_Link"><text:span text:style-name="T42">https://www.baldengineer.com/raspberry-pi-gui-tutorial.html</text:span></text:a></text:p>
      <text:p text:style-name="P53">… <text:span text:style-name="T70">asks to install QT Creator by downloading from QT site, which gives a 30 day trial license and option for commercial license </text:span></text:p>
      <text:p text:style-name="P54">annoyingly the .run files are not proper format <text:s/></text:p>
      <text:p text:style-name="P54">apparently need to download and rebuild locally from source!</text:p>
      <text:p text:style-name="P54">?? <text:s/><text:span text:style-name="T71">Hopefully MO/IfA will go with QT but may be too expensive, so need to consider MatPlotLab</text:span></text:p>
      <text:p text:style-name="P55"/>
      <text:p text:style-name="P55">sudo apt-get install qt-5default</text:p>
      <text:p text:style-name="P55">sudo apt-get install qtcreator</text:p>
      <text:p text:style-name="P55"/>
      <text:p text:style-name="P57">enter qtcreator on cmd line and it starts!</text:p>
      <text:p text:style-name="P57">Sorta <text:span text:style-name="T72">no examples apparently</text:span></text:p>
      <text:p text:style-name="P58">bah.</text:p>
      <text:p text:style-name="P58">Since may not use it now, go on to other GUI test</text:p>
      <text:p text:style-name="P58"/>
      <text:p text:style-name="P109"><text:span text:style-name="T51">PIGPIO – follow method 1 install </text:span><text:a xlink:type="simple" xlink:href="http://abyz.me.uk/rpi/pigpio/download.html" text:style-name="Internet_20_link" text:visited-style-name="Visited_20_Internet_20_Link"><text:span text:style-name="T42">http://abyz.me.uk/rpi/pigpio/download.html</text:span></text:a></text:p>
      <text:p text:style-name="P59"/>
      <text:p text:style-name="P60">matplotlib – sudo python3 -m pip install -U matplotlib </text:p>
      <text:p text:style-name="P61">testing matplotlib basic_example.py <text:s/>… opens wth Thonny IDE</text:p>
      <text:p text:style-name="P61">and two graphs start plotting … great</text:p>
      <text:p text:style-name="P62">ok did a couple graphs etc with matplotlib and its fine.</text:p>
      <text:p text:style-name="P63">Will need to investigate more</text:p>
      <text:p text:style-name="P63"/>
      <text:p text:style-name="P62">NEXT! … <text:span text:style-name="T73">i2c with BME</text:span></text:p>
      <text:p text:style-name="P110"><text:span text:style-name="T52">following 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110"><text:span text:style-name="T52">with help on pins from </text:span><text:a xlink:type="simple" xlink:href="https://learn.adafruit.com/adafruit-bme280-humidity-barometric-pressure-temperature-sensor-breakout/python-circuitpython-test" text:style-name="Internet_20_link" text:visited-style-name="Visited_20_Internet_20_Link"><text:span text:style-name="T42">https://learn.adafruit.com/adafruit-bme280-humidity-barometric-pressure-temperature-sensor-breakout/python-circuitpython-test</text:span></text:a></text:p>
      <text:p text:style-name="P64"/>
      <text:p text:style-name="P65">i2c tools already installed.</text:p>
      <text:p text:style-name="P65"/>
      <text:p text:style-name="P65">sudo pip3 install Rpi.bme280</text:p>
      <text:p text:style-name="P65"/>
      <text:p text:style-name="P66">i2cdetect -y 1 </text:p>
      <text:p text:style-name="P66">shows nothing on the bus?!</text:p>
      <text:p text:style-name="P66">No data. <text:s/>Test program also gives zilch.</text:p>
      <text:p text:style-name="P66">Is board ok? Is pi ok? <text:s/></text:p>
      <text:p text:style-name="P66"/>
      <text:p text:style-name="P66">26May --- </text:p>
      <text:p text:style-name="P66">brought over some other i2c devices (displays) and a teensy on breadboard setup to run an Adafruit 8x8 matrix</text:p>
      <text:p text:style-name="P67">Pi3 doesnt see BME280</text:p>
      <text:p text:style-name="P67">teensy sees <text:span text:style-name="T74">large </text:span>8x8matrix as #70</text:p>
      <text:p text:style-name="P67">pi1 sees it there too</text:p>
      <text:p text:style-name="P67">pi3 also sees it</text:p>
      <text:p text:style-name="P67"/>
      <text:p text:style-name="P68">small 8x8 was working, may have fried w/mis-wired power</text:p>
      <text:p text:style-name="P68">test BME280 again on Pi3, then pi1, chain on i2c with led matrix</text:p>
      <text:p text:style-name="P69">SEES BOTH!!! yeah!!</text:p>
      <text:p text:style-name="P69"/>
      <text:p text:style-name="P69">can now do BME Python tests</text:p>
      <text:p text:style-name="P111"><text:span text:style-name="T53"><text:tab/></text:span><text:a xlink:type="simple" xlink:href="https://pypi.org/project/RPi.bme280/" text:style-name="Internet_20_link" text:visited-style-name="Visited_20_Internet_20_Link"><text:span text:style-name="T42">https://pypi.org/project/RPi.bme280/</text:span></text:a></text:p>
      <text:p text:style-name="P70">WORKS!!</text:p>
      <text:p text:style-name="P70"/>
      <text:p text:style-name="P71">28May</text:p>
      <text:p text:style-name="P71">found strip chart in matplotlib, should be able to mod it to show BME values</text:p>
      <text:p text:style-name="P71"/>
      <text:p text:style-name="P71">Dig into ADConverter LTC2499 … Analog Devices eval board we have has its own multi-pin connector to either their Linduino or to a USB eval board. <text:s/>It also exposes the I2C and power pins directly for the LTC2499 device. <text:s/>EEPROM on board is on separate I2C bus accessible thru big connector or perhaps some TestPoint pins.</text:p>
      <text:p text:style-name="P71">Wire wrap/solder points are attached around the perimeter of the board for Power/Gnd/AnalogChan. <text:s/>Two thru hole points for I2C.</text:p>
      <text:p text:style-name="P71">Will need to add an I2C wire: <text:s/>JST 4wire connector?</text:p>
      <text:p text:style-name="P71"/>
      <text:p text:style-name="P112"><text:span text:style-name="T54">A.Dev Linduino is their custom Arduino compatible designed for testing their boards. Aside from usual Arduino connectors, it has the multipin connector <text:s/>(</text:span><text:a xlink:type="simple" xlink:href="https://www.analog.com/en/design-center/evaluation-hardware-and-software/linduino.html" text:style-name="Internet_20_link" text:visited-style-name="Visited_20_Internet_20_Link"><text:span text:style-name="T42">https://www.analog.com/en/design-center/evaluation-hardware-and-software/linduino.html</text:span></text:a><text:span text:style-name="T55">)</text:span></text:p>
      <text:p text:style-name="P72">They provide a software library LTSketchbook (.zip on that link) to control the board and its various daughter cards.</text:p>
      <text:p text:style-name="P72">I downloaded it into the ADConverter folder and extracted the relevant files. </text:p>
      <text:p text:style-name="P72">While they are for that particular arduino variant, they look helpful in dealing with details of the board.</text:p>
      <text:p text:style-name="P73">This board is going to take some serious spelunking to understand and control properly.</text:p>
      <text:p text:style-name="P101"/>
      <text:p text:style-name="P102">Directions next? Either play with GUI for BME or move on to other boards</text:p>
      <text:p text:style-name="P102">Relay boards would be easy next step. <text:s/>May need to create some dummy loads but simply setting them using different GPIO libraries would be sufficient.</text:p>
      <text:p text:style-name="P103">And.Or try some PiGPIO examples for the C daemon use of I2C and gpio </text:p>
      <text:p text:style-name="P104">pigpio has nice looking thread interface too. <text:s/></text:p>
      <text:p text:style-name="P104">Not sure if there is need for security on this…. I could break my rule and ignore security for now (design in security FromTheStart)</text:p>
      <text:p text:style-name="P104"/>
      <text:p text:style-name="P105">Found some good resources on AD Converter</text:p>
      <text:p text:style-name="P105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105"><text:a xlink:type="simple" xlink:href="https://www.iascaled.com/store/ARD-LTC2499-LIB" text:style-name="Internet_20_link" text:visited-style-name="Visited_20_Internet_20_Link">https://www.iascaled.com/store/ARD-LTC2499-LIB</text:a></text:p>
      <text:p text:style-name="P105"><text:a xlink:type="simple" xlink:href="https://raspberrypi.stackexchange.com/questions/69116/a-d-converter-solution" text:style-name="Internet_20_link" text:visited-style-name="Visited_20_Internet_20_Link">https://raspberrypi.stackexchange.com/questions/69116/a-d-converter-solution</text:a></text:p>
      <text:p text:style-name="P57"><text:a xlink:type="simple" xlink:href="https://www.raspberrypi.org/forums/viewtopic.php?t=64503" text:style-name="Internet_20_link" text:visited-style-name="Visited_20_Internet_20_Link">https://www.raspberrypi.org/forums/viewtopic.php?t=64503</text:a></text:p>
      <text:p text:style-name="P57"/>
      <text:p text:style-name="P74">Most encouraging is the IAScaled Arduino board with the LTC2499 ADConverter which comes with a C++ library to run it. Could be translated</text:p>
      <text:p text:style-name="P74">Discouraging is a note that the board or other references in above links uses 5vdc and level shifting is needed for 3.3v pi</text:p>
      <text:p text:style-name="P74">however another of the above links shows a board using 3.3v</text:p>
      <text:p text:style-name="P56"><text:tab/><text:a xlink:type="simple" xlink:href="https://www.raspberrypi.org/forums/viewtopic.php?t=64503" text:style-name="Internet_20_link" text:visited-style-name="Visited_20_Internet_20_Link"><text:span text:style-name="T77">https://www.raspberrypi.org/forums/viewtopic.php?t=64503</text:span></text:a></text:p>
      <text:p text:style-name="P74">Looks to be a repurposed version of the demo board complete with the EEPROM but in a Pi HAT form factor (slightly smaller.</text:p>
      <text:p text:style-name="P74">Note it is a 2013 era and uses the smaller 26pin PI from v1, not the 40pin Pi3B </text:p>
      <text:p text:style-name="P75">Scrolling down it also includes code for QuickWire interface <text:span text:style-name="T78">which is 6yrs out of date</text:span></text:p>
      <text:p text:style-name="P113"><text:span text:style-name="T56"><text:tab/></text:span><text:a xlink:type="simple" xlink:href="https://github.com/quick2wire/quick2wire-python-api" text:style-name="Internet_20_link" text:visited-style-name="Visited_20_Internet_20_Link">https://github.com/quick2wire/quick2wire-python-api</text:a></text:p>
      <text:p text:style-name="P339"/>
      <text:p text:style-name="P76">29May</text:p>
      <text:p text:style-name="P76"/>
      <text:p text:style-name="P76">Simple GPIO test on GPIO-21 to blink light on the controlled power strip <text:span text:style-name="T79">s-com</text:span></text:p>
      <text:p text:style-name="P114"><text:span text:style-name="T57">from </text:span><text:a xlink:type="simple" xlink:href="https://electronicshobbyists.com/raspberry-pi-gpio-control-led-blinking-with-raspberry-pi/" text:style-name="Internet_20_link" text:visited-style-name="Visited_20_Internet_20_Link">https://electronicshobbyists.com/raspberry-pi-gpio-control-led-blinking-with-raspberry-pi/</text:a></text:p>
      <text:p text:style-name="P114"/>
      <text:p text:style-name="P115">and with gpio zero…</text:p>
      <text:p text:style-name="P115"><text:a xlink:type="simple" xlink:href="https://gpiozero.readthedocs.io/en/stable/" text:style-name="Internet_20_link" text:visited-style-name="Visited_20_Internet_20_Link">https://gpiozero.readthedocs.io/en/stable/</text:a></text:p>
      <text:p text:style-name="P115">trivial!!!</text:p>
      <text:p text:style-name="P115"/>
      <text:p text:style-name="P116">so to do the 8 relay block, need 8 signal wires, gnd, and relay power (5v), plus something on the otherside of relay</text:p>
      <text:p text:style-name="P116"/>
      <text:p text:style-name="P116">PI EZConnect is not really that easy to connect and layout needs to be carefully checked.</text:p>
      <text:p text:style-name="P117">Redo the BME280 using EZConnect – so easier to connect up the other devices… although I2C is going to be interesting</text:p>
      <text:p text:style-name="P117">i2c devices: <text:s/>bme280, ad, oled</text:p>
      <text:p text:style-name="P118">EZConnect offers 3 tie points for the i2c – screw terminal and two solder points.</text:p>
      <text:p text:style-name="P119">Suggest setting up JST 4 wire on each… gives 3 modular attach points for i2c</text:p>
      <text:p text:style-name="P119"/>
      <text:p text:style-name="P120"><text:span text:style-name="T80">OLED Library in Python for Pi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28">adafruit one uses circuitPython which we may avoid</text:p>
      <text:p text:style-name="P122"><text:span text:style-name="T82">Luma </text:span><text:a xlink:type="simple" xlink:href="https://github.com/rm-hull/luma.oled" text:style-name="Internet_20_link" text:visited-style-name="Visited_20_Internet_20_Link">https://github.com/rm-hull/luma.oled</text:a></text:p>
      <text:p text:style-name="P121"><text:tab/><text:a xlink:type="simple" xlink:href="https://pypi.org/project/ssd1306/" text:style-name="Internet_20_link" text:visited-style-name="Visited_20_Internet_20_Link">https://pypi.org/project/ssd1306/</text:a> <text:span text:style-name="T82">(links to luma. <text:s/>Ssd is old version)</text:span></text:p>
      <text:p text:style-name="P123">Note any of these works on some i2c comms. <text:s/>Luma ones have own code</text:p>
      <text:p text:style-name="P124"><text:span text:style-name="T81"><text:tab/></text:span><text:a xlink:type="simple" xlink:href="https://github.com/rm-hull/luma.core" text:style-name="Internet_20_link" text:visited-style-name="Visited_20_Internet_20_Link">https://github.com/rm-hull/luma.core</text:a></text:p>
      <text:p text:style-name="P129">seems to be <text:s/>based on smbus2</text:p>
      <text:p text:style-name="P125"><text:tab/><text:a xlink:type="simple" xlink:href="https://github.com/rm-hull/luma.core/blob/master/luma/core/interface/serial.py" text:style-name="Internet_20_link" text:visited-style-name="Visited_20_Internet_20_Link">https://github.com/rm-hull/luma.core/blob/master/luma/core/interface/serial.py</text:a></text:p>
      <text:p text:style-name="P340"><text:tab/><text:a xlink:type="simple" xlink:href="https://github.com/rm-hull/luma.examples" text:style-name="Internet_20_link" text:visited-style-name="Visited_20_Internet_20_Link">https://github.com/rm-hull/luma.examples</text:a></text:p>
      <text:p text:style-name="P126">30 May</text:p>
      <text:p text:style-name="P126"/>
      <text:p text:style-name="P127">EZ Connect works with I2C</text:p>
      <text:p text:style-name="P127">Moved test programs to MODAC_Tests</text:p>
      <text:p text:style-name="P127"/>
      <text:p text:style-name="P130">wired 3 female JST SM onto I2C lines of EZConnect board</text:p>
      <text:p text:style-name="P130">tested all 3 against the BME280.</text:p>
      <text:p text:style-name="P130"/>
      <text:p text:style-name="P131">BME280 is Device id 77 per i2cdetect -y 1</text:p>
      <text:p text:style-name="P131"/>
      <text:p text:style-name="P132">Hmm OLED is not seen. <text:s/>Re-read docs. </text:p>
      <text:p text:style-name="P133">Ok… DATA =&gt; SDA <text:s text:c="2"/>SA0 is NOT SDA. <text:s/>Now it works and OLED is id 3d</text:p>
      <text:p text:style-name="P135"><text:span text:style-name="T83">trying tutorial </text:span><text:a xlink:type="simple" xlink:href="https://www.raspberrypi-spy.co.uk/2018/04/i2c-oled-display-module-with-raspberry-pi/" text:style-name="Internet_20_link" text:visited-style-name="Visited_20_Internet_20_Link">https://www.raspberrypi-spy.co.uk/2018/04/i2c-oled-display-module-with-raspberry-pi/</text:a></text:p>
      <text:p text:style-name="P135"><text:span text:style-name="T83">which uses the Adafruit library </text:span><text:a xlink:type="simple" xlink:href="https://github.com/adafruit/Adafruit_Python_SSD1306" text:style-name="Internet_20_link" text:visited-style-name="Visited_20_Internet_20_Link">https://github.com/adafruit/Adafruit_Python_SSD1306</text:a></text:p>
      <text:p text:style-name="P134">and I get a Snowcrash. </text:p>
      <text:p text:style-name="P135"><text:span text:style-name="T83">Posted query to Adafruit forum <text:s/></text:span><text:a xlink:type="simple" xlink:href="https://forums.adafruit.com/viewtopic.php?f=50&amp;t=152398" text:style-name="Internet_20_link" text:visited-style-name="Visited_20_Internet_20_Link">https://forums.adafruit.com/viewtopic.php?f=50&amp;t=152398</text:a></text:p>
      <text:p text:style-name="P135"/>
      <text:p text:style-name="P136">31May</text:p>
      <text:p text:style-name="P136"/>
      <text:p text:style-name="P136">AD converter wired in too. <text:s/>Shows up as i2c 0x77 which matches docs on default jumpers.</text:p>
      <text:p text:style-name="P136"/>
      <text:p text:style-name="P137">Next up – wiring the thermocouple amplifier and solenoid boards. </text:p>
      <text:p text:style-name="P137">Amp board has +5v and ground, and 4 +- lines for each channel. <text:s/>ADC has tie posts for + and common ground line.</text:p>
      <text:p text:style-name="P137">Do the signal wires/lines after amps need to be special wires?</text:p>
      <text:p text:style-name="P137"><text:s/><text:span text:style-name="T84">2Wire mini JST pairs might be good for the amp-ad connection, or direct wire? <text:s/>Connectors first.</text:span></text:p>
      <text:p text:style-name="P138">Or perhaps a 5 or 6 wire JST with one or two grounds? <text:s/>Need to read up on amp/ad connections</text:p>
      <text:p text:style-name="P138"/>
      <text:p text:style-name="P138">Relay board is simpler. Example from Poofer. <text:s/>Vcc line could be 5+ or maybe 3v?</text:p>
      <text:p text:style-name="P138">8+Vcc+Gnd connections – simple 10 pin out? <text:s/>Setup a rail with 5v feed (amp + relay)</text:p>
      <text:p text:style-name="P138">can vcc be 3.3 or just relay control? <text:s/>Need read up again.</text:p>
      <text:p text:style-name="P138">Pi control lines are 3v (maybe 5v tolerant?)</text:p>
      <text:p text:style-name="P138"/>
      <text:p text:style-name="P138">Need common Ground bus at least.</text:p>
      <text:p text:style-name="P139">Perhaps one for 5v from power supply and another 3.3v?</text:p>
      <text:p text:style-name="P139"/>
      <text:p text:style-name="P137">--- <text:span text:style-name="T85">3June</text:span></text:p>
      <text:p text:style-name="P140">relay board wired in, moved controlled outlet gpio </text:p>
      <text:p text:style-name="P140"/>
      <text:p text:style-name="P140">Wiring is becoming a priority … component layout and wire routing.</text:p>
      <text:p text:style-name="P141">2 x regular i2C (bme280, adconverter)</text:p>
      <text:p text:style-name="P141">1 x i2C + one GPIO (oled)</text:p>
      <text:p text:style-name="P141">8 line + 3v, 5v, 2xgnd relay</text:p>
      <text:p text:style-name="P141"/>
      <text:p text:style-name="P142">need to learn how to format datetime timestamp for printing</text:p>
      <text:p text:style-name="P142"/>
      <text:p text:style-name="P143">How to test the ADConverter?</text:p>
      <text:p text:style-name="P143">Thermocouple amps + thermocouples (3)</text:p>
      <text:p text:style-name="P143">bend resistors?</text:p>
      <text:p text:style-name="P144">Do we need to show all 8, 16 channels running?</text:p>
      <text:p text:style-name="P144"/>
      <text:p text:style-name="P145">Also get GitHub repository started for unit tests</text:p>
      <text:p text:style-name="P145"/>
      <text:p text:style-name="P146">relays: active Low, so using gpioZero we can set up OutputDevice( …, active_high=False)</text:p>
      <text:p text:style-name="P146">or do it in hardware with some sort of Inverter gate <text:span text:style-name="T86">(3v? Bipolar highV?)</text:span></text:p>
      <text:p text:style-name="P147"><text:span text:style-name="T87">as in this blog </text:span><text:a xlink:type="simple" xlink:href="http://baskauf.blogspot.com/2018/02/turning-stuff-on-and-off-using.html" text:style-name="Internet_20_link" text:visited-style-name="Visited_20_Internet_20_Link">http://baskauf.blogspot.com/2018/02/turning-stuff-on-and-off-using.html</text:a></text:p>
      <text:p text:style-name="P147"/>
      <text:p text:style-name="P262">swapping out the 5vdc USB power supply for larger 10A one.</text:p>
      <text:p text:style-name="P262">Need USB-micro cable end to connect to 5vdc bus and ground</text:p>
      <text:p text:style-name="P263"><text:span text:style-name="T88">Pin Out </text:span><text:a xlink:type="simple" xlink:href="http://www.hobbytronics.co.uk/usb-connector-pinout" text:style-name="Internet_20_link" text:visited-style-name="Visited_20_Internet_20_Link">http://www.hobbytronics.co.uk/usb-connector-pinout</text:a></text:p>
      <text:p text:style-name="P263"/>
      <text:p text:style-name="P263">--- <text:span text:style-name="T89">4June</text:span></text:p>
      <text:list xml:id="list3971907211" text:style-name="L10">
        <text:list-item>
          <text:p text:style-name="P434">GitHub linux – either learn cmd line or find tool <text:span text:style-name="T91">(ugh got local repo working but wont upload)</text:span></text:p>
        </text:list-item>
        <text:list-item>
          <text:p text:style-name="P435">find USB cable to ‘customize’ DONE</text:p>
        </text:list-item>
        <text:list-item>
          <text:p text:style-name="P434">wire up thermocouple amps &amp; devices to ADConverter</text:p>
        </text:list-item>
        <text:list-item>
          <text:p text:style-name="P434">test converter software… <text:span text:style-name="T90">need to write Python library for this (IowaScaled Arduino lib example)</text:span></text:p>
        </text:list-item>
        <text:list-item>
          <text:p text:style-name="P434">setup touch-display &amp; test</text:p>
        </text:list-item>
        <text:list-item>
          <text:p text:style-name="P434">Layout demo setup on board (new wires)</text:p>
        </text:list-item>
        <text:list-item>
          <text:p text:style-name="P434"/>
        </text:list-item>
      </text:list>
      <text:p text:style-name="P147"/>
      <text:p text:style-name="P264">ADConverter – looks like I need to write the python library</text:p>
      <text:p text:style-name="P264">IowaScaled C++ gives details for the LTC2499 chip</text:p>
      <text:p text:style-name="P264">Adafruit has 2 Python libraries (one old, new is CircuitPython)</text:p>
      <text:p text:style-name="P265">neiter of those support the <text:s/><text:span text:style-name="T92">LTC2499 </text:span>so at best they are library API examples </text:p>
      <text:p text:style-name="P265"/>
      <text:p text:style-name="P266"><text:span text:style-name="T93">TouchDisplay: <text:s/></text:span><text:a xlink:type="simple" xlink:href="https://www.adafruit.com/product/2397" text:style-name="Internet_20_link" text:visited-style-name="Visited_20_Internet_20_Link">https://www.adafruit.com/product/2397</text:a></text:p>
      <text:p text:style-name="P267">well that was trivial. <text:s/>Plug in hdmi, find a USB <text:span text:style-name="T94">mini</text:span><text:span text:style-name="T95"> cable (for touch usb interface) and make a power line (from 5v bus blocks <text:s/>to barrel connector)</text:span></text:p>
      <text:p text:style-name="P278">Fire up the Pi and it works.</text:p>
      <text:p text:style-name="P278">Too small and fragile for development but cool.</text:p>
      <text:p text:style-name="P268"><text:span text:style-name="T96">Adafruit recommends their Wire Stand for it </text:span><text:a xlink:type="simple" xlink:href="https://www.adafruit.com/product/1679" text:style-name="Internet_20_link" text:visited-style-name="Visited_20_Internet_20_Link"><text:span text:style-name="T95">https://www.adafruit.com/product/1679</text:span></text:a><text:span text:style-name="T95"> <text:s/></text:span><text:span text:style-name="T96">(out of stock)</text:span></text:p>
      <text:p text:style-name="P279"/>
      <text:p text:style-name="P278"/>
      <text:p text:style-name="P342"/>
      <text:p text:style-name="P278"/>
      <text:p text:style-name="P280">6 June</text:p>
      <text:p text:style-name="P280"/>
      <text:p text:style-name="P281">Other file started to look at the Python code needed for AD Converter</text:p>
      <text:p text:style-name="P149"/>
      <text:p text:style-name="P148"><text:span text:style-name="T98">Probably n</text:span><text:span text:style-name="T97">eed to put an i2c compatible level shifter in to the mix for AD Converter.</text:span></text:p>
      <text:p text:style-name="P269"><text:span text:style-name="T16">I should have one of these 4 bit Adafruit ones somewhere (ordered in 2012) </text:span><text:a xlink:type="simple" xlink:href="https://www.adafruit.com/product/757" text:style-name="Internet_20_link" text:visited-style-name="Visited_20_Internet_20_Link"><text:span text:style-name="T97">https://www.adafruit.com/product/757</text:span></text:a></text:p>
      <text:p text:style-name="P150">Speed cant be cranked up but that should be ok. <text:s/>We are not needing fast updates</text:p>
      <text:p text:style-name="P151">Also I have a 4 bit level shifter from Sparkfun</text:p>
      <text:p text:style-name="P150"/>
      <text:p text:style-name="P271"><text:span text:style-name="T99">The SF I2C tutorial is very good… </text:span><text:a xlink:type="simple" xlink:href="https://learn.sparkfun.com/tutorials/i2c/all" text:style-name="Internet_20_link" text:visited-style-name="Visited_20_Internet_20_Link">https://learn.sparkfun.com/tutorials/i2c/all</text:a></text:p>
      <text:p text:style-name="P270">Fortunately we dont need to really know all the wave forms of the i2c bus… but might be fun to watch em</text:p>
      <text:p text:style-name="P270"/>
      <text:p text:style-name="P272">Initial test: use resistor switch box and potentiometer with 3.3v – Gnd spread. <text:s/>May need to link COM→GND and REF +- to GND/3.3v too. <text:s/></text:p>
      <text:p text:style-name="P272">Use this as the initial hardware and get on with the software.</text:p>
      <text:p text:style-name="P272">Later we will try with level shifter, 5v and thermocouple+amp</text:p>
      <text:p text:style-name="P341"/>
      <text:p text:style-name="P273">12 June</text:p>
      <text:p text:style-name="P273">AD Board is recognized by i2cdetect, but not found in basic python tests <text:s/>(using slightly modified code from the forum post code on the AD HAT</text:p>
      <text:p text:style-name="P273"><text:a xlink:type="simple" xlink:href="https://www.raspberrypi.org/forums/viewtopic.php?f=37&amp;t=64503" text:style-name="Internet_20_link" text:visited-style-name="Visited_20_Internet_20_Link">https://www.raspberrypi.org/forums/viewtopic.php?f=37&amp;t=64503</text:a></text:p>
      <text:p text:style-name="P274">more notes going into “LTC2499 Python Support Design Doc.odt”</text:p>
      <text:p text:style-name="P274"/>
      <text:p text:style-name="P275">fall back testing… trying board on Teensy 3.2.</text:p>
      <text:p text:style-name="P275">first test: BME280 testing to prove I2C runs… pins on the JST connector were loose, fixed and then ran Adafruit BME280Test <text:tab/>installed two libraries into Arduino IDE per the Adafruit tutorial </text:p>
      <text:p text:style-name="P275"><text:tab/><text:a xlink:type="simple" xlink:href="https://learn.adafruit.com/adafruit-bme280-humidity-barometric-pressure-temperature-sensor-breakout" text:style-name="Internet_20_link" text:visited-style-name="Visited_20_Internet_20_Link"><text:span text:style-name="T100">https://learn.adafruit.com/adafruit-bme280-humidity-barometric-pressure-temperature-sensor-breakout</text:span></text:a></text:p>
      <text:p text:style-name="P54"/>
      <text:p text:style-name="P77">Next try the ARD-LTC2499 arduino library <text:span text:style-name="T101">(ard2499_test) even though we dont have EEProm </text:span></text:p>
      <text:p text:style-name="P78">need to copy/install library <text:span text:style-name="T102">(documents/arduino/libraries)</text:span></text:p>
      <text:p text:style-name="P79">comment back in “<text:span text:style-name="T103">goto</text:span> SkipJumpers” <text:span text:style-name="T103">at top of loop()</text:span></text:p>
      <text:p text:style-name="P80">hmm prints long line of ‘-’ <text:s/>maybe not finding board?</text:p>
      <text:p text:style-name="P81">That print comes from the Read </text:p>
      <text:p text:style-name="P81"/>
      <text:p text:style-name="P276"><text:span text:style-name="T58">Digging around I found IowaScaled makes a 3.3v version of their arduino board <text:s/></text:span><text:a xlink:type="simple" xlink:href="https://www.iascaled.com/store/ARD-LTC2499-3V3" text:style-name="Internet_20_link" text:visited-style-name="Visited_20_Internet_20_Link">https://www.iascaled.com/store/ARD-LTC2499-3V3</text:a></text:p>
      <text:p text:style-name="P277"><text:span text:style-name="T47">a</text:span><text:span text:style-name="T42">s the ARD-LTC2499 page says </text:span></text:p>
      <text:p text:style-name="P277"><text:a xlink:type="simple" xlink:href="https://www.iascaled.com/store/ARD-LTC2499" text:style-name="Internet_20_link" text:visited-style-name="Visited_20_Internet_20_Link"><text:span text:style-name="T42">https://www.iascaled.com/store/ARD-LTC2499</text:span></text:a></text:p>
      <text:p text:style-name="P82">Note: <text:s/>The normal ARD-LTC2499 is not compatible with Arduinos using 3.3V I/O on the I2C lines, such as the Due, Zero, etc. <text:s/>This is because the LTC2499 requires a 5V supply to deal with the 4.096V reference voltage, making it incompatible with 3.3V I2C. <text:s text:c="2"/>A 3.3V compatible version is available here.</text:p>
      <text:p text:style-name="P277"><text:a xlink:type="simple" xlink:href="https://www.iascaled.com/store/ARD-LTC2499-3V3" text:style-name="Internet_20_link" text:visited-style-name="Visited_20_Internet_20_Link"><text:span text:style-name="T42">https://www.iascaled.com/store/ARD-LTC2499-3V3</text:span></text:a></text:p>
      <text:p text:style-name="P82"/>
      <text:p text:style-name="P277"><text:span text:style-name="T42">So best to get the 5v </text:span><text:span text:style-name="T59">level shifter </text:span><text:span text:style-name="T42">setup running</text:span></text:p>
      <text:p text:style-name="P83">will examine the schematics of their 3.3v board</text:p>
      <text:p text:style-name="P83">---</text:p>
      <text:p text:style-name="P84">17 June. <text:s/></text:p>
      <text:p text:style-name="P84">Arduino test of board returns NAK </text:p>
      <text:p text:style-name="P84">ADS1115 16bin AD i2c boards arrived, along with level shifters, etc</text:p>
      <text:p text:style-name="P84">so switch over to getting those w/thermocouple amps running</text:p>
      <text:p text:style-name="P84"/>
      <text:p text:style-name="P88">started Notes file in ADS115 folder, leaving off the LTC2499 Notes for now</text:p>
      <text:p text:style-name="P84"/>
      <text:p text:style-name="P85">Found my QWIIC cables and boards. These let you daisy chain i2c boards and offer a cleaner wiring setup than the large JST single point ones</text:p>
      <text:p text:style-name="P85">Two JST connections on Rpi can feed two directions of i2c sensors, making for easier layout</text:p>
      <text:p text:style-name="P85">but <text:span text:style-name="T104">may </text:span>need more breakout boards… <text:span text:style-name="T104">(4 on hand)</text:span></text:p>
      <text:p text:style-name="P85"/>
      <text:p text:style-name="P86">plan:</text:p>
      <text:list xml:id="list3068985427" text:style-name="L11">
        <text:list-item>
          <text:p text:style-name="P409">wire up ads1115 to read 5v driven thermocouple amps &amp; thermocouples</text:p>
          <text:list>
            <text:list-item>
              <text:p text:style-name="P409">first get ads 1115 reply on i2c and perhaps read 1 pot 5vdc or 3vdc</text:p>
            </text:list-item>
            <text:list-item>
              <text:p text:style-name="P409">then wire in thermocouple amp and t’s</text:p>
            </text:list-item>
          </text:list>
        </text:list-item>
        <text:list-item>
          <text:p text:style-name="P410">GUI: <text:s/>plotting BME280 in several GUI with numeric reads and buttons</text:p>
        </text:list-item>
        <text:list-item>
          <text:p text:style-name="P411">PC Comm Test: unit test for serial <text:span text:style-name="T106">console </text:span>cable, <text:span text:style-name="T105">ethernet, usb </text:span></text:p>
        </text:list-item>
        <text:list-item>
          <text:p text:style-name="P412">Layout demo setup </text:p>
        </text:list-item>
        <text:list-item>
          <text:p text:style-name="P412">define demo apps</text:p>
        </text:list-item>
      </text:list>
      <text:p text:style-name="P89"/>
      <text:p text:style-name="P90">18 June </text:p>
      <text:p text:style-name="P90">oops, may have fried Pi with misconnected Qwiic board</text:p>
      <text:p text:style-name="P90">got replacement from Joe (ordered 2x from amazon)</text:p>
      <text:p text:style-name="P90">boots ok but requires my 8gb usb stick installed or it gives error… need to permanently unmount</text:p>
      <text:p text:style-name="P90"/>
      <text:p text:style-name="P91">19 June</text:p>
      <text:p text:style-name="P91">graphing in MatPlotLab with ADS1115 working … chan 0 is potentiometer, chan 1 is wired to thermocouple via the amp board</text:p>
      <text:p text:style-name="P91">note that voltages from the ampboard are still VERY low, so use the on board amp of ADS1115 at gain factor 8</text:p>
      <text:p text:style-name="P91">(translates to ???) </text:p>
      <text:p text:style-name="P91">what is the mapping of raw→volts→temp? <text:s/>Heating with hot air gun looks like it can max out the sensor, at least at that gain</text:p>
      <text:p text:style-name="P91">Note that gain needs to be set for each channel before read or all channels use came gain.</text:p>
      <text:p text:style-name="P91">May need to adjust gain depending on the temp range being monitored.</text:p>
      <text:p text:style-name="P91">Noting the red/yellow wires on thermocouple do matter. Red in Negative, Yellow in Positive gives a curve UP as temp increases</text:p>
      <text:p text:style-name="P91">reversed quickly drove to 0 with heat gun</text:p>
      <text:p text:style-name="P91"/>
      <text:p text:style-name="P92">looking for alternative ways to access AD and i2c, as the Adafruit circuitPython stuff hides heavily and doesnt support LTC2499.</text:p>
      <text:p text:style-name="P92">Also ordered a <text:span text:style-name="T107">different py shield AD+DA board</text:span></text:p>
      <text:p text:style-name="P92"/>
      <text:p text:style-name="P93">Looking into PyQT interfaces</text:p>
      <text:p text:style-name="P93">first install PyQT</text:p>
      <text:p text:style-name="P93"><text:tab/>apt-get install qt5-default </text:p>
      <text:p text:style-name="P106"><text:span text:style-name="T108"><text:tab/></text:span><text:span text:style-name="T17">sudo apt-get install python3-pyqt5</text:span></text:p>
      <text:p text:style-name="P93"><text:s/>(says its there)</text:p>
      <text:p text:style-name="P94">build simple window per:</text:p>
      <text:p text:style-name="P282"><text:span text:style-name="T60"><text:tab/></text:span><text:a xlink:type="simple" xlink:href="https://pythonspot.com/pyqt5-window/" text:style-name="Internet_20_link" text:visited-style-name="Visited_20_Internet_20_Link">https://pythonspot.com/pyqt5-window/</text:a></text:p>
      <text:p text:style-name="P283">works fine.</text:p>
      <text:p text:style-name="P284">Now try VisPy for mandelbrot</text:p>
      <text:p text:style-name="P284"><text:tab/><text:span text:style-name="T109">sudo pip install vispy</text:span></text:p>
      <text:p text:style-name="P285">hmm mandlebrot says I still need something to run</text:p>
      <text:p text:style-name="P286">ahh pyqt5/pyside2</text:p>
      <text:p text:style-name="P286">nope.</text:p>
      <text:p text:style-name="P287">Vispy says use pyqt4</text:p>
      <text:p text:style-name="P287">vispy.org/raspberry.html</text:p>
      <text:p text:style-name="P287"/>
      <text:p text:style-name="P287">–</text:p>
      <text:p text:style-name="P288">20June</text:p>
      <text:p text:style-name="P288">trying to build a python i2cdetect … found code online that sorta works, although it uses Variable Annotation, which was added in Python 3.6</text:p>
      <text:p text:style-name="P289"><text:span text:style-name="T110">our Python is v3.5… so try updating to 3.7.0 (per dec 2018 instructions </text:span><text:a xlink:type="simple" xlink:href="https://installvirtual.com/install-python-3-7-on-raspberry-pi/" text:style-name="Internet_20_link" text:visited-style-name="Visited_20_Internet_20_Link">https://installvirtual.com/install-python-3-7-on-raspberry-pi/</text:a></text:p>
      <text:p text:style-name="P290"><text:span text:style-name="T111">or </text:span><text:a xlink:type="simple" xlink:href="https://www.alauda.ro/2019/01/how-to-install-python-3-7-on-raspberry-pi/" text:style-name="Internet_20_link" text:visited-style-name="Visited_20_Internet_20_Link">https://www.alauda.ro/2019/01/how-to-install-python-3-7-on-raspberry-pi/</text:a></text:p>
      <text:p text:style-name="P290"/>
      <text:p text:style-name="P95">well that messed things up. </text:p>
      <text:p text:style-name="P95">Time to rebuild from start</text:p>
      <text:p text:style-name="P3"><text:span text:style-name="T33">Setup per </text:span><text:a xlink:type="simple" xlink:href="https://www.raspberrypi.org/documentation/installation/installing-images/mac.md" text:style-name="Internet_20_link" text:visited-style-name="Visited_20_Internet_20_Link"><text:span text:style-name="T33">https://www.raspberrypi.org/documentation/installation/installing-images/mac.md</text:span></text:a><text:span text:style-name="T33"> </text:span></text:p>
      <text:p text:style-name="P8"><text:tab/>2019-04-08-raspbian-stretch-full <text:s/><text:span text:style-name="T112">(in Mac’s project RPi3BPlus)</text:span></text:p>
      <text:p text:style-name="P95">Using BalenaEtcher (in Applications) select that image, the sd card and Flash!</text:p>
      <text:p text:style-name="P96">(be aware of SD card locking on mac issue)</text:p>
      <text:p text:style-name="P96">put in Pi, boot, set location, language, date, net, etc.</text:p>
      <text:p text:style-name="P97"/>
      <text:p text:style-name="P291"><text:span text:style-name="Source_20_Text"><text:span text:style-name="T12">1. `sudo apt-get update`</text:span></text:span></text:p>
      <text:p text:style-name="P291"><text:span text:style-name="Source_20_Text"><text:span text:style-name="T12">2. `sudo apt-get upgrade` (Choose `Y` when prompted)</text:span></text:span></text:p>
      <text:p text:style-name="P291"><text:span text:style-name="Source_20_Text"><text:span text:style-name="T12">3. `sudo shutdown -r now`</text:span></text:span></text:p>
      <text:p text:style-name="P36">after reboot</text:p>
      <text:p text:style-name="P87"><text:span text:style-name="T62">4 </text:span>`sudo raspi-config`</text:p>
      <text:p text:style-name="P98">turn on i2c, <text:span text:style-name="T119">expand filesystem </text:span></text:p>
      <text:p text:style-name="P100">reboot</text:p>
      <text:p text:style-name="P98"/>
      <text:p text:style-name="P97">now try getting py7 again</text:p>
      <text:p text:style-name="P97"/>
      <text:p text:style-name="P292"><text:span text:style-name="T61">from: </text:span><text:a xlink:type="simple" xlink:href="https://www.ramoonus.nl/2018/06/30/installing-python-3-7-on-raspberry-pi/" text:style-name="Internet_20_link" text:visited-style-name="Visited_20_Internet_20_Link">https://www.ramoonus.nl/2018/06/30/installing-python-3-7-on-raspberry-pi/</text:a> <text:span text:style-name="T114">get this line:</text:span></text:p>
      <text:p text:style-name="P97">sudo apt-get install -y build-essential tk-dev libncurses5-dev libncursesw5-dev libreadline6-dev libdb5.3-dev libgdbm-dev libsqlite3-dev libssl-dev libbz2-dev libexpat1-dev liblzma-dev zlib1g-dev libffi-dev</text:p>
      <text:p text:style-name="P99">From <text:a xlink:type="simple" xlink:href="https://dastoev.com/posts/2019/03/install-python-3-7-on-raspberry-pi/" text:style-name="Internet_20_link" text:visited-style-name="Visited_20_Internet_20_Link"><text:span text:style-name="T113">https://dastoev.com/posts/2019/03/install-python-3-7-on-raspberry-pi/</text:span></text:a><text:span text:style-name="T113"> <text:s/></text:span>get latest python </text:p>
      <text:p text:style-name="Standard"><text:span text:style-name="T115">wget </text:span><text:a xlink:type="simple" xlink:href="https://www.python.org/ftp/python/3.7.3/Python-3.7.3.tgz" text:style-name="Internet_20_link" text:visited-style-name="Visited_20_Internet_20_Link"><text:span text:style-name="T115">https://www.python.org/ftp/python/3.7.3/Python-3.7.3.tgz</text:span></text:a></text:p>
      <text:p text:style-name="P293">tar xf Python-3.7.3.tar.xz</text:p>
      <text:p text:style-name="P293">cd Python-3.7.3</text:p>
      <text:p text:style-name="P293">./configure –enable-optimizations</text:p>
      <text:p text:style-name="P293">make</text:p>
      <text:p text:style-name="P293"><text:span text:style-name="T114">sudo </text:span>make altinstall</text:p>
      <text:p text:style-name="P293"/>
      <text:p text:style-name="P196">Note this build takes a LOOONG time. Dont ever do the ‘-enable-optimizations’ again!!</text:p>
      <text:p text:style-name="P157">maybe copy sd card when this is done</text:p>
      <text:p text:style-name="P157"/>
      <text:p text:style-name="P153"/>
      <text:p text:style-name="P153">make it default python3 <text:s/><text:span text:style-name="T116">(where did it go?)</text:span></text:p>
      <text:p text:style-name="P261">created lnkPython.sh to unlink and ln -s the various main programs that were pointing at py3.5</text:p>
      <text:p text:style-name="P158"><text:a xlink:type="simple" xlink:href="https://stackoverflow.com/questions/44967202/pip-is-showing-error-lsb-release-a-returned-non-zero-exit-status-1/56699756#56699756" text:style-name="Internet_20_link" text:visited-style-name="Visited_20_Internet_20_Link">https://stackoverflow.com/questions/44967202/pip-is-showing-error-lsb-release-a-returned-non-zero-exit-status-1/56699756#56699756</text:a><text:span text:style-name="T117">’</text:span></text:p>
      <text:p text:style-name="P159"><text:span text:style-name="T117">had to fix </text:span><text:span text:style-name="T118">usr/bin/lsb-release to point at python3.5 directly (not python3 which is now 3.7.3)</text:span></text:p>
      <text:p text:style-name="P156">Test</text:p>
      <text:p text:style-name="P156">python3 -V</text:p>
      <text:p text:style-name="P156"/>
      <text:p text:style-name="P152">now start bringing in the apps &amp; libraries</text:p>
      <text:p text:style-name="P152"/>
      <text:p text:style-name="P152">sudo apt-get install qt-5default <text:s/><text:span text:style-name="T123">#failed to find this</text:span></text:p>
      <text:p text:style-name="P152">sudo apt-get install qtcreator</text:p>
      <text:p text:style-name="P152">sudo apt-get install i2c-tools</text:p>
      <text:p text:style-name="P154">sudo apt install python3-gpiozero</text:p>
      <text:p text:style-name="P154">sudo apt-get install rpi.gpio</text:p>
      <text:p text:style-name="P152">sudo apt-<text:span text:style-name="T121">get</text:span>install python3-pyqt5</text:p>
      <text:p text:style-name="P155">sudo python3 -m pip3 install --upgrade pip setuptools wheel</text:p>
      <text:p text:style-name="P154">sudo python3 -m pip<text:span text:style-name="T122">3</text:span> install -U matplotlib</text:p>
      <text:p text:style-name="P155">sudo pip3 install pyqtgraph</text:p>
      <text:p text:style-name="P154">sudo pip3 install smbus2</text:p>
      <text:p text:style-name="P154"><text:span text:style-name="T121">sudo </text:span>pip3 install adafruit-blinka</text:p>
      <text:p text:style-name="P154">sudo pip3 install adafruit-circuitpython-bme280</text:p>
      <text:p text:style-name="P154">sudo pip3 install Rpi.bme280</text:p>
      <text:p text:style-name="P152">sudo pip3 install Adafruit-SSD1306</text:p>
      <text:p text:style-name="P152"/>
      <text:p text:style-name="P160">matplotlib fails – error about multiarray numpy</text:p>
      <text:p text:style-name="P161">grrrr. <text:s/></text:p>
      <text:p text:style-name="P162">21June Solstice</text:p>
      <text:p text:style-name="P162">Much futzing and googling</text:p>
      <text:p text:style-name="P162">made unlinkPython to set back to python.35 but I think I lost pip3</text:p>
      <text:p text:style-name="P162"><text:s text:c="3"/>sudo apt-get uninstall numpy</text:p>
      <text:p text:style-name="P162">and then run getModac seems to be collecting… at least it hasnt blown up w. long error message about numpy </text:p>
      <text:p text:style-name="P162">yet</text:p>
      <text:p text:style-name="P163">ok it completed all installs</text:p>
      <text:p text:style-name="P163">but now Thonny IDE doesnt start from Applications&gt;Programming list!</text:p>
      <text:p text:style-name="P163">Sudo pip3 install thonny</text:p>
      <text:p text:style-name="P163"/>
      <text:p text:style-name="P164">shoots… still having ‘Issues’</text:p>
      <text:p text:style-name="P165">found similar issue report on numpy github and filed comment:</text:p>
      <text:p text:style-name="P165"><text:tab/>see <text:a xlink:type="simple" xlink:href="https://github.com/numpy/numpy/issues/13238?_pjax=%23js-repo-pjax-container" text:style-name="Internet_20_link" text:visited-style-name="Visited_20_Internet_20_Link">https://github.com/numpy/numpy/issues/13238?_pjax=%23js-repo-pjax-container</text:a></text:p>
      <text:p text:style-name="P165">saved errors into several files on pi/*</text:p>
      <text:p text:style-name="P165">copied those and the .sh to 8Gb usb drive and copied those to mac $PROJECT/RPi3BPlus/pi-home</text:p>
      <text:p text:style-name="P165">create a 2<text:span text:style-name="T124">nd</text:span> Sdcard (1 black stripe), flash with raspian </text:p>
      <text:p text:style-name="P166">try it with basic system</text:p>
      <text:p text:style-name="P167">ok so something in my loads is mucking up the numpy/multiarry stuff.</text:p>
      <text:p text:style-name="P167">Gonna try again with fewer loads at start</text:p>
      <text:p text:style-name="P167"/>
      <text:p text:style-name="P168">so do the basic apt-get update, upgrade</text:p>
      <text:p text:style-name="P169">dont get qt5 stuff or pyqtgraph</text:p>
      <text:p text:style-name="P169">or matplotlib first time</text:p>
      <text:p text:style-name="P169">all seems to work ok.</text:p>
      <text:p text:style-name="P169">Do single line for matplotlib</text:p>
      <text:p text:style-name="P170">install seems to have worked</text:p>
      <text:p text:style-name="P171">add oled support line</text:p>
      <text:p text:style-name="P172">and that is working too. </text:p>
      <text:p text:style-name="P172">Ok lost 2 days but its back to functional.</text:p>
      <text:p text:style-name="P172">---</text:p>
      <text:p text:style-name="P173">2<text:span text:style-name="T125">4</text:span> June</text:p>
      <text:p text:style-name="P174">plan:</text:p>
      <text:p text:style-name="P173">make qwiic connector to JST</text:p>
      <text:p text:style-name="P173">also qwiic 2 level shifter to LTC2499</text:p>
      <text:p text:style-name="P174">test ltc2499 board temp read/response</text:p>
      <text:p text:style-name="P174">to confirm if board is non-responsive</text:p>
      <text:p text:style-name="P174">then work on graphing UI</text:p>
      <text:p text:style-name="P174"/>
      <text:p text:style-name="P175">vendor responded asking for scope traces of i2c comms to ltc2499.</text:p>
      <text:p text:style-name="P175">Better to use arduino mega for this perhaps.</text:p>
      <text:p text:style-name="P176">Modified the ARD2499 to emit serial verbosely at low level</text:p>
      <text:p text:style-name="P176"/>
      <text:p text:style-name="P177">Or perhaps copy the full <text:s text:c="2"/>Ard2499::ltc2499ReadTemperatureDeciK() into Basic_hello</text:p>
      <text:p text:style-name="P177">– <text:s/></text:p>
      <text:p text:style-name="P178">WaveShare AD Board from amazon provides alternative AD (and DA) conversion in a HAT format.</text:p>
      <text:p text:style-name="P178">It uses SPI so need to be sure our use for other parts (relays in particular) does not interfere </text:p>
      <text:p text:style-name="P294"><text:span text:style-name="T18">Here are the pin interfaces from <text:s text:c="2"/></text:span><text:a xlink:type="simple" xlink:href="https://www.waveshare.com/wiki/High-Precision_AD/DA_Board#Interface_Definition" text:style-name="Internet_20_link" text:visited-style-name="Visited_20_Internet_20_Link">https://www.waveshare.com/wiki/High-Precision_AD/DA_Board#Interface_Definition</text:a></text:p>
      <text:p text:style-name="P181">Note these are PINS not GPIO, so need to translate them </text:p>
      <text:p text:style-name="P178">Pin<text:tab/>Symbol<text:tab/>Description</text:p>
      <text:p text:style-name="P178">1, 17<text:tab/>3.3V<text:tab/>Power supply (3.3V)</text:p>
      <text:p text:style-name="P178">2, 4<text:tab/>5V<text:tab/>Power supply (5V)</text:p>
      <text:p text:style-name="P178">3, 5, 7, 8, 10, 18, 22, 24, 26, 27, 28, 29, 32, 36, 38, 40<text:tab/>NC<text:tab/>NC</text:p>
      <text:p text:style-name="P178">6, 9, 14, 20, 25, 30, 34, 39<text:tab/>GND<text:tab/>Ground</text:p>
      <text:p text:style-name="P178">11<text:tab/>DRDY<text:tab/>ADS1256 data ready output, low active</text:p>
      <text:p text:style-name="P178">12<text:tab/>RESET<text:tab/>ADS1256 reset input</text:p>
      <text:p text:style-name="P178">13<text:tab/>PDWN<text:tab/>ADS1256 sync/power off input, low active</text:p>
      <text:p text:style-name="P178">15<text:tab/>CS0<text:tab/>ADS1256 chip select, low active</text:p>
      <text:p text:style-name="P178">16<text:tab/>CS1<text:tab/>DAC8532 chip select, low active</text:p>
      <text:p text:style-name="P178">19<text:tab/>DIN<text:tab/>SPI data input</text:p>
      <text:p text:style-name="P178">21<text:tab/>DOUT<text:tab/>SPI data output</text:p>
      <text:p text:style-name="P178">23<text:tab/>SCK<text:tab/>SPI clock</text:p>
      <text:p text:style-name="P178">31, 33, 35, 37<text:tab/>GPIO<text:tab/>extend to sensor interface</text:p>
      <text:p text:style-name="P165"/>
      <text:p text:style-name="P179">From relayModuleTest.py</text:p>
      <text:p text:style-name="P179">relay1 = OutputDevice(21,active_high=False)</text:p>
      <text:p text:style-name="P179">relay2 = OutputDevice(20,active_high=False)</text:p>
      <text:p text:style-name="P179">relay3 = OutputDevice(16,active_high=False)</text:p>
      <text:p text:style-name="P179">relay4 = OutputDevice(12,active_high=False)</text:p>
      <text:p text:style-name="P179">relay5 = OutputDevice(7,active_high=False)</text:p>
      <text:p text:style-name="P179">relay6 = OutputDevice(8,active_high=False)</text:p>
      <text:p text:style-name="P179">relay7 = OutputDevice(25,active_high=False)</text:p>
      <text:p text:style-name="P179">relay8 = OutputDevice(24,active_high=False)</text:p>
      <text:p text:style-name="P179"/>
      <text:p text:style-name="P180">so using <text:span text:style-name="T126">GPIO </text:span>7, 8, 12, 16,20,21,24,25 … <text:span text:style-name="T127">no conflicts!!</text:span></text:p>
      <text:p text:style-name="P182">but only <text:span text:style-name="T128">2 </text:span>gpio left </text:p>
      <text:p text:style-name="P182"><text:span text:style-name="T128">use GPIO4 (or 5) </text:span>for OLED reset </text:p>
      <text:p text:style-name="P183">nope forgot the power strip.. that was on 36.</text:p>
      <text:p text:style-name="P183">move it to 5 and oled on 4 and we have no pins left.</text:p>
      <text:p text:style-name="P183">–</text:p>
      <text:p text:style-name="P183"/>
      <text:p text:style-name="P184">Documented pins in MODAC Pi Pins sheet of Pin Usage.ods</text:p>
      <text:p text:style-name="P184">Adding WaveShare board means turning on SPI…</text:p>
      <text:p text:style-name="P184">so add this to setup <text:s/></text:p>
      <text:list xml:id="list3961528030" text:style-name="L12">
        <text:list-item>
          <text:p text:style-name="P417">raspi-config &gt; Interface &gt; turn on SPI</text:p>
        </text:list-item>
        <text:list-item>
          <text:p text:style-name="P418">sudo pip3 install spidev</text:p>
        </text:list-item>
      </text:list>
      <text:p text:style-name="P185"/>
      <text:p text:style-name="P185">Then run the WaveShare AD-DA test… it reads!!</text:p>
      <text:p text:style-name="P185">AD0 = on board POT</text:p>
      <text:p text:style-name="P185">AD1 = on board Photoresistor</text:p>
      <text:p text:style-name="P185">AD2 = my potentiometer</text:p>
      <text:p text:style-name="P185">AD7 = thermocouple </text:p>
      <text:p text:style-name="P186">all show signs of changing</text:p>
      <text:p text:style-name="P186"/>
      <text:p text:style-name="P187">great I like this board MUCH better than the LHC2499 at least for its physical connections</text:p>
      <text:p text:style-name="P187">and lack of need for level shifter</text:p>
      <text:p text:style-name="P189"/>
      <text:p text:style-name="P190">revising Waveshare’s python code for use as a package</text:p>
      <text:p text:style-name="P190">adding functions to read lower/upper 4 with gain</text:p>
      <text:p text:style-name="P190">so lower is at gain 0 (0-5v pots&amp;photoresistor)</text:p>
      <text:p text:style-name="P190">and upper can be thermocouples with higher gain</text:p>
      <text:p text:style-name="P191">gain values to chip are 0,1,2,3,4 which are x1, x2,x4, x8, x16, x32</text:p>
      <text:p text:style-name="P192">waveshare has dict with string lookup, I added one that converts 1-32 into nearest proper value</text:p>
      <text:p text:style-name="P188"/>
      <text:p text:style-name="P193">ok it works, in waveshareTest2 – ignore the convertTemp() as it is wrong</text:p>
      <text:p text:style-name="P194">using a cup of ice water &gt; heat gun and gain=1 get 0.2v-&gt;3.8v</text:p>
      <text:p text:style-name="P194">do a git push</text:p>
      <text:p text:style-name="P195">use command line stuff w/account morphoptic pwd (substitute one 0)</text:p>
      <text:p text:style-name="P195"/>
      <text:p text:style-name="P197">two sd cards now switch between em.</text:p>
      <text:p text:style-name="P197">One card (black marked) has the UnitTestDemo <text:s/>folder of python apps for step 1 demo</text:p>
      <text:p text:style-name="P197">Still need:</text:p>
      <text:list xml:id="list2584993403" text:style-name="L13">
        <text:list-item>
          <text:p text:style-name="P419">GUI w/chart+numbers+buttons</text:p>
          <text:list>
            <text:list-item>
              <text:p text:style-name="P419">matplotlib + GTK</text:p>
            </text:list-item>
            <text:list-item>
              <text:p text:style-name="P419">pyqtgraph + QT4 (latest for windows+linux)</text:p>
              <text:list>
                <text:list-item>
                  <text:p text:style-name="P419">qt5 is only android and linux at present</text:p>
                </text:list-item>
              </text:list>
            </text:list-item>
          </text:list>
        </text:list-item>
        <text:list-item>
          <text:p text:style-name="P420">Remote Display/Control</text:p>
          <text:list>
            <text:list-item>
              <text:p text:style-name="P419">console serial co<text:span text:style-name="T129">­</text:span>mm w/windows machine</text:p>
            </text:list-item>
            <text:list-item>
              <text:p text:style-name="P419"><text:span text:style-name="T129">­</text:span>ethernet comm with windows machine</text:p>
            </text:list-item>
          </text:list>
        </text:list-item>
      </text:list>
      <text:p text:style-name="P197"/>
      <text:p text:style-name="P197"/>
      <text:p text:style-name="P295"><text:span text:style-name="T19">GTK gui: </text:span><text:a xlink:type="simple" xlink:href="http://blog.borovsak.si/2009/09/glade3-tutorial-1-introduction.html" text:style-name="Internet_20_link" text:visited-style-name="Visited_20_Internet_20_Link">http://blog.borovsak.si/2009/09/glade3-tutorial-1-introduction.html</text:a></text:p>
      <text:p text:style-name="P295"/>
      <text:p text:style-name="P198">Should we try mixing data yet?</text:p>
      <text:p text:style-name="P198">BME280 + ad <text:span text:style-name="T130">(4 traces)</text:span></text:p>
      <text:p text:style-name="P201">T, H, P, t0, t1, t2, pot1, pRes, p2</text:p>
      <text:p text:style-name="P199">RT data flow not in above gui tutorial – how to get clock interrupt in GTK</text:p>
      <text:p text:style-name="P296"><text:span text:style-name="T20"><text:tab/></text:span><text:span text:style-name="T15">Glib</text:span><text:span text:style-name="T23">.</text:span><text:span text:style-name="T15">timeout_add <text:s/></text:span><text:a xlink:type="simple" xlink:href="https://www.gtk.org/tutorial1.2/gtk_tut-17.html" text:style-name="Internet_20_link" text:visited-style-name="Visited_20_Internet_20_Link"><text:span text:style-name="T131">https://www.gtk.org/tutorial1.2/gtk_tut-17.html</text:span></text:a></text:p>
      <text:p text:style-name="P200"/>
      <text:p text:style-name="P200">GtkWindow</text:p>
      <text:list xml:id="list663549838" text:style-name="L14">
        <text:list-item>
          <text:p text:style-name="P421">timeout or Idle (to update from data, maybe socket)</text:p>
        </text:list-item>
        <text:list-item>
          <text:p text:style-name="P421">GtkVBox</text:p>
        </text:list-item>
      </text:list>
      <text:list xml:id="list3066567827" text:style-name="L15">
        <text:list-item>
          <text:list>
            <text:list-item>
              <text:p text:style-name="P422">GtkMenuBar (basic menus?)</text:p>
            </text:list-item>
            <text:list-item>
              <text:p text:style-name="P422">GtkToolBar (more icon/buttons)</text:p>
            </text:list-item>
            <text:list-item>
              <text:p text:style-name="P422">GtkHbox</text:p>
              <text:list>
                <text:list-item>
                  <text:p text:style-name="P422">GtkScrolledWindow</text:p>
                  <text:list>
                    <text:list-item>
                      <text:p text:style-name="P422">GtkTreeView (data list)</text:p>
                    </text:list-item>
                  </text:list>
                </text:list-item>
                <text:list-item>
                  <text:p text:style-name="P422">Gtk<text:span text:style-name="T132">Grid 3x3?</text:span></text:p>
                  <text:list>
                    <text:list-item>
                      <text:p text:style-name="P422">GtkVbox (graph<text:span text:style-name="T132">s</text:span>)</text:p>
                    </text:list-item>
                  </text:list>
                </text:list-item>
              </text:list>
            </text:list-item>
            <text:list-item>
              <text:p text:style-name="P422">GtkStatusBar</text:p>
            </text:list-item>
          </text:list>
        </text:list-item>
      </text:list>
      <text:p text:style-name="P202"/>
      <text:p text:style-name="P202">ok not too happy with that tutorial as it doesnt match Glade interface </text:p>
      <text:p text:style-name="P203">newer glade (3.22) in git.gnome but not built for Raspian so ignore for now</text:p>
      <text:p text:style-name="P203"/>
      <text:p text:style-name="P203">Consider insead simple gui:</text:p>
      <text:p text:style-name="P203">GtkWindow</text:p>
      <text:list xml:id="list504839018" text:style-name="L16">
        <text:list-item>
          <text:p text:style-name="P423">Idle or timeout to collect data</text:p>
        </text:list-item>
        <text:list-item>
          <text:p text:style-name="P423">GtkVbox</text:p>
          <text:list>
            <text:list-item>
              <text:p text:style-name="P423">GtkHeaderBar (title, menu, tool)</text:p>
            </text:list-item>
            <text:list-item>
              <text:p text:style-name="P423">GtkHbox ?</text:p>
              <text:list>
                <text:list-item>
                  <text:list>
                    <text:list-item>
                      <text:p text:style-name="P423">matplotlib graph of 1 analog</text:p>
                    </text:list-item>
                    <text:list-item>
                      <text:p text:style-name="P423">text box of latest value</text:p>
                    </text:list-item>
                  </text:list>
                </text:list-item>
              </text:list>
            </text:list-item>
            <text:list-item>
              <text:p text:style-name="P424">GtkHbox ? </text:p>
              <text:list>
                <text:list-item>
                  <text:p text:style-name="P424">Scroll window w cells of data</text:p>
                </text:list-item>
              </text:list>
            </text:list-item>
            <text:list-item>
              <text:p text:style-name="P423">GtkStatusBar (for msgs)</text:p>
            </text:list-item>
          </text:list>
        </text:list-item>
      </text:list>
      <text:p text:style-name="P203"/>
      <text:p text:style-name="P205">NOTE: <text:s/>Thonny (python ide) sometimes loses its menu bar.</text:p>
      <text:p text:style-name="P203"><text:a xlink:type="simple" xlink:href="https://www.kirkmakse.com/raspberry-pi-raspbian-missing-menu-bar/" text:style-name="Internet_20_link" text:visited-style-name="Visited_20_Internet_20_Link">https://www.kirkmakse.com/raspberry-pi-raspbian-missing-menu-bar/</text:a></text:p>
      <text:p text:style-name="P205">fix is to remove ~/.config/lxpanel</text:p>
      <text:p text:style-name="P205">then restart the app or whole machine</text:p>
      <text:p text:style-name="P205"/>
      <text:p text:style-name="P206">working thru gtkMatPlot_sheet1 to make a spreadsheet of BME data</text:p>
      <text:p text:style-name="P206">and a plot of one or more columns</text:p>
      <text:p text:style-name="P206"/>
      <text:p text:style-name="P297"><text:span text:style-name="T21">might look at </text:span><text:a xlink:type="simple" xlink:href="https://developer.gnome.org/pygtk/stable/class-gtktreeview.html#method-gtktreeview--insert-column-with-data-func" text:style-name="Internet_20_link" text:visited-style-name="Visited_20_Internet_20_Link">https://developer.gnome.org/pygtk/stable/class-gtktreeview.html#method-gtktreeview--insert-column-with-data-func</text:a></text:p>
      <text:p text:style-name="P297"/>
      <text:p text:style-name="P298">its getting there… doesnt compile yet.</text:p>
      <text:p text:style-name="P298">ListStore needs way to define columns properly</text:p>
      <text:p text:style-name="P299">odd there isnt a good listStore backed by column data (as from db) that easily loads row from numpy array backing MatPlotLib.</text:p>
      <text:p text:style-name="P298"/>
      <text:p text:style-name="P300">3July</text:p>
      <text:p text:style-name="P300">gtkMatPlot_sheet1 working well.</text:p>
      <text:p text:style-name="P300">Look into how to convert to customTreeModel to hold data better.</text:p>
      <text:p text:style-name="P300">Thats a start on custom data model that will collect all MODAC data and make it available for display, save or transmit.</text:p>
      <text:p text:style-name="P300"/>
      <text:p text:style-name="P300">Meanwhile waveShareTest 3 hack to bring in _sheet stuff on that analog data</text:p>
      <text:p text:style-name="P301">Demo at 1pm, so maybe not.</text:p>
      <text:p text:style-name="P301"/>
      <text:p text:style-name="P302">Only got a bit done. <text:s/>Demo went very well.</text:p>
      <text:p text:style-name="P302">Joe said to bill them for new AD board and another Pi3B+ (have on hand so easy to do.)</text:p>
      <text:p text:style-name="P302"/>
      <text:p text:style-name="P302">Needed to show writing to file (CSV) so I found couple ways</text:p>
      <text:list xml:id="list3310689881" text:style-name="L17">
        <text:list-item>
          <text:p text:style-name="P437">direct via Numpy </text:p>
          <text:list>
            <text:list-item>
              <text:p text:style-name="P457"><text:span text:style-name="Source_20_Text"><text:span text:style-name="T25">numpy.savetxt(</text:span></text:span><text:span text:style-name="Source_20_Text"><text:span text:style-name="T28">"foo.csv"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a</text:span></text:span><text:span text:style-name="Source_20_Text"><text:span text:style-name="T26">rray</text:span></text:span><text:span text:style-name="Source_20_Text"><text:span text:style-name="T25">,</text:span></text:span><text:span text:style-name="Source_20_Text"><text:span text:style-name="T27"> </text:span></text:span><text:span text:style-name="Source_20_Text"><text:span text:style-name="T25">delimiter=</text:span></text:span><text:span text:style-name="Source_20_Text"><text:span text:style-name="T28">","</text:span></text:span><text:span text:style-name="Source_20_Text"><text:span text:style-name="T25">)</text:span></text:span></text:p>
            </text:list-item>
            <text:list-item>
              <text:p text:style-name="P436"><text:a xlink:type="simple" xlink:href="https://stackoverflow.com/questions/6081008/dump-a-numpy-array-into-a-csv-file" text:style-name="Internet_20_link" text:visited-style-name="Visited_20_Internet_20_Link">https://stackoverflow.com/questions/6081008/dump-a-numpy-array-into-a-csv-file</text:a></text:p>
            </text:list-item>
          </text:list>
        </text:list-item>
        <text:list-item>
          <text:p text:style-name="P425">using the CSV module </text:p>
          <text:list>
            <text:list-item>
              <text:p text:style-name="P425"><text:a xlink:type="simple" xlink:href="https://docs.python.org/3.4/library/csv.html" text:style-name="Internet_20_link" text:visited-style-name="Visited_20_Internet_20_Link">https://docs.python.org/3.4/library/csv.html</text:a></text:p>
            </text:list-item>
          </text:list>
        </text:list-item>
      </text:list>
      <text:p text:style-name="P207">I used the first method in a mod to one of the UnitTestDemo functions</text:p>
      <text:p text:style-name="P203"/>
      <text:p text:style-name="P207">The OLED board flaked out for the demo. Might be a connector issue as unplugging and replugging made it work, for a short bit. <text:s/>Perhaps redo the I2C wiring to use qwiic ? <text:s/>That would allow easy addtion of more A/D or other modules</text:p>
      <text:p text:style-name="P207"/>
      <text:p text:style-name="P207">Noted the actual phase 1 calls for 16 channels of a/d but current board only as 8. <text:s/>We could easily add more 16 bit via i2c but it wont be possible to add more via the SPI cards</text:p>
      <text:p text:style-name="P204"/>
      <text:p text:style-name="P207">July 4<text:span text:style-name="T124">th</text:span> 2019</text:p>
      <text:p text:style-name="P207">Phase 2 begins!!</text:p>
      <text:p text:style-name="P207"/>
      <text:p text:style-name="P208">Optimal Control Kalman Filters for sensor data stream </text:p>
      <text:p text:style-name="P303"><text:span text:style-name="T22"><text:tab/></text:span><text:a xlink:type="simple" xlink:href="https://www.youtube.com/watch?v=gFeTkB8VHpw" text:style-name="Internet_20_link" text:visited-style-name="Visited_20_Internet_20_Link">https://www.youtube.com/watch?v=gFeTkB8VHpw</text:a></text:p>
      <text:p text:style-name="P304">moving average filter</text:p>
      <text:p text:style-name="P305"><text:span text:style-name="T133">Kalman filter </text:span><text:a xlink:type="simple" xlink:href="https://github.com/lblackhall/pyconau2016" text:style-name="Internet_20_link" text:visited-style-name="Visited_20_Internet_20_Link">https://github.com/lblackhall/pyconau2016</text:a></text:p>
      <text:p text:style-name="P306">Hmm Python Logging! <text:s/>Log info, <text:s/>warning, error, etc </text:p>
      <text:p text:style-name="P307"><text:span text:style-name="T134"><text:s text:c="3"/></text:span><text:a xlink:type="simple" xlink:href="https://www.youtube.com/watch?v=DxZ5WEo4hvU&amp;list=PLs4CJRBY5F1KrUr7z_2mur2QdAKXyh-k3&amp;index=13&amp;t=0s" text:style-name="Internet_20_link" text:visited-style-name="Visited_20_Internet_20_Link">https://www.youtube.com/watch?v=DxZ5WEo4hvU&amp;list=PLs4CJRBY5F1KrUr7z_2mur2QdAKXyh-k3&amp;index=13&amp;t=0s</text:a></text:p>
      <text:p text:style-name="P307"/>
      <text:p text:style-name="P308">9 July</text:p>
      <text:p text:style-name="P308">Daemons and Json and Linux Appliance</text:p>
      <text:p text:style-name="P308">Setting up our MODAC daemon and client architecture</text:p>
      <text:p text:style-name="P308">use Json to send data/cmds tween daemon and UI, logger, etc</text:p>
      <text:p text:style-name="P308"/>
      <text:p text:style-name="P309">10 July</text:p>
      <text:p text:style-name="P309">looking back in bookmarks (incl Anouk python/pizero) find a bunch about message passing, queues, single and multi-threaded/processor and distributed messages</text:p>
      <text:p text:style-name="P309"/>
      <text:p text:style-name="P309">Our system will have local messaging w/in same <text:s/>Pi for</text:p>
      <text:list xml:id="list2420608228" text:style-name="L18">
        <text:list-item>
          <text:p text:style-name="P438">Deal with GPIO/I2C/SPI</text:p>
          <text:list>
            <text:list-item>
              <text:p text:style-name="P439">sensors <text:span text:style-name="T135">(AD, environment, distance, etc)</text:span></text:p>
            </text:list-item>
            <text:list-item>
              <text:p text:style-name="P440">effectors (relays, DA, motors, servos, etc)</text:p>
            </text:list-item>
          </text:list>
        </text:list-item>
        <text:list-item>
          <text:p text:style-name="P438">UI on small OLED</text:p>
        </text:list-item>
        <text:list-item>
          <text:p text:style-name="P438">UI on touch-display</text:p>
        </text:list-item>
        <text:list-item>
          <text:p text:style-name="P438">Comm to PC</text:p>
        </text:list-item>
      </text:list>
      <text:p text:style-name="P310"/>
      <text:p text:style-name="P311">NextGen Nano Message looks like good candidate. <text:s/>This article calls it spirtual successor to 0MQ ZeroMQ – no central server message queing.</text:p>
      <text:p text:style-name="P310"><text:tab/><text:a xlink:type="simple" xlink:href="https://pypi.org/project/pynng/" text:style-name="Internet_20_link" text:visited-style-name="Visited_20_Internet_20_Link">https://pypi.org/project/pynng/</text:a></text:p>
      <text:p text:style-name="P313">This one pypubsub seems like a decent message queuer for single process</text:p>
      <text:p text:style-name="P314"><text:span text:style-name="T136"><text:tab/></text:span><text:a xlink:type="simple" xlink:href="https://libraries.io/pypi/PyPubSub" text:style-name="Internet_20_link" text:visited-style-name="Visited_20_Internet_20_Link">https://libraries.io/pypi/PyPubSub</text:a></text:p>
      <text:p text:style-name="P314"/>
      <text:p text:style-name="P312">Found other bookmarks etc on general threading and python best libraries etc</text:p>
      <text:p text:style-name="P315">also found thermocouple_reference module to install via pip </text:p>
      <text:p text:style-name="P315"><text:tab/><text:a xlink:type="simple" xlink:href="https://pypi.org/project/thermocouples_reference/" text:style-name="Internet_20_link" text:visited-style-name="Visited_20_Internet_20_Link">https://pypi.org/project/thermocouples_reference/</text:a></text:p>
      <text:p text:style-name="P315"/>
      <text:p text:style-name="P316">Transport Layer Security – TLS … optional in nng perhaps</text:p>
      <text:p text:style-name="P316">we are ignoring security at this point but need to consider it down the line</text:p>
      <text:p text:style-name="P316">dont want to be in a JPL-Hacked-Via-Rpi type headline</text:p>
      <text:p text:style-name="P316"/>
      <text:p text:style-name="P317">ok, so need a process that reads all the Inputs, packs em up in JSON and sends out pub/Sub</text:p>
      <text:p text:style-name="P317">Then processes that subscribe and receive messages → Logger, UI</text:p>
      <text:p text:style-name="P317">Or perhaps a Pair1(polyamorous=True) would be better?</text:p>
      <text:p text:style-name="P317">Pair1 is bi-directional.</text:p>
      <text:p text:style-name="P317">Or we set up a <text:span text:style-name="T137">controller port that listens for requests, along side the Pub/Sub port?</text:span></text:p>
      <text:p text:style-name="P318">One control in (signed requests by clients), and Publish port out?</text:p>
      <text:p text:style-name="P318">Logging should be separate out port.</text:p>
      <text:p text:style-name="P318"/>
      <text:p text:style-name="P319">MODAC i/o Service (Mios) is the GPIO controller service.</text:p>
      <text:list xml:id="list743285217" text:style-name="L19">
        <text:list-item>
          <text:p text:style-name="P441">Configured by argparse, config file and runtime commands</text:p>
        </text:list-item>
        <text:list-item>
          <text:p text:style-name="P441">Controlls all reads/writes to GPIO Channels</text:p>
        </text:list-item>
        <text:list-item>
          <text:p text:style-name="P441">Channels are (device (+subdevice ids), config data, filters, direction, currValue</text:p>
        </text:list-item>
        <text:list-item>
          <text:p text:style-name="P441">Channels Published via NNG-JSON messages (secure? encrypted? TSL?)</text:p>
        </text:list-item>
        <text:list-item>
          <text:p text:style-name="P441">Control Channel via NNG receiver (secure, signed?)</text:p>
        </text:list-item>
        <text:list-item>
          <text:p text:style-name="P441">Direct python logger to SD file, plus NNG logger </text:p>
          <text:list>
            <text:list-item>
              <text:p text:style-name="P441">common logger for all libraries in Mios!!</text:p>
            </text:list-item>
          </text:list>
        </text:list-item>
        <text:list-item>
          <text:p text:style-name="P443">GPIO: direct, i2c, spi, console serial(?)</text:p>
          <text:list>
            <text:list-item>
              <text:p text:style-name="P444">Big Red Button – E-shutdown, </text:p>
              <text:list>
                <text:list-item>
                  <text:p text:style-name="P445">separate from <text:span text:style-name="T139">panic button = All </text:span>Power Shutoff </text:p>
                </text:list-item>
                <text:list-item>
                  <text:p text:style-name="P446">does orderly shutdown of GPIO ports</text:p>
                </text:list-item>
                <text:list-item>
                  <text:p text:style-name="P446">logs to log files, Informs UI</text:p>
                </text:list-item>
                <text:list-item>
                  <text:p text:style-name="P446">orderly shutdown of net services and OS</text:p>
                </text:list-item>
                <text:list-item>
                  <text:p text:style-name="P446"/>
                </text:list-item>
              </text:list>
            </text:list-item>
          </text:list>
        </text:list-item>
      </text:list>
      <text:p text:style-name="P319"/>
      <text:p text:style-name="P319"><text:span text:style-name="T138">MODAC </text:span>Logger Service: runs on either/both rPi and PC</text:p>
      <text:list xml:id="list2307616680" text:style-name="L20">
        <text:list-item>
          <text:p text:style-name="P442">one or multiple log channels?</text:p>
        </text:list-item>
        <text:list-item>
          <text:p text:style-name="P442">listens/receives NNG log messages, writes to permanent storage</text:p>
        </text:list-item>
      </text:list>
      <text:p text:style-name="P319"/>
      <text:p text:style-name="P320">MODAC Process Scheduler</text:p>
      <text:list xml:id="list2941758364" text:style-name="L21">
        <text:list-item>
          <text:p text:style-name="P447">runs PID control using subscriptions/nng cmds with MioS</text:p>
        </text:list-item>
        <text:list-item>
          <text:p text:style-name="P447">logs to SD and Logger</text:p>
        </text:list-item>
        <text:list-item>
          <text:p text:style-name="P447">has own config – argparse, file, runtime</text:p>
        </text:list-item>
        <text:list-item>
          <text:p text:style-name="P447">extensible PIDs via python script</text:p>
        </text:list-item>
        <text:list-item>
          <text:p text:style-name="P447">schedules from config files and cmd msgs</text:p>
        </text:list-item>
        <text:list-item>
          <text:p text:style-name="P448">takes cmds from UI streams</text:p>
        </text:list-item>
      </text:list>
      <text:p text:style-name="P321"/>
      <text:p text:style-name="P321">MODAC UI – rPi and PC</text:p>
      <text:list xml:id="list1226835283" text:style-name="L22">
        <text:list-item>
          <text:p text:style-name="P449">as common as possible for primary Control UI</text:p>
        </text:list-item>
        <text:list-item>
          <text:p text:style-name="P450">hierarchy of active controls </text:p>
          <text:list>
            <text:list-item>
              <text:p text:style-name="P450">front panel UI <text:span text:style-name="T140">(buttons?)</text:span> has <text:span text:style-name="T140">top </text:span>priority</text:p>
            </text:list-item>
            <text:list-item>
              <text:p text:style-name="P451">Local GUI TouchDisplay has 2<text:span text:style-name="T124">nd</text:span> priority</text:p>
            </text:list-item>
            <text:list-item>
              <text:p text:style-name="P451">Remote UI is 3<text:span text:style-name="T124">rd</text:span> priority</text:p>
            </text:list-item>
          </text:list>
        </text:list-item>
        <text:list-item>
          <text:p text:style-name="P449"/>
        </text:list-item>
      </text:list>
      <text:p text:style-name="P316"/>
      <text:p text:style-name="P307"/>
      <text:p text:style-name="P209">JSON samples:</text:p>
      <text:p text:style-name="P209">{</text:p>
      <text:p text:style-name="P209"><text:tab/>“MODAC_MsgType”: “MultiChannel”,</text:p>
      <text:p text:style-name="P209"><text:tab/>“timestamp”: “datetimestring”, </text:p>
      <text:p text:style-name="P209"><text:tab/>“channels” : [</text:p>
      <text:p text:style-name="P210"><text:tab/><text:tab/><text:span text:style-name="T141">{</text:span></text:p>
      <text:p text:style-name="P210"><text:tab/><text:tab/><text:tab/>“chanId”: ‘<text:span text:style-name="T142">AD0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<text:tab/><text:span text:style-name="T141">{</text:span></text:p>
      <text:p text:style-name="P210"><text:tab/><text:tab/><text:tab/>“chanId”: ‘<text:span text:style-name="T142">AD1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<text:tab/><text:span text:style-name="T141">{</text:span></text:p>
      <text:p text:style-name="P210"><text:tab/><text:tab/><text:tab/>“chanId”: ‘<text:span text:style-name="T142">AD2</text:span>’</text:p>
      <text:p text:style-name="P210"><text:tab/><text:tab/><text:tab/>“dataType”: degC</text:p>
      <text:p text:style-name="P210"><text:tab/><text:tab/><text:tab/>“value”: 40.3</text:p>
      <text:p text:style-name="P210"><text:tab/><text:tab/><text:span text:style-name="T141">},</text:span></text:p>
      <text:p text:style-name="P210"><text:tab/>]</text:p>
      <text:p text:style-name="P209">}</text:p>
      <text:p text:style-name="P209"/>
      <text:p text:style-name="P260">July 12 – forking this document onto MODAC Pi filesystem as MODAC Notes2.odt</text:p>
      <text:p text:style-name="P211"/>
      <text:p text:style-name="P212">created MODAC_Config folder to experiment with various configuration files</text:p>
      <text:p text:style-name="P212">start with MODAC_Pins → MODAC_GPIO.ods → .csv → read into python and see what it looks like using</text:p>
      <text:p text:style-name="P212">csv DictReader() <text:s/>That creates rows with column names per first line of file</text:p>
      <text:p text:style-name="P212"/>
      <text:p text:style-name="P213">GPIO_Config0.py in MODAC_Config folder explores ways to read csv into python and then out as json</text:p>
      <text:p text:style-name="P213"/>
      <text:p text:style-name="P259">Physical Mounting/Case</text:p>
      <text:p text:style-name="P215"/>
      <text:p text:style-name="P214">Found and bookmarked (on mac) a laser cut piB+ case designed for expansion… needs adaptation for ours</text:p>
      <text:p text:style-name="P215">with added side area for out-board connections (AD/DA/DigitalIO)</text:p>
      <text:p text:style-name="P215"/>
      <text:p text:style-name="P215">BME280 needs to be located near the cold junction interface for K-type thermocouples</text:p>
      <text:p text:style-name="P215">aka adjecent the T-amp board.</text:p>
      <text:p text:style-name="P215"/>
      <text:p text:style-name="P216">Also need physical board space for power buses/distribution bars</text:p>
      <text:p text:style-name="P216">5vdc, 12vdc</text:p>
      <text:p text:style-name="P216"/>
      <text:p text:style-name="P217">Software Architecture</text:p>
      <text:p text:style-name="P217">MODAC_io_server is core main tool. It controls access to the physical Pi hardware (mostly).</text:p>
      <text:p text:style-name="P217"><text:tab/>GPIO Configuration tested from csv and json</text:p>
      <text:p text:style-name="P217"><text:tab/>Logging startup shell written</text:p>
      <text:p text:style-name="P217"><text:tab/>InitLogging</text:p>
      <text:p text:style-name="P217"><text:tab/>InitHardware</text:p>
      <text:p text:style-name="P217"><text:tab/>InitDataSystem</text:p>
      <text:p text:style-name="P217"><text:tab/>InitEventSystem</text:p>
      <text:p text:style-name="P217"><text:tab/>EventLoop</text:p>
      <text:p text:style-name="P217"><text:tab/><text:tab/>read &amp; dispatch messages (callbacks, sync and async)</text:p>
      <text:p text:style-name="P217"><text:tab/><text:tab/>(sync control config structures)</text:p>
      <text:p text:style-name="P217"><text:tab/><text:tab/>collect all input data</text:p>
      <text:p text:style-name="P217"><text:tab/><text:tab/>send scheduled gpio outputs</text:p>
      <text:p text:style-name="P217"><text:tab/><text:tab/>send messages (logging, pub/sub, etc)</text:p>
      <text:p text:style-name="P217"/>
      <text:p text:style-name="P218">Could have a highly configurable system of Channels, Devices, Messages</text:p>
      <text:p text:style-name="P218">Or a simple initial hard coded with known devices etc</text:p>
      <text:p text:style-name="P219">Latter lets us get the event and message system built</text:p>
      <text:p text:style-name="P219">while working out the better ways with configurable data</text:p>
      <text:p text:style-name="P219"/>
      <text:p text:style-name="P220">UI hardware (OLED, HDMI/Mouse, etc) is by separate processes that have own config and shell. They will share some hardware (I2C bus and addresses). <text:s text:c="2"/>Hardcode that for now, but it can be in our Config Files</text:p>
      <text:p text:style-name="P220">Hmm an I2C device registraion table/config file?</text:p>
      <text:p text:style-name="P220">Address, shortName, longName, description, config data, handler routines</text:p>
      <text:p text:style-name="P220"/>
      <text:p text:style-name="P221">If nothing else, these tables would be good for our project documentation</text:p>
      <text:p text:style-name="P221"/>
      <text:p text:style-name="P222">13July evening</text:p>
      <text:p text:style-name="P222">modac_OutputDevice.py built to abstract Relay and other Digital Out devices</text:p>
      <text:p text:style-name="P222">figured out logging and try/catch a bit for error handling on array indicies</text:p>
      <text:p text:style-name="P222">got its unitTest main() working… maybe look into Python’s UnitTest library sometime soon</text:p>
      <text:p text:style-name="P222"/>
      <text:p text:style-name="P222">sync’d with github </text:p>
      <text:p text:style-name="P222">going on to next round with BME280 integration</text:p>
      <text:p text:style-name="P222">and the F!@#*#&amp; wires are screwed up again.</text:p>
      <text:p text:style-name="P222">The big black JST pins keep popping out. <text:s/></text:p>
      <text:p text:style-name="P222">Can rewire so it goes to a qwiic connector and we have that for now and future</text:p>
      <text:p text:style-name="P222"/>
      <text:p text:style-name="P222">so break the soldering gear back out of storage box</text:p>
      <text:p text:style-name="P222"/>
      <text:p text:style-name="P223">Ok it works nicely now. <text:s/>Probably do similar for OLED soon.</text:p>
      <text:p text:style-name="P223">Added UnitTests/03_BME280only.py</text:p>
      <text:p text:style-name="P223">as raw adafruit bme280 test</text:p>
      <text:p text:style-name="P223">modac_BME280 is now our wrapper on <text:span text:style-name="T143">BME280</text:span>, for integration into ioServer</text:p>
      <text:p text:style-name="P223"><text:s text:c="3"/><text:span text:style-name="T143">NOTE: we are NOT using the adafruit bme circuit python stuff</text:span></text:p>
      <text:p text:style-name="P223"/>
      <text:p text:style-name="P224">ok rough integration</text:p>
      <text:p text:style-name="P224">but why does log file not have all the info level stuff<text:line-break/>what happened to output?</text:p>
      <text:p text:style-name="P213"/>
      <text:p text:style-name="P225">15 July</text:p>
      <text:p text:style-name="P225">* what happened to logging output when go into other modules?!!</text:p>
      <text:p text:style-name="P225">* start on event loop and Channel Data</text:p>
      <text:p text:style-name="P225"/>
      <text:p text:style-name="P226">digging a bit into pynng and trio for sockets and async stuff</text:p>
      <text:p text:style-name="P226">how do these communicate, <text:s/>work with GUI main loops ?</text:p>
      <text:p text:style-name="P226"/>
      <text:p text:style-name="P226">I can see making my own main loop in the io_Server</text:p>
      <text:p text:style-name="P226">but the first client will be a text printer to its console</text:p>
      <text:p text:style-name="P226">those should be fine without async I think</text:p>
      <text:p text:style-name="P226"/>
      <text:p text:style-name="P226">but how to get the matplotlib GUI back?</text:p>
      <text:p text:style-name="P226"/>
      <text:p text:style-name="P227">Logging was broke because modac_argparse callled logging</text:p>
      <text:p text:style-name="P227">which initialized things wrong.</text:p>
      <text:p text:style-name="P227">Move argparse to after logging</text:p>
      <text:p text:style-name="P228"/>
      <text:p text:style-name="P228">16 July</text:p>
      <text:p text:style-name="P228">rebuilt AD preamp board to support 4 lines back to ADS board, connected 3 ktype</text:p>
      <text:p text:style-name="P228">integrated k-type into reading/processing of main event loop (stub) of io-server</text:p>
      <text:p text:style-name="P229">io Server now does something useful in creating input data log as data &amp; json</text:p>
      <text:p text:style-name="P229">what is better way for this?</text:p>
      <text:p text:style-name="P229"/>
      <text:p text:style-name="P229">How to do Channel Data and comms with other processes</text:p>
      <text:p text:style-name="P229">can pynng work with gui loops?</text:p>
      <text:p text:style-name="P230">Glib (Gnome lib) includes gtk_idle_add() to add a callback function when GTK main loop is idle long enough that its priority happens (priority=LEVEL parameter)</text:p>
      <text:p text:style-name="P230">also gtk_timeout_add() <text:s/>adds callback function when timeout happens, returning true resets the timeout/call while false removes the timeout/callback</text:p>
      <text:p text:style-name="P231">PyGObject may be better way to access Glib –<text:span text:style-name="T144"> see wiki.gnome.org/Projects/PyGObject/Threading</text:span></text:p>
      <text:p text:style-name="P231"/>
      <text:p text:style-name="P231">what about using QT framework? <text:s/>Should we explore that ? Nah, continue on ahead with GTK as known tool</text:p>
      <text:p text:style-name="P231"/>
      <text:p text:style-name="P232">Power fluxuation! <text:s/></text:p>
      <text:p text:style-name="P232">Yellow Lightning Bolt shows up in upper right of screen</text:p>
      <text:p text:style-name="P232">this means the Pi is Under Voltage</text:p>
      <text:p text:style-name="P232"/>
      <text:p text:style-name="P232">wtf – i’m running it on a 5v 10A supply!</text:p>
      <text:p text:style-name="P232">Ok so much of it is actually getting powered from the Pi’s regulated 5V (I think?)</text:p>
      <text:p text:style-name="P232">we have two boards that draw off the Pi’s power stack</text:p>
      <text:p text:style-name="P232">perhaps it is overloading the 3.3v side (regulated on Pi)</text:p>
      <text:p text:style-name="P232"/>
      <text:p text:style-name="P232">Ahh maybe its the 5v draw of the relay module, which is presently wired to the 5v tap on the proto-board</text:p>
      <text:p text:style-name="P232">switch it to the external 5v bus. – wire direct?</text:p>
      <text:p text:style-name="P232"/>
      <text:p text:style-name="P233">Drat… that didnt solve the problem.</text:p>
      <text:p text:style-name="P233">Still have Yellow Lightning Bolt… it goes off sometimes as I type. <text:s/>Weird</text:p>
      <text:p text:style-name="P233"/>
      <text:p text:style-name="P234">17July</text:p>
      <text:p text:style-name="P234"><text:s/>started network testing with pyNNG</text:p>
      <text:p text:style-name="P234">really need to build up classes and stop using global !!</text:p>
      <text:p text:style-name="P234"/>
      <text:p text:style-name="P235">created relayModuleOff.py <text:s/>which should be on boot as the board seems to come up with relays ON</text:p>
      <text:p text:style-name="P235"/>
      <text:p text:style-name="P236">ok… refactoring time.</text:p>
      <text:p text:style-name="P236">Moving <text:span text:style-name="T145">io data </text:span>stuff to modac package</text:p>
      <text:p text:style-name="P237">need to packge and install the waveshare stuff so it runs proper</text:p>
      <text:p text:style-name="P238">or make it part of modac</text:p>
      <text:p text:style-name="P238"/>
      <text:p text:style-name="P239">still having low power issues with pi.</text:p>
      <text:p text:style-name="P239">Reading Adafruit on the ‘powered’ hub, seems you need to open the hub, cut the 5v to usb line</text:p>
      <text:p text:style-name="P239">and then provide 5vdc in on the side plug – from the 5vdc main</text:p>
      <text:p text:style-name="P239">cut line, cut power plug and wired to bus</text:p>
      <text:p text:style-name="P239">STILL have power issue!</text:p>
      <text:p text:style-name="P240">Is it the waveshield board?</text:p>
      <text:p text:style-name="P241">Tracked down to (I think) an inadequately small wires in the USB-C from power bus to Pi.</text:p>
      <text:p text:style-name="P241">Replaced with CanaKit supplied pi 2.5a supply direct into pi and it works fine.</text:p>
      <text:p text:style-name="P241">Ordered some usb-c 3.1 power cables that we can hack into the power bus</text:p>
      <text:p text:style-name="P241"/>
      <text:p text:style-name="P242">Finished large refactoring into modac sub package w/waveshare as side piece</text:p>
      <text:p text:style-name="P242">took some twiddling but its better now with lots of cleanup to do</text:p>
      <text:p text:style-name="P242">modac_ioserver2 runs the nng network pub/sub – sorta. <text:s/>It seems to lose some messages but that may be error in the test code.</text:p>
      <text:p text:style-name="P242"/>
      <text:p text:style-name="P242">Need to build a Modac_Logger server that listens to the pub/sub channel and logs all traffic, esp allData messages</text:p>
      <text:p text:style-name="P242">Then build control channel in io-server</text:p>
      <text:p text:style-name="P242">and control channel tester routine, then GTK app listener/controller</text:p>
      <text:p text:style-name="P242"/>
      <text:p text:style-name="P243">21 July</text:p>
      <text:p text:style-name="P243">retired server2 as nng one process pub-sub via socket</text:p>
      <text:p text:style-name="P243">created netLogger and revised server to be a working pair of processes</text:p>
      <text:p text:style-name="P243">mods to moNetwork to clean it up</text:p>
      <text:p text:style-name="P243">test worked well, at least for a basic functional check</text:p>
      <text:p text:style-name="P243"/>
      <text:p text:style-name="P243">next need to work on how to get Subscription to work.</text:p>
      <text:p text:style-name="P243">Explore by going back to a single process?</text:p>
      <text:p text:style-name="P243">Perhaps explore using py-pubsub intraProcess pub/sub</text:p>
      <text:p text:style-name="P243">which might make it work ok with network version</text:p>
      <text:p text:style-name="P243">Docs say pub/sub works ok with netMQ or something, so maybe with nng or switch?</text:p>
      <text:p text:style-name="P243"/>
      <text:p text:style-name="P244">Ok got the pub/sub running with tester.</text:p>
      <text:p text:style-name="P244">TestSubscriber does the basic read and log… could convert easy to moLogger()</text:p>
      <text:p text:style-name="P343"/>
      <text:p text:style-name="P245"/>
      <text:p text:style-name="P246">24 July</text:p>
      <text:p text:style-name="P246">On to the Control side… how to send BinaryOutput on/off cmds from network clients?</text:p>
      <text:p text:style-name="P246">What type of nng would allow multiple senders with one listener port?</text:p>
      <text:p text:style-name="P246">And what security is on that port – recommending we add our own layer</text:p>
      <text:p text:style-name="P246">perhaps encrypt/decrypt message contentts</text:p>
      <text:p text:style-name="P246"/>
      <text:p text:style-name="P247">later we will rework moNetwork to use “modac.local” and mDNS to resolve that to ipAddress for modac server</text:p>
      <text:p text:style-name="P247">clients dont need fixed ip or name</text:p>
      <text:p text:style-name="P248">then will figure out how to run GTK and logger etc on Windoze</text:p>
      <text:p text:style-name="P249">or perhaps ZeroTier? <text:a xlink:type="simple" xlink:href="https://zerotier.com/" text:style-name="Internet_20_link" text:visited-style-name="Visited_20_Internet_20_Link">https://zerotier.com/</text:a></text:p>
      <text:p text:style-name="P249"/>
      <text:p text:style-name="P250">pub/sub nng Pair1 polyamorous=True seems to be the socket level</text:p>
      <text:p text:style-name="P250">our open calls would use that </text:p>
      <text:p text:style-name="P250">subscribe<text:span text:style-name="T146">()</text:span> call return<text:span text:style-name="T146">s</text:span> the subscriber as well as stuffnig it into array <text:span text:style-name="T146">so calling level can use that</text:span></text:p>
      <text:p text:style-name="P251">allows for multiple subscribers in process, but at present we only have one in a process</text:p>
      <text:p text:style-name="P251">could perhaps combine upper logic into one App for PC</text:p>
      <text:p text:style-name="P251"/>
      <text:p text:style-name="P252">setup startModac.sh to run the server as process</text:p>
      <text:p text:style-name="P252">add to .bashrc</text:p>
      <text:p text:style-name="P252"/>
      <text:p text:style-name="P252">alias startModac=/home/pi/MODAC_Dev/startModac.sh</text:p>
      <text:p text:style-name="P242"/>
      <text:p text:style-name="P252">so this becomes command line tool, easy to start via sh/ssh</text:p>
      <text:p text:style-name="P252"/>
      <text:p text:style-name="P253">Looked into Pair1 and it seems to be thing to use for the Server &lt;= cmds from &lt;= Client stuff</text:p>
      <text:p text:style-name="P253">Refined moNetwork to use startClient() startServer() as these will be different.</text:p>
      <text:p text:style-name="P253">Also clientReceive() and serverRecieve() are <text:s/>going to be different</text:p>
      <text:p text:style-name="P253">(not sure of spelling)</text:p>
      <text:p text:style-name="P253">dispatch should be basically the same once down to topic msg pair</text:p>
      <text:p text:style-name="P253">and this could be recusive … split a msg, decrypt data, extract new topic/data pair, dispatch</text:p>
      <text:p text:style-name="P253">no. <text:s/>thats a security hole – restricted topics and open topics should NOT run thru same Dispatch code</text:p>
      <text:p text:style-name="P254">other than first level dispatch of serverCmds (topic=’modac’), which would dispatch to the serverDecryptAndDispatch()</text:p>
      <text:p text:style-name="P254"/>
      <text:p text:style-name="P255">25 July</text:p>
      <text:p text:style-name="P255">Talked with Joe this week and got Leica Laser Distance sensor to integrate</text:p>
      <text:p text:style-name="P255">Phase 2 requires demonstrating on Kiln – revised SOW aims to bring explicitly in line with other 2 docs/versions</text:p>
      <text:p text:style-name="P255">Added back the AD16 – ADS1115 16bit a/d converter using i2c which caused some refactoring</text:p>
      <text:p text:style-name="P255">have not fully integrated it but it now works sending via server and receiving via client</text:p>
      <text:p text:style-name="P255"/>
      <text:p text:style-name="P255">Leica integration has not been started. Ian’s test code uses external process running “gatttool” cmd line tool to talk bluetooth with it. <text:s/>May do this or may use blueZ library more directly. <text:s/>Ian code may be faster to code but take a while to run each Update(). <text:s/>Not too worried about that now, <text:span text:style-name="T147">maybe P3 time</text:span></text:p>
      <text:p text:style-name="P255"/>
      <text:p text:style-name="P255">code to integrate AD16 was added while only part way into the Client Cmd refactoring</text:p>
      <text:p text:style-name="P255">I got it to work enough = had to refactor a few times and get the right stuff for key-Divider-body packaging</text:p>
      <text:p text:style-name="P255">especially with the modacEncrypt/Decrypt layer of encryption stuff. <text:s/>Not sure yet how best to add that.</text:p>
      <text:p text:style-name="P255">For now using the hexlify and unhexlify method, which doesnt really encrypt but simply converts to hex string</text:p>
      <text:p text:style-name="P255"/>
      <text:p text:style-name="P255">Next up in getting Cmd side working</text:p>
      <text:p text:style-name="P255">Need to refactor the moNetwork into moNetwork, moClient, moServer</text:p>
      <text:p text:style-name="P255">with Network holding the common stuff and Client/Server providing their separate functions</text:p>
      <text:p text:style-name="P255">in particular the ServerRecieve/Dispatch needs to import moHardware and BinaryOutput</text:p>
      <text:p text:style-name="P255"/>
      <text:p text:style-name="P255">Talked with Joe about adding PWM i2c board for servo and better analog out (incl adding support for D/A of the AD hat)</text:p>
      <text:p text:style-name="P255">those will both be POST-Proof of Concept phase</text:p>
      <text:p text:style-name="P255"/>
      <text:p text:style-name="P256">Noting that Visual Studio Code is available for Raspberry Pi, according to several web sites etc</text:p>
      <text:p text:style-name="P256">not sure how easy it is to get running but that would be VERY preferrable to Thony as we get into more elaborate/advanced development. <text:s/>Refactoring is becoming harder and harder.</text:p>
      <text:p text:style-name="P257"><text:a xlink:type="simple" xlink:href="https://pimylifeup.com/raspberry-pi-visual-studio-code/" text:style-name="Internet_20_link" text:visited-style-name="Visited_20_Internet_20_Link">https://pimylifeup.com/raspberry-pi-visual-studio-code/</text:a></text:p>
      <text:p text:style-name="P257"><text:a xlink:type="simple" xlink:href="https://visualgdb.com/tutorials/raspberry/" text:style-name="Internet_20_link" text:visited-style-name="Visited_20_Internet_20_Link">https://visualgdb.com/tutorials/raspberry/</text:a></text:p>
      <text:p text:style-name="P257"><text:a xlink:type="simple" xlink:href="https://github.com/Microsoft/vscode" text:style-name="Internet_20_link" text:visited-style-name="Visited_20_Internet_20_Link">https://github.com/Microsoft/vscode</text:a> </text:p>
      <text:p text:style-name="P257"><text:a xlink:type="simple" xlink:href="https://github.com/headmelted/codebuilds" text:style-name="Internet_20_link" text:visited-style-name="Visited_20_Internet_20_Link">https://github.com/headmelted/codebuilds</text:a></text:p>
      <text:p text:style-name="P258">works but need to downgrade version to avoid blank box window, per comments in that first article</text:p>
      <text:p text:style-name="P346"><text:span text:style-name="Source_20_Text"><text:span text:style-name="T149">sudo apt-get install code-oss=1.29.0-1539702286</text:span></text:span></text:p>
      <text:p text:style-name="P347"><text:span text:style-name="Source_20_Text"><text:span text:style-name="T24">sudo apt-mark hold code-oss</text:span></text:span></text:p>
      <text:p text:style-name="Standard"><text:span text:style-name="T150">july 27</text:span><text:line-break/><text:span text:style-name="T148">Now trying refactoring</text:span></text:p>
      <text:p text:style-name="Standard">well its slow and cant figure how to simply run py code, so back to Thony</text:p>
      <text:p text:style-name="P322">Client/server seem to be working with new moNetwork/moClient/moServer </text:p>
      <text:p text:style-name="P322">testClientSender turns binaryOut on/off on 2sec</text:p>
      <text:p text:style-name="P322">but it seems to have issues starting. <text:s/></text:p>
      <text:p text:style-name="P322"/>
      <text:p text:style-name="P322">But works enough for now.</text:p>
      <text:p text:style-name="P322">On to Leica Disto D1 laser distance sensor</text:p>
      <text:p text:style-name="P323">Ian code uses gatttool and pexpect to get data via other process/pipe</text:p>
      <text:p text:style-name="P323">also includes a temp sensor we arent using so skip that</text:p>
      <text:p text:style-name="P323">hcitool gives address of Leica as <text:s/></text:p>
      <text:p text:style-name="P323"><text:s text:c="2"/>D3:9D:70:68:8B:F2 DISTO 84312758</text:p>
      <text:p text:style-name="P323"/>
      <text:p text:style-name="P324">ok readLeica works IF you turn on device first.</text:p>
      <text:p text:style-name="P324">Next integrate that into system moHardware, etc</text:p>
      <text:p text:style-name="P325">note pyGatt is a python alterantive to using pexpect</text:p>
      <text:p text:style-name="P325"><text:s text:c="3"/><text:a xlink:type="simple" xlink:href="https://pypi.org/project/pygatt/" text:style-name="Internet_20_link" text:visited-style-name="Visited_20_Internet_20_Link">https://pypi.org/project/pygatt/</text:a></text:p>
      <text:p text:style-name="P325"/>
      <text:p text:style-name="P326">This page gives juicy details on the Generic Attribute Profile of BLE</text:p>
      <text:p text:style-name="P326"><text:s text:c="4"/><text:a xlink:type="simple" xlink:href="http://dev.ti.com/tirex/content/simplelink_cc2640r2_sdk_1_40_00_45/docs/blestack/ble_user_guide/html/ble-stack-3.x/gatt.html" text:style-name="Internet_20_link" text:visited-style-name="Visited_20_Internet_20_Link">http://dev.ti.com/tirex/content/simplelink_cc2640r2_sdk_1_40_00_45/docs/blestack/ble_user_guide/html/ble-stack-3.x/gatt.html</text:a></text:p>
      <text:p text:style-name="P326">Adafruit also has a decent <text:span text:style-name="T151">but too slim </text:span>intro:</text:p>
      <text:p text:style-name="P326"><text:s text:c="4"/>https://learn.adafruit.com/introduction-to-bluetooth-low-energy/gatt</text:p>
      <text:p text:style-name="P327">Here is the official description page for GATT characteristics</text:p>
      <text:p text:style-name="P327"><text:s text:c="4"/><text:a xlink:type="simple" xlink:href="https://www.bluetooth.com/specifications/gatt/characteristics/" text:style-name="Internet_20_link" text:visited-style-name="Visited_20_Internet_20_Link">https://www.bluetooth.com/specifications/gatt/characteristics/</text:a></text:p>
      <text:p text:style-name="P327"/>
      <text:p text:style-name="P328">and the pexpect version works!!</text:p>
      <text:p text:style-name="P344">will need to clean up logging and print statements soon but looks good for moving on to GUI!!!</text:p>
      <text:p text:style-name="P329">Aug 1 2019</text:p>
      <text:p text:style-name="P329">Gui system works!</text:p>
      <text:p text:style-name="P329">Some oddities, like latency from click to feedback (cmd send, rcv, data send, receive) and Leica power down</text:p>
      <text:p text:style-name="P329">Used gattool for leica as it was proven method, but maybe not.</text:p>
      <text:p text:style-name="P329">Needs extended testing there</text:p>
      <text:p text:style-name="P329"/>
      <text:p text:style-name="P329">GUI – using GTK + Glade + code built &amp; code backed with the moData moNetwork seems to work well</text:p>
      <text:p text:style-name="P329">not a lot of good info on how to build reusable ones but now that I’ve got a shell, we can make more apps easier</text:p>
      <text:p text:style-name="P329">and experiment with GUI designs with out major changes underneath</text:p>
      <text:p text:style-name="P329"/>
      <text:p text:style-name="P329">Build a Panel with Python + Glade, </text:p>
      <text:p text:style-name="P329">Unit Test Panel with single loader Main App</text:p>
      <text:p text:style-name="P329">Common GUI tool loads panels into multi-page NoteBook container</text:p>
      <text:p text:style-name="P329"/>
      <text:p text:style-name="P330">Aug 3</text:p>
      <text:p text:style-name="P330">show and tell with Joe went well on friday 2Aug</text:p>
      <text:p text:style-name="P330">modac turned kiln on/off from gui</text:p>
      <text:p text:style-name="P330">relay 6 jitters in sync with read/send – turns out I misread all the gpio=pin-piEZ pins and need to move relays 6 and 7</text:p>
      <text:p text:style-name="P330">because current pns are used by A/D D/A board for Chip Select!!</text:p>
      <text:p text:style-name="P330">(gpio 8, 7, pin 24, 26) move to gpio 23, 2<text:span text:style-name="T152">5 </text:span>(pins 16, <text:span text:style-name="T152">22</text:span>)</text:p>
      <text:p text:style-name="P331">so where are those on the <text:s/>EZ connect? <text:s/><text:span text:style-name="T153">Inside. <text:s/>Need longer wires</text:span></text:p>
      <text:p text:style-name="P330">see Modac config MODAC_GPIO2.ods</text:p>
      <text:p text:style-name="P330"/>
      <text:p text:style-name="P332">Aug 7</text:p>
      <text:p text:style-name="P332">whole lotta work done… see paper notebook and git log</text:p>
      <text:p text:style-name="P332"/>
      <text:p text:style-name="P332">almost all working now.</text:p>
      <text:p text:style-name="P332">Last step for P2 is to build up a PID scheduler</text:p>
      <text:p text:style-name="P332">found two very nice ones on github for rPi and they both seem to use same base code</text:p>
      <text:p text:style-name="P332"><text:s text:c="3"/><text:a xlink:type="simple" xlink:href="https://github.com/apollo-ng/picoReflow" text:style-name="Internet_20_link" text:visited-style-name="Visited_20_Internet_20_Link">https://github.com/apollo-ng/picoReflow</text:a></text:p>
      <text:p text:style-name="P332"><text:s text:c="3"/><text:a xlink:type="simple" xlink:href="https://github.com/jbruce12000/kiln-controller" text:style-name="Internet_20_link" text:visited-style-name="Visited_20_Internet_20_Link">https://github.com/jbruce12000/kiln-controller</text:a></text:p>
      <text:p text:style-name="P332"/>
      <text:p text:style-name="P332">both are pretty simple oven/ovenWatcher/webserver </text:p>
      <text:p text:style-name="P332">oven – runs hardware, uses Profile ([time,temp], [t,v] …]) for schedule, on demand gives ovenStatus</text:p>
      <text:p text:style-name="P332">ovenWatcher – periodically gets oven status and sends to all registered watchers as json data</text:p>
      <text:p text:style-name="P333">webserver – registers web clients to get updates</text:p>
      <text:p text:style-name="P333">somewhere there is graphing and editing of the profiles</text:p>
      <text:p text:style-name="P334"/>
      <text:p text:style-name="P335">Use oven as template for our own Kiln</text:p>
      <text:list xml:id="list324520118" text:style-name="L23">
        <text:list-item>
          <text:p text:style-name="P452">lives in server, publishes kilnStatus messages, Pair1 receives KilnCmds</text:p>
        </text:list-item>
        <text:list-item>
          <text:p text:style-name="P453">defines K types and Relays for thermo and heaters</text:p>
        </text:list-item>
        <text:list-item>
          <text:p text:style-name="P453">reads a Schedule <text:span text:style-name="T154">(profile)</text:span></text:p>
        </text:list-item>
        <text:list-item>
          <text:p text:style-name="P452">async loop <text:span text:style-name="T155">at KilnRate to compute PID and set Heaters, etc</text:span></text:p>
        </text:list-item>
        <text:list-item>
          <text:p text:style-name="P454">comment for where it might use Distance, etc</text:p>
        </text:list-item>
        <text:list-item>
          <text:p text:style-name="P455">has Safety shutdown – if kilnTemps over threshold, shutdown and Alarm</text:p>
        </text:list-item>
      </text:list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Helvetica" svg:font-family="Helvetica"/>
    <style:font-face style:name="Monaco1" svg:font-family="Monaco, Consolas, 'Andale Mono', 'DejaVu Sans Mono', monospace"/>
    <style:font-face style:name="Roboto" svg:font-family="Roboto, Arial, Helvetica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monospace" svg:font-family="monospace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8:58:52.381802857</meta:creation-date>
    <meta:editing-duration>P1DT19H16M44S</meta:editing-duration>
    <meta:editing-cycles>75</meta:editing-cycles>
    <meta:generator>LibreOffice/6.0.4.2$MacOSX_X86_64 LibreOffice_project/9b0d9b32d5dcda91d2f1a96dc04c645c450872bf</meta:generator>
    <dc:date>2019-08-13T23:32:21.545719000</dc:date>
    <dc:creator>Jerry Isdale</dc:creator>
    <meta:document-statistic meta:table-count="0" meta:image-count="0" meta:object-count="0" meta:page-count="1" meta:paragraph-count="961" meta:word-count="7511" meta:character-count="48161" meta:non-whitespace-character-count="41438"/>
  </office:meta>
</office:document-meta>
</file>